
<file path=META-INF/manifest.xml><?xml version="1.0" encoding="utf-8"?>
<manifest:manifest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presentation="urn:oasis:names:tc:opendocument:xmlns:presentation:1.0" xmlns:svg="urn:oasis:names:tc:opendocument:xmlns:svg-compatible:1.0" xmlns:table="urn:oasis:names:tc:opendocument:xmlns:table:1.0" xmlns:manifest="urn:oasis:names:tc:opendocument:xmlns:manifest:1.0" xmlns:chart="urn:oasis:names:tc:opendocument:xmlns:chart:1.0">
  <manifest:file-entry manifest:full-path="/" manifest:media-type="application/vnd.oasis.opendocument.presentatio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presentation="urn:oasis:names:tc:opendocument:xmlns:presentation:1.0" xmlns:svg="urn:oasis:names:tc:opendocument:xmlns:svg-compatible:1.0" xmlns:table="urn:oasis:names:tc:opendocument:xmlns:table:1.0" xmlns:manifest="urn:oasis:names:tc:opendocument:xmlns:manifest:1.0" xmlns:chart="urn:oasis:names:tc:opendocument:xmlns:chart:1.0" office:version="1.2">
  <office:automatic-styles>
    <style:style style:name="dpNormal" style:family="drawing-page" style:display-name="dpNormal">
      <style:drawing-page-properties draw:fill="solid" draw:fill-color="#1A1A1A" presentation:background-objects-visible="true"/>
    </style:style>
    <style:style style:name="dpLab" style:family="drawing-page" style:display-name="dpLab">
      <style:drawing-page-properties draw:fill="solid" draw:fill-color="#2A0000" presentation:background-objects-visible="true"/>
    </style:style>
    <style:style style:name="dpCode" style:family="drawing-page" style:display-name="dpCode">
      <style:drawing-page-properties draw:fill="solid" draw:fill-color="#2D2D2D" presentation:background-objects-visible="true"/>
    </style:style>
    <style:style style:name="tsH1" style:family="text" style:display-name="tsH1">
      <style:text-properties fo:color="#EE0000" fo:font-size="36pt" fo:font-family="Liberation Sans" fo:font-weight="bold"/>
    </style:style>
    <style:style style:name="tsH1Lab" style:family="text" style:display-name="tsH1Lab">
      <style:text-properties fo:color="#CC0000" fo:font-size="28pt" fo:font-family="Liberation Sans" fo:font-weight="bold"/>
    </style:style>
    <style:style style:name="tsSub" style:family="text" style:display-name="tsSub">
      <style:text-properties fo:color="#888888" fo:font-size="22pt" fo:font-family="Liberation Sans" fo:font-style="italic"/>
    </style:style>
    <style:style style:name="tsBullet" style:family="text" style:display-name="tsBullet">
      <style:text-properties fo:color="#F0F0F0" fo:font-size="18pt" fo:font-family="Liberation Sans"/>
    </style:style>
    <style:style style:name="tsObj" style:family="text" style:display-name="tsObj">
      <style:text-properties fo:color="#F0F0F0" fo:font-size="20pt" fo:font-family="Liberation Sans"/>
    </style:style>
    <style:style style:name="tsDiag" style:family="text" style:display-name="tsDiag">
      <style:text-properties fo:color="#F0F0F0" fo:font-size="11pt" fo:font-family="DejaVu Sans Mono"/>
    </style:style>
    <style:style style:name="tsSmall" style:family="text" style:display-name="tsSmall">
      <style:text-properties fo:color="#888888" fo:font-size="14pt" fo:font-family="Liberation Sans"/>
    </style:style>
    <style:style style:name="tsLabStep" style:family="text" style:display-name="tsLabStep">
      <style:text-properties fo:color="#F0F0F0" fo:font-size="17pt" fo:font-family="Liberation Sans"/>
    </style:style>
    <style:style style:name="psTitle" style:family="paragraph" style:display-name="psTitle">
      <style:paragraph-properties fo:margin-top="0.3cm" fo:margin-left="0cm"/>
    </style:style>
    <style:style style:name="psSub" style:family="paragraph" style:display-name="psSub">
      <style:paragraph-properties fo:margin-top="0.4cm" fo:margin-left="0cm"/>
    </style:style>
    <style:style style:name="psBullet" style:family="paragraph" style:display-name="psBullet">
      <style:paragraph-properties fo:margin-top="0.12cm" fo:margin-left="0.4cm"/>
    </style:style>
    <style:style style:name="psObj" style:family="paragraph" style:display-name="psObj">
      <style:paragraph-properties fo:margin-top="0.2cm" fo:margin-left="0cm"/>
    </style:style>
    <style:style style:name="psCode" style:family="paragraph" style:display-name="psCode">
      <style:paragraph-properties fo:margin-top="0cm" fo:margin-left="0.1cm" fo:line-height="110%"/>
    </style:style>
    <style:style style:name="psSmall" style:family="paragraph" style:display-name="psSmall">
      <style:paragraph-properties fo:margin-top="0.15cm" fo:margin-left="0cm"/>
    </style:style>
    <style:style style:name="gsFrame" style:family="graphic" style:display-name="gsFrame">
      <style:graphic-properties draw:fill="none" draw:stroke="none" fo:padding-left="0.3cm" fo:padding-right="0.3cm" fo:padding-top="0.2cm" fo:padding-bottom="0.2cm"/>
    </style:style>
    <style:style style:name="gsCode" style:family="graphic" style:display-name="gsCode">
      <style:graphic-properties draw:fill="solid" draw:stroke="none" fo:padding-left="0.5cm" fo:padding-right="0.5cm" fo:padding-top="0.4cm" fo:padding-bottom="0.4cm" draw:fill-color="#2D2D2D" fo:overflow-behavior="clip" draw:auto-grow-height="false" draw:auto-grow-width="false" style:wrap="none"/>
    </style:style>
    <style:style style:name="gsBanner" style:family="graphic" style:display-name="gsBanner">
      <style:graphic-properties draw:fill="solid" draw:stroke="none" fo:padding-left="0.6cm" fo:padding-right="0.6cm" fo:padding-top="0.3cm" fo:padding-bottom="0.3cm" draw:fill-color="#CC0000"/>
    </style:style>
    <style:style style:name="tcsHeader" style:family="table-cell" style:display-name="tcsHeader">
      <style:table-cell-properties fo:background-color="#CC0000" fo:border="0.05cm solid #CC0000" fo:padding="0.18cm"/>
    </style:style>
    <style:style style:name="tcsRowA" style:family="table-cell" style:display-name="tcsRowA">
      <style:table-cell-properties fo:background-color="#252525" fo:border="0.05cm solid #444444" fo:padding="0.18cm"/>
    </style:style>
    <style:style style:name="tcsRowB" style:family="table-cell" style:display-name="tcsRowB">
      <style:table-cell-properties fo:background-color="#1E1E1E" fo:border="0.05cm solid #444444" fo:padding="0.18cm"/>
    </style:style>
    <style:style style:name="tsTh" style:family="text" style:display-name="tsTh">
      <style:text-properties fo:color="#F0F0F0" fo:font-size="17pt" fo:font-family="Liberation Sans" fo:font-weight="bold"/>
    </style:style>
    <style:style style:name="tsTd" style:family="text" style:display-name="tsTd">
      <style:text-properties fo:color="#F0F0F0" fo:font-size="16pt" fo:font-family="Liberation Sans"/>
    </style:style>
    <style:style style:name="psCell" style:family="paragraph" style:display-name="psCell">
      <style:paragraph-properties fo:margin-top="0.05cm" fo:margin-left="0cm"/>
    </style:style>
    <style:style style:name="tsCodeDyn_11_A8FF60_DejaVuSansMono" style:family="text" style:display-name="tsCodeDyn_11_A8FF60_DejaVuSansMono">
      <style:text-properties fo:color="#A8FF60" fo:font-size="11pt" fo:font-family="DejaVu Sans Mono"/>
    </style:style>
  </office:automatic-styles>
  <office:body>
    <office:presentation>
      <draw:page draw:style-name="dpNormal" draw:master-page-name="RHELDark">
        <draw:frame draw:style-name="gsFrame" svg:x="1.5cm" svg:y="4.5cm" svg:width="30.87cm" svg:height="5cm">
          <draw:text-box>
            <text:p text:style-name="psTitle"><text:span text:style-name="tsH1">Module 02 — nftables Fundamentals</text:span></text:p>
            <text:p text:style-name="psSub"><text:span text:style-name="tsSub">Firewalld: Zero to Expert on RHEL 10</text:span></text:p>
          </draw:text-box>
        </draw:frame>
        <draw:frame draw:style-name="gsFrame" svg:x="1.5cm" svg:y="17.5cm" svg:width="30.87cm" svg:height="1cm">
          <draw:text-box>
            <text:p text:style-name="psSmall"><text:span text:style-name="tsSmall">Red Hat Enterprise Linux 10  |  Instructor Edition</text:span></text:p>
          </draw:text-box>
        </draw:frame>
        <presentation:notes>
          <draw:frame draw:style-name="gsFrame" svg:x="2cm" svg:y="14cm" svg:width="29cm" svg:height="10cm" presentation:class="notes">
            <draw:text-box>
              <text:p text:style-name="psCode"><text:span text:style-name="tsDiag">Understand nftables from first principles — tables, chains, rules, sets, and maps. Write raw nftables rules with the `nft` CLI, then see exactly how firewalld translates its configuration into the same nftables constructs. This knowledge is the foundation for advanced troubleshooting and confident firewall management on RHEL 10.</text:span></text:p>
            </draw:text-box>
          </draw:frame>
        </presentation:notes>
      </draw:page>
      <draw:page draw:style-name="dpNormal" draw:master-page-name="RHELDark">
        <draw:frame draw:style-name="gsFrame" svg:x="1.5cm" svg:y="0.6cm" svg:width="30.87cm" svg:height="2cm">
          <draw:text-box>
            <text:p text:style-name="psTitle"><text:span text:style-name="tsH1">Learning Objectives</text:span></text:p>
          </draw:text-box>
        </draw:frame>
        <draw:frame draw:style-name="gsFrame" svg:x="1.5cm" svg:y="3cm" svg:width="30.87cm" svg:height="15.5cm">
          <draw:text-box>
            <text:p text:style-name="psObj"><text:span text:style-name="tsObj">▸  Understand nftables from first principles — tables, chains, rules, sets, and maps.</text:span></text:p>
            <text:p text:style-name="psObj"><text:span text:style-name="tsObj">▸  Write raw nftables rules with the `nft` CLI, then see exactly how firewalld translates its configuration into the same nftables constructs.</text:span></text:p>
            <text:p text:style-name="psObj"><text:span text:style-name="tsObj">▸  This knowledge is the foundation for advanced troubleshooting and confident firewall management on RHEL 10.</text:span></text:p>
          </draw:text-box>
        </draw:frame>
        <presentation:notes>
          <draw:frame draw:style-name="gsFrame" svg:x="2cm" svg:y="14cm" svg:width="29cm" svg:height="10cm" presentation:class="notes">
            <draw:text-box>
              <text:p text:style-name="psCode"><text:span text:style-name="tsDiag">Understand nftables from first principles — tables, chains, rules, sets, and maps. Write raw nftables rules with the `nft` CLI, then see exactly how firewalld translates its configuration into the same nftables constructs. This knowledge is the foundation for advanced troubleshooting and confident firewall management on RHEL 10.</text:span></text:p>
            </draw:text-box>
          </draw:frame>
        </presentation:notes>
      </draw:page>
      <draw:page draw:style-name="dpNormal" draw:master-page-name="RHELDark">
        <draw:frame draw:style-name="gsFrame" svg:x="1cm" svg:y="0.4cm" svg:width="31.87cm" svg:height="2.2cm">
          <draw:text-box>
            <text:p text:style-name="psTitle"><text:span text:style-name="tsH1">1. Why You Need to Understand nftables</text:span></text:p>
          </draw:text-box>
        </draw:frame>
        <draw:frame draw:style-name="gsFrame" svg:x="1cm" svg:y="2.9cm" svg:width="31.87cm" svg:height="15.5cm">
          <draw:text-box>
            <text:p text:style-name="psBullet"><text:span text:style-name="tsBullet">You could use firewalld entirely through firewall-cmd without ever touching nft. Many administrators do. But there are critical situations where deeper knowledge is essential:</text:span></text:p>
            <text:p text:style-name="psBullet"><text:span text:style-name="tsBullet">Troubleshooting: When a packet is being dropped and you can't figure out why, inspecting nft list ruleset tells you exactly which rule is matching — with packet counters. firewall-cmd --list-all shows your intent; nftables shows reality.</text:span></text:p>
            <text:p text:style-name="psBullet"><text:span text:style-name="tsBullet">Understanding priorities: firewalld generates rules with specific chain priorities and ordering. Rich rules, zone rules, and policy rules all interact. Without understanding chain priority numbers, you can't reason about which rule wins a conflict.</text:span></text:p>
            <text:p text:style-name="psBullet"><text:span text:style-name="tsBullet">Container integration: When Podman registers NAT rules, those rules appear in nftables. Knowing how to read them is essential for understanding what's actually happening to container traffic.</text:span></text:p>
            <text:p text:style-name="psBullet"><text:span text:style-name="tsBullet">Performance tuning: Flowtables, sets, and maps in nftables offer significant performance improvements. You need to understand the primitives to use them.</text:span></text:p>
            <text:p text:style-name="psBullet"><text:span text:style-name="tsBullet">Direct rules: Module 12 covers writing nftables rules alongside firewalld. This module is the prerequisite.</text:span></text:p>
          </draw:text-box>
        </draw:frame>
        <presentation:notes>
          <draw:frame draw:style-name="gsFrame" svg:x="2cm" svg:y="14cm" svg:width="29cm" svg:height="10cm" presentation:class="notes">
            <draw:text-box>
              <text:p text:style-name="psCode"><text:span text:style-name="tsDiag">You could use firewalld entirely through `firewall-cmd` without ever touching</text:span></text:p>
              <text:p text:style-name="psCode"><text:span text:style-name="tsDiag">`nft`. Many administrators do. But there are critical situations where deeper</text:span></text:p>
              <text:p text:style-name="psCode"><text:span text:style-name="tsDiag">knowledge is essential:</text:span></text:p>
              <text:p text:style-name="psCode"><text:span text:style-name="tsDiag"> </text:span></text:p>
              <text:p text:style-name="psCode"><text:span text:style-name="tsDiag">**Troubleshooting:** When a packet is being dropped and you can't figure out why,</text:span></text:p>
              <text:p text:style-name="psCode"><text:span text:style-name="tsDiag">inspecting `nft list ruleset` tells you exactly which rule is matching — with</text:span></text:p>
              <text:p text:style-name="psCode"><text:span text:style-name="tsDiag">packet counters. `firewall-cmd --list-all` shows your *intent*; nftables shows</text:span></text:p>
              <text:p text:style-name="psCode"><text:span text:style-name="tsDiag">*reality*.</text:span></text:p>
              <text:p text:style-name="psCode"><text:span text:style-name="tsDiag"> </text:span></text:p>
              <text:p text:style-name="psCode"><text:span text:style-name="tsDiag">**Understanding priorities:** firewalld generates rules with specific chain</text:span></text:p>
              <text:p text:style-name="psCode"><text:span text:style-name="tsDiag">priorities and ordering. Rich rules, zone rules, and policy rules all interact.</text:span></text:p>
              <text:p text:style-name="psCode"><text:span text:style-name="tsDiag">Without understanding chain priority numbers, you can't reason about which rule</text:span></text:p>
              <text:p text:style-name="psCode"><text:span text:style-name="tsDiag">wins a conflict.</text:span></text:p>
              <text:p text:style-name="psCode"><text:span text:style-name="tsDiag"> </text:span></text:p>
              <text:p text:style-name="psCode"><text:span text:style-name="tsDiag">**Container integration:** When Podman registers NAT rules, those rules appear</text:span></text:p>
              <text:p text:style-name="psCode"><text:span text:style-name="tsDiag">in nftables. Knowing how to read them is essential for understanding what's</text:span></text:p>
              <text:p text:style-name="psCode"><text:span text:style-name="tsDiag">actually happening to container traffic.</text:span></text:p>
              <text:p text:style-name="psCode"><text:span text:style-name="tsDiag"> </text:span></text:p>
              <text:p text:style-name="psCode"><text:span text:style-name="tsDiag">**Performance tuning:** Flowtables, sets, and maps in nftables offer significant</text:span></text:p>
              <text:p text:style-name="psCode"><text:span text:style-name="tsDiag">performance improvements. You need to understand the primitives to use them.</text:span></text:p>
              <text:p text:style-name="psCode"><text:span text:style-name="tsDiag"> </text:span></text:p>
              <text:p text:style-name="psCode"><text:span text:style-name="tsDiag">**Direct rules:** Module 12 covers writing nftables rules alongside firewalld.</text:span></text:p>
              <text:p text:style-name="psCode"><text:span text:style-name="tsDiag">This module is the prerequisite.</text:span></text:p>
              <text:p text:style-name="psCode"><text:span text:style-name="tsDiag"> </text:span></text:p>
              <text:p text:style-name="psCode"><text:span text:style-name="tsDiag">---</text:span></text:p>
            </draw:text-box>
          </draw:frame>
        </presentation:notes>
      </draw:page>
      <draw:page draw:style-name="dpNormal" draw:master-page-name="RHELDark">
        <draw:frame draw:style-name="gsFrame" svg:x="1cm" svg:y="0.4cm" svg:width="31.87cm" svg:height="2.2cm">
          <draw:text-box>
            <text:p text:style-name="psTitle"><text:span text:style-name="tsH1">2. nftables Core Concepts</text:span></text:p>
          </draw:text-box>
        </draw:frame>
        <draw:frame draw:style-name="gsFrame" svg:x="1cm" svg:y="2.9cm" svg:width="31.87cm" svg:height="15.5cm">
          <draw:text-box>
            <text:p text:style-name="psBullet"><text:span text:style-name="tsBullet">nftables is built on four core abstractions:</text:span></text:p>
            <text:p text:style-name="psBullet"><text:span text:style-name="tsBullet">◆ Tables</text:span></text:p>
            <text:p text:style-name="psBullet"><text:span text:style-name="tsBullet">◆ Chains</text:span></text:p>
            <text:p text:style-name="psBullet"><text:span text:style-name="tsBullet">◆ Rules</text:span></text:p>
            <text:p text:style-name="psBullet"><text:span text:style-name="tsBullet">◆ Expressions → Match → Action</text:span></text:p>
            <text:p text:style-name="psBullet"><text:span text:style-name="tsBullet">Additionally:</text:span></text:p>
            <text:p text:style-name="psBullet"><text:span text:style-name="tsBullet">• Sets — collections of IP addresses, ports, or other values for efficient matching</text:span></text:p>
            <text:p text:style-name="psBullet"><text:span text:style-name="tsBullet">• Maps — key-value structures for routing decisions</text:span></text:p>
          </draw:text-box>
        </draw:frame>
        <presentation:notes>
          <draw:frame draw:style-name="gsFrame" svg:x="2cm" svg:y="14cm" svg:width="29cm" svg:height="10cm" presentation:class="notes">
            <draw:text-box>
              <text:p text:style-name="psCode"><text:span text:style-name="tsDiag">• Flowtables — hardware/software acceleration for forwarding</text:span></text:p>
              <text:p text:style-name="psCode"><text:span text:style-name="tsDiag">These are defined in a ruleset — the complete set of all tables, chains, rules, sets, and maps currently loaded in the kernel.</text:span></text:p>
              <text:p text:style-name="psCode"><text:span text:style-name="tsDiag"> </text:span></text:p>
              <text:p text:style-name="psCode"><text:span text:style-name="tsDiag">nftables is built on four core abstractions:</text:span></text:p>
              <text:p text:style-name="psCode"><text:span text:style-name="tsDiag"> </text:span></text:p>
              <text:p text:style-name="psCode"><text:span text:style-name="tsDiag">Tables</text:span></text:p>
              <text:p text:style-name="psCode"><text:span text:style-name="tsDiag">  └── Chains</text:span></text:p>
              <text:p text:style-name="psCode"><text:span text:style-name="tsDiag">        └── Rules</text:span></text:p>
              <text:p text:style-name="psCode"><text:span text:style-name="tsDiag">              └── Expressions → Match → Action</text:span></text:p>
              <text:p text:style-name="psCode"><text:span text:style-name="tsDiag"> </text:span></text:p>
              <text:p text:style-name="psCode"><text:span text:style-name="tsDiag">Additionally:</text:span></text:p>
              <text:p text:style-name="psCode"><text:span text:style-name="tsDiag">- **Sets** — collections of IP addresses, ports, or other values for efficient matching</text:span></text:p>
              <text:p text:style-name="psCode"><text:span text:style-name="tsDiag">- **Maps** — key-value structures for routing decisions</text:span></text:p>
              <text:p text:style-name="psCode"><text:span text:style-name="tsDiag">- **Flowtables** — hardware/software acceleration for forwarding</text:span></text:p>
              <text:p text:style-name="psCode"><text:span text:style-name="tsDiag"> </text:span></text:p>
              <text:p text:style-name="psCode"><text:span text:style-name="tsDiag">These are defined in a **ruleset** — the complete set of all tables, chains,</text:span></text:p>
              <text:p text:style-name="psCode"><text:span text:style-name="tsDiag">rules, sets, and maps currently loaded in the kernel.</text:span></text:p>
              <text:p text:style-name="psCode"><text:span text:style-name="tsDiag"> </text:span></text:p>
              <text:p text:style-name="psCode"><text:span text:style-name="tsDiag">---</text:span></text:p>
            </draw:text-box>
          </draw:frame>
        </presentation:notes>
      </draw:page>
      <draw:page draw:style-name="dpNormal" draw:master-page-name="RHELDark">
        <draw:frame draw:style-name="gsFrame" svg:x="1cm" svg:y="0.4cm" svg:width="31.87cm" svg:height="2.2cm">
          <draw:text-box>
            <text:p text:style-name="psTitle"><text:span text:style-name="tsH1">3. Tables</text:span></text:p>
          </draw:text-box>
        </draw:frame>
        <draw:frame draw:style-name="gsFrame" svg:x="1cm" svg:y="2.9cm" svg:width="31.87cm" svg:height="15.5cm">
          <draw:text-box>
            <text:p text:style-name="psBullet"><text:span text:style-name="tsBullet">A table is a top-level container that groups related chains. Every table has:</text:span></text:p>
            <text:p text:style-name="psBullet"><text:span text:style-name="tsBullet">→ A family — which protocol layer it applies to</text:span></text:p>
            <text:p text:style-name="psBullet"><text:span text:style-name="tsBullet">→ A name — arbitrary, chosen by the creator</text:span></text:p>
            <text:p text:style-name="psBullet"><text:span text:style-name="tsBullet">◆ Table families</text:span></text:p>
            <text:p text:style-name="psBullet"><text:span text:style-name="tsBullet">firewalld uses the inet family almost exclusively, which means a single set of rules handles both IPv4 and IPv6.</text:span></text:p>
            <text:p text:style-name="psBullet"><text:span text:style-name="tsBullet">◆ Creating and deleting tables</text:span></text:p>
          </draw:text-box>
        </draw:frame>
        <presentation:notes>
          <draw:frame draw:style-name="gsFrame" svg:x="2cm" svg:y="14cm" svg:width="29cm" svg:height="10cm" presentation:class="notes">
            <draw:text-box>
              <text:p text:style-name="psCode"><text:span text:style-name="tsDiag">A **table** is a top-level container that groups related chains. Every table</text:span></text:p>
              <text:p text:style-name="psCode"><text:span text:style-name="tsDiag">has:</text:span></text:p>
              <text:p text:style-name="psCode"><text:span text:style-name="tsDiag"> </text:span></text:p>
              <text:p text:style-name="psCode"><text:span text:style-name="tsDiag">1. A **family** — which protocol layer it applies to</text:span></text:p>
              <text:p text:style-name="psCode"><text:span text:style-name="tsDiag">2. A **name** — arbitrary, chosen by the creator</text:span></text:p>
              <text:p text:style-name="psCode"><text:span text:style-name="tsDiag"> </text:span></text:p>
              <text:p text:style-name="psCode"><text:span text:style-name="tsDiag">### Table families</text:span></text:p>
              <text:p text:style-name="psCode"><text:span text:style-name="tsDiag"> </text:span></text:p>
              <text:p text:style-name="psCode"><text:span text:style-name="tsDiag">| Family | Applies to |</text:span></text:p>
              <text:p text:style-name="psCode"><text:span text:style-name="tsDiag">|--------|-----------|</text:span></text:p>
              <text:p text:style-name="psCode"><text:span text:style-name="tsDiag">| `ip` | IPv4 packets only |</text:span></text:p>
              <text:p text:style-name="psCode"><text:span text:style-name="tsDiag">| `ip6` | IPv6 packets only |</text:span></text:p>
              <text:p text:style-name="psCode"><text:span text:style-name="tsDiag">| `inet` | Both IPv4 and IPv6 (most common for modern rules) |</text:span></text:p>
              <text:p text:style-name="psCode"><text:span text:style-name="tsDiag">| `arp` | ARP packets |</text:span></text:p>
              <text:p text:style-name="psCode"><text:span text:style-name="tsDiag">| `bridge` | Bridged traffic (layer 2) |</text:span></text:p>
              <text:p text:style-name="psCode"><text:span text:style-name="tsDiag">| `netdev` | Very early in packet ingress (before routing) |</text:span></text:p>
              <text:p text:style-name="psCode"><text:span text:style-name="tsDiag"> </text:span></text:p>
              <text:p text:style-name="psCode"><text:span text:style-name="tsDiag">firewalld uses the `inet` family almost exclusively, which means a single set</text:span></text:p>
              <text:p text:style-name="psCode"><text:span text:style-name="tsDiag">of rules handles both IPv4 and IPv6.</text:span></text:p>
              <text:p text:style-name="psCode"><text:span text:style-name="tsDiag"> </text:span></text:p>
              <text:p text:style-name="psCode"><text:span text:style-name="tsDiag">### Creating and deleting tables</text:span></text:p>
              <text:p text:style-name="psCode"><text:span text:style-name="tsDiag"> </text:span></text:p>
              <text:p text:style-name="psCode"><text:span text:style-name="tsDiag">```bash</text:span></text:p>
              <text:p text:style-name="psCode"><text:span text:style-name="tsDiag">nft add table inet my_table</text:span></text:p>
              <text:p text:style-name="psCode"><text:span text:style-name="tsDiag"> </text:span></text:p>
              <text:p text:style-name="psCode"><text:span text:style-name="tsDiag">nft list tables</text:span></text:p>
              <text:p text:style-name="psCode"><text:span text:style-name="tsDiag"> </text:span></text:p>
              <text:p text:style-name="psCode"><text:span text:style-name="tsDiag">nft delete table inet my_table</text:span></text:p>
              <text:p text:style-name="psCode"><text:span text:style-name="tsDiag">```</text:span></text:p>
              <text:p text:style-name="psCode"><text:span text:style-name="tsDiag"> </text:span></text:p>
              <text:p text:style-name="psCode"><text:span text:style-name="tsDiag">---</text:span></text:p>
            </draw:text-box>
          </draw:frame>
        </presentation:notes>
      </draw:page>
      <draw:page draw:style-name="dpCode" draw:master-page-name="RHELDark">
        <draw:frame draw:style-name="gsFrame" svg:x="1cm" svg:y="0.4cm" svg:width="31.87cm" svg:height="2.6cm">
          <draw:text-box>
            <text:p text:style-name="psTitle"><text:span text:style-name="tsH1">3. Tables — BASH</text:span></text:p>
          </draw:text-box>
        </draw:frame>
        <draw:frame draw:style-name="gsCode" svg:x="1cm" svg:y="3.3cm" svg:width="31.87cm" svg:height="15.2cm">
          <draw:text-box>
            <text:p text:style-name="psCode"><text:span text:style-name="tsCodeDyn_11_A8FF60_DejaVuSansMono">nft add table inet my_table</text:span><text:line-break/><text:span text:style-name="tsCodeDyn_11_A8FF60_DejaVuSansMono"> </text:span><text:line-break/><text:span text:style-name="tsCodeDyn_11_A8FF60_DejaVuSansMono">nft list tables</text:span><text:line-break/><text:span text:style-name="tsCodeDyn_11_A8FF60_DejaVuSansMono"> </text:span><text:line-break/><text:span text:style-name="tsCodeDyn_11_A8FF60_DejaVuSansMono">nft delete table inet my_table</text:span></text:p>
          </draw:text-box>
        </draw:frame>
        <presentation:notes>
          <draw:frame draw:style-name="gsFrame" svg:x="2cm" svg:y="14cm" svg:width="29cm" svg:height="10cm" presentation:class="notes">
            <draw:text-box>
              <text:p text:style-name="psCode"><text:span text:style-name="tsDiag">nft add table inet my_table</text:span></text:p>
              <text:p text:style-name="psCode"><text:span text:style-name="tsDiag"> </text:span></text:p>
              <text:p text:style-name="psCode"><text:span text:style-name="tsDiag">nft list tables</text:span></text:p>
              <text:p text:style-name="psCode"><text:span text:style-name="tsDiag"> </text:span></text:p>
              <text:p text:style-name="psCode"><text:span text:style-name="tsDiag">nft delete table inet my_table</text:span></text:p>
            </draw:text-box>
          </draw:frame>
        </presentation:notes>
      </draw:page>
      <draw:page draw:style-name="dpNormal" draw:master-page-name="RHELDark">
        <draw:frame draw:style-name="gsFrame" svg:x="1cm" svg:y="0.4cm" svg:width="31.87cm" svg:height="2cm">
          <draw:text-box>
            <text:p text:style-name="psTitle"><text:span text:style-name="tsH1">3. Tables</text:span></text:p>
          </draw:text-box>
        </draw:frame>
        <draw:frame draw:style-name="gsFrame" svg:x="1cm" svg:y="2.8cm" svg:width="31.87cm" svg:height="15.8cm">
          <table:table table:name="mdtable">
            <table:table-column table:style-name="tcCol_139861545029408_892"/>
            <table:table-column table:style-name="tcCol_139861545029408_2295"/>
            <table:table-row>
              <table:table-cell table:style-name="tcsHeader">
                <text:p text:style-name="psCell"><text:span text:style-name="tsTh">Family</text:span></text:p>
              </table:table-cell>
              <table:table-cell table:style-name="tcsHeader">
                <text:p text:style-name="psCell"><text:span text:style-name="tsTh">Applies to</text:span></text:p>
              </table:table-cell>
            </table:table-row>
            <table:table-row>
              <table:table-cell table:style-name="tcsRowA">
                <text:p text:style-name="psCell"><text:span text:style-name="tsTd">ip</text:span></text:p>
              </table:table-cell>
              <table:table-cell table:style-name="tcsRowA">
                <text:p text:style-name="psCell"><text:span text:style-name="tsTd">IPv4 packets only</text:span></text:p>
              </table:table-cell>
            </table:table-row>
            <table:table-row>
              <table:table-cell table:style-name="tcsRowB">
                <text:p text:style-name="psCell"><text:span text:style-name="tsTd">ip6</text:span></text:p>
              </table:table-cell>
              <table:table-cell table:style-name="tcsRowB">
                <text:p text:style-name="psCell"><text:span text:style-name="tsTd">IPv6 packets only</text:span></text:p>
              </table:table-cell>
            </table:table-row>
            <table:table-row>
              <table:table-cell table:style-name="tcsRowA">
                <text:p text:style-name="psCell"><text:span text:style-name="tsTd">inet</text:span></text:p>
              </table:table-cell>
              <table:table-cell table:style-name="tcsRowA">
                <text:p text:style-name="psCell"><text:span text:style-name="tsTd">Both IPv4 and IPv6 (most common for modern rules)</text:span></text:p>
              </table:table-cell>
            </table:table-row>
            <table:table-row>
              <table:table-cell table:style-name="tcsRowB">
                <text:p text:style-name="psCell"><text:span text:style-name="tsTd">arp</text:span></text:p>
              </table:table-cell>
              <table:table-cell table:style-name="tcsRowB">
                <text:p text:style-name="psCell"><text:span text:style-name="tsTd">ARP packets</text:span></text:p>
              </table:table-cell>
            </table:table-row>
            <table:table-row>
              <table:table-cell table:style-name="tcsRowA">
                <text:p text:style-name="psCell"><text:span text:style-name="tsTd">bridge</text:span></text:p>
              </table:table-cell>
              <table:table-cell table:style-name="tcsRowA">
                <text:p text:style-name="psCell"><text:span text:style-name="tsTd">Bridged traffic (layer 2)</text:span></text:p>
              </table:table-cell>
            </table:table-row>
            <table:table-row>
              <table:table-cell table:style-name="tcsRowB">
                <text:p text:style-name="psCell"><text:span text:style-name="tsTd">netdev</text:span></text:p>
              </table:table-cell>
              <table:table-cell table:style-name="tcsRowB">
                <text:p text:style-name="psCell"><text:span text:style-name="tsTd">Very early in packet ingress (before routing)</text:span></text:p>
              </table:table-cell>
            </table:table-row>
          </table:table>
        </draw:frame>
        <presentation:notes>
          <draw:frame draw:style-name="gsFrame" svg:x="2cm" svg:y="14cm" svg:width="29cm" svg:height="10cm" presentation:class="notes">
            <draw:text-box>
              <text:p text:style-name="psCode"><text:span text:style-name="tsDiag">Family | Applies to</text:span></text:p>
              <text:p text:style-name="psCode"><text:span text:style-name="tsDiag">------------------------------------------------------------</text:span></text:p>
              <text:p text:style-name="psCode"><text:span text:style-name="tsDiag">ip | IPv4 packets only</text:span></text:p>
              <text:p text:style-name="psCode"><text:span text:style-name="tsDiag">ip6 | IPv6 packets only</text:span></text:p>
              <text:p text:style-name="psCode"><text:span text:style-name="tsDiag">inet | Both IPv4 and IPv6 (most common for modern rules)</text:span></text:p>
              <text:p text:style-name="psCode"><text:span text:style-name="tsDiag">arp | ARP packets</text:span></text:p>
              <text:p text:style-name="psCode"><text:span text:style-name="tsDiag">bridge | Bridged traffic (layer 2)</text:span></text:p>
              <text:p text:style-name="psCode"><text:span text:style-name="tsDiag">netdev | Very early in packet ingress (before routing)</text:span></text:p>
            </draw:text-box>
          </draw:frame>
        </presentation:notes>
      </draw:page>
      <draw:page draw:style-name="dpNormal" draw:master-page-name="RHELDark">
        <draw:frame draw:style-name="gsFrame" svg:x="1cm" svg:y="0.4cm" svg:width="31.87cm" svg:height="2.2cm">
          <draw:text-box>
            <text:p text:style-name="psTitle"><text:span text:style-name="tsH1">4. Chains and Hooks</text:span></text:p>
          </draw:text-box>
        </draw:frame>
        <draw:frame draw:style-name="gsFrame" svg:x="1cm" svg:y="2.9cm" svg:width="31.87cm" svg:height="15.5cm">
          <draw:text-box>
            <text:p text:style-name="psBullet"><text:span text:style-name="tsBullet">A chain is an ordered sequence of rules. A chain that is attached to a kernel hook is a base chain — it receives packets directly from the kernel. A chain with no hook is a regular chain — it only receives packets via jump or goto from another chain.</text:span></text:p>
            <text:p text:style-name="psBullet"><text:span text:style-name="tsBullet">◆ Base chain hooks</text:span></text:p>
            <text:p text:style-name="psBullet"><text:span text:style-name="tsBullet">◆ Chain types</text:span></text:p>
            <text:p text:style-name="psBullet"><text:span text:style-name="tsBullet">◆ Chain priority</text:span></text:p>
            <text:p text:style-name="psBullet"><text:span text:style-name="tsBullet">When multiple chains are attached to the same hook, priority determines execution order. Lower numbers run first. Priority numbers are integers in the range -2147483648 to 2147483647.</text:span></text:p>
            <text:p text:style-name="psBullet"><text:span text:style-name="tsBullet">Standard named priorities (and their numeric values):</text:span></text:p>
            <text:p text:style-name="psBullet"><text:span text:style-name="tsBullet">firewalld uses specific priorities to place its chains in the correct order relative to other software (containers, virtualization, VPNs).</text:span></text:p>
            <text:p text:style-name="psBullet"><text:span text:style-name="tsBullet">◆ Creating chains</text:span></text:p>
          </draw:text-box>
        </draw:frame>
        <presentation:notes>
          <draw:frame draw:style-name="gsFrame" svg:x="2cm" svg:y="14cm" svg:width="29cm" svg:height="10cm" presentation:class="notes">
            <draw:text-box>
              <text:p text:style-name="psCode"><text:span text:style-name="tsDiag">The policy on a base chain (accept or drop) is the default verdict for packets that reach the end of the chain without matching any rule.</text:span></text:p>
              <text:p text:style-name="psCode"><text:span text:style-name="tsDiag"> </text:span></text:p>
              <text:p text:style-name="psCode"><text:span text:style-name="tsDiag">A **chain** is an ordered sequence of rules. A chain that is attached to a</text:span></text:p>
              <text:p text:style-name="psCode"><text:span text:style-name="tsDiag">kernel **hook** is a *base chain* — it receives packets directly from the kernel.</text:span></text:p>
              <text:p text:style-name="psCode"><text:span text:style-name="tsDiag">A chain with no hook is a *regular chain* — it only receives packets via `jump`</text:span></text:p>
              <text:p text:style-name="psCode"><text:span text:style-name="tsDiag">or `goto` from another chain.</text:span></text:p>
              <text:p text:style-name="psCode"><text:span text:style-name="tsDiag"> </text:span></text:p>
              <text:p text:style-name="psCode"><text:span text:style-name="tsDiag">### Base chain hooks</text:span></text:p>
              <text:p text:style-name="psCode"><text:span text:style-name="tsDiag"> </text:span></text:p>
              <text:p text:style-name="psCode"><text:span text:style-name="tsDiag">| Hook | When packets arrive |</text:span></text:p>
              <text:p text:style-name="psCode"><text:span text:style-name="tsDiag">|------|---------------------|</text:span></text:p>
              <text:p text:style-name="psCode"><text:span text:style-name="tsDiag">| `prerouting` | All incoming packets, before routing decision |</text:span></text:p>
              <text:p text:style-name="psCode"><text:span text:style-name="tsDiag">| `input` | Packets destined for the local host |</text:span></text:p>
              <text:p text:style-name="psCode"><text:span text:style-name="tsDiag">| `forward` | Packets being forwarded (routed) through this host |</text:span></text:p>
              <text:p text:style-name="psCode"><text:span text:style-name="tsDiag">| `output` | Packets generated by local processes |</text:span></text:p>
              <text:p text:style-name="psCode"><text:span text:style-name="tsDiag">| `postrouting` | All outgoing packets, after routing decision |</text:span></text:p>
              <text:p text:style-name="psCode"><text:span text:style-name="tsDiag"> </text:span></text:p>
              <text:p text:style-name="psCode"><text:span text:style-name="tsDiag">### Chain types</text:span></text:p>
              <text:p text:style-name="psCode"><text:span text:style-name="tsDiag"> </text:span></text:p>
              <text:p text:style-name="psCode"><text:span text:style-name="tsDiag">| Type | Valid hooks | Purpose |</text:span></text:p>
              <text:p text:style-name="psCode"><text:span text:style-name="tsDiag">|------|-------------|---------|</text:span></text:p>
              <text:p text:style-name="psCode"><text:span text:style-name="tsDiag">| `filter` | prerouting, input, forward, output, postrouting | Accept or drop packets |</text:span></text:p>
              <text:p text:style-name="psCode"><text:span text:style-name="tsDiag">| `nat` | prerouting, input, output, postrouting | Address/port translation |</text:span></text:p>
              <text:p text:style-name="psCode"><text:span text:style-name="tsDiag">| `route` | output | Re-route based on marks |</text:span></text:p>
              <text:p text:style-name="psCode"><text:span text:style-name="tsDiag"> </text:span></text:p>
              <text:p text:style-name="psCode"><text:span text:style-name="tsDiag">### Chain priority</text:span></text:p>
              <text:p text:style-name="psCode"><text:span text:style-name="tsDiag"> </text:span></text:p>
              <text:p text:style-name="psCode"><text:span text:style-name="tsDiag">When multiple chains are attached to the same hook, **priority** determines</text:span></text:p>
              <text:p text:style-name="psCode"><text:span text:style-name="tsDiag">execution order. Lower numbers run first. Priority numbers are integers in the</text:span></text:p>
              <text:p text:style-name="psCode"><text:span text:style-name="tsDiag">range -2147483648 to 2147483647.</text:span></text:p>
              <text:p text:style-name="psCode"><text:span text:style-name="tsDiag"> </text:span></text:p>
              <text:p text:style-name="psCode"><text:span text:style-name="tsDiag">Standard named priorities (and their numeric values):</text:span></text:p>
              <text:p text:style-name="psCode"><text:span text:style-name="tsDiag"> </text:span></text:p>
              <text:p text:style-name="psCode"><text:span text:style-name="tsDiag">| Name | Value | Typical use |</text:span></text:p>
              <text:p text:style-name="psCode"><text:span text:style-name="tsDiag">|------|-------|-------------|</text:span></text:p>
              <text:p text:style-name="psCode"><text:span text:style-name="tsDiag">| `raw` | -300 | Before conntrack |</text:span></text:p>
              <text:p text:style-name="psCode"><text:span text:style-name="tsDiag">| `mangle` | -150 | Packet modification |</text:span></text:p>
              <text:p text:style-name="psCode"><text:span text:style-name="tsDiag">| `dstnat` | -100 | DNAT (prerouting) |</text:span></text:p>
              <text:p text:style-name="psCode"><text:span text:style-name="tsDiag">| `filter` | 0 | Standard filtering |</text:span></text:p>
              <text:p text:style-name="psCode"><text:span text:style-name="tsDiag">| `security` | 50 | SELinux/secmark |</text:span></text:p>
              <text:p text:style-name="psCode"><text:span text:style-name="tsDiag">| `srcnat` | 100 | SNAT (postrouting) |</text:span></text:p>
              <text:p text:style-name="psCode"><text:span text:style-name="tsDiag"> </text:span></text:p>
              <text:p text:style-name="psCode"><text:span text:style-name="tsDiag">firewalld uses specific priorities to place its chains in the correct order</text:span></text:p>
              <text:p text:style-name="psCode"><text:span text:style-name="tsDiag">relative to other software (containers, virtualization, VPNs).</text:span></text:p>
              <text:p text:style-name="psCode"><text:span text:style-name="tsDiag"> </text:span></text:p>
              <text:p text:style-name="psCode"><text:span text:style-name="tsDiag">### Creating chains</text:span></text:p>
              <text:p text:style-name="psCode"><text:span text:style-name="tsDiag"> </text:span></text:p>
              <text:p text:style-name="psCode"><text:span text:style-name="tsDiag">```bash</text:span></text:p>
              <text:p text:style-name="psCode"><text:span text:style-name="tsDiag">nft add chain inet my_table my_input_chain \</text:span></text:p>
              <text:p text:style-name="psCode"><text:span text:style-name="tsDiag">  '{ type filter hook input priority 0; policy drop; }'</text:span></text:p>
              <text:p text:style-name="psCode"><text:span text:style-name="tsDiag"> </text:span></text:p>
              <text:p text:style-name="psCode"><text:span text:style-name="tsDiag">nft add chain inet my_table my_helper_chain</text:span></text:p>
              <text:p text:style-name="psCode"><text:span text:style-name="tsDiag">```</text:span></text:p>
              <text:p text:style-name="psCode"><text:span text:style-name="tsDiag"> </text:span></text:p>
              <text:p text:style-name="psCode"><text:span text:style-name="tsDiag">The `policy` on a base chain (`accept` or `drop`) is the **default verdict**</text:span></text:p>
              <text:p text:style-name="psCode"><text:span text:style-name="tsDiag">for packets that reach the end of the chain without matching any rule.</text:span></text:p>
              <text:p text:style-name="psCode"><text:span text:style-name="tsDiag"> </text:span></text:p>
              <text:p text:style-name="psCode"><text:span text:style-name="tsDiag">---</text:span></text:p>
            </draw:text-box>
          </draw:frame>
        </presentation:notes>
      </draw:page>
      <draw:page draw:style-name="dpCode" draw:master-page-name="RHELDark">
        <draw:frame draw:style-name="gsFrame" svg:x="1cm" svg:y="0.4cm" svg:width="31.87cm" svg:height="2.6cm">
          <draw:text-box>
            <text:p text:style-name="psTitle"><text:span text:style-name="tsH1">4. Chains and Hooks — BASH</text:span></text:p>
          </draw:text-box>
        </draw:frame>
        <draw:frame draw:style-name="gsCode" svg:x="1cm" svg:y="3.3cm" svg:width="31.87cm" svg:height="15.2cm">
          <draw:text-box>
            <text:p text:style-name="psCode"><text:span text:style-name="tsCodeDyn_11_A8FF60_DejaVuSansMono">nft add chain inet my_table my_input_chain \</text:span><text:line-break/><text:span text:style-name="tsCodeDyn_11_A8FF60_DejaVuSansMono">  '{ type filter hook input priority 0; policy drop; }'</text:span><text:line-break/><text:span text:style-name="tsCodeDyn_11_A8FF60_DejaVuSansMono"> </text:span><text:line-break/><text:span text:style-name="tsCodeDyn_11_A8FF60_DejaVuSansMono">nft add chain inet my_table my_helper_chain</text:span></text:p>
          </draw:text-box>
        </draw:frame>
        <presentation:notes>
          <draw:frame draw:style-name="gsFrame" svg:x="2cm" svg:y="14cm" svg:width="29cm" svg:height="10cm" presentation:class="notes">
            <draw:text-box>
              <text:p text:style-name="psCode"><text:span text:style-name="tsDiag">nft add chain inet my_table my_input_chain \</text:span></text:p>
              <text:p text:style-name="psCode"><text:span text:style-name="tsDiag">  '{ type filter hook input priority 0; policy drop; }'</text:span></text:p>
              <text:p text:style-name="psCode"><text:span text:style-name="tsDiag"> </text:span></text:p>
              <text:p text:style-name="psCode"><text:span text:style-name="tsDiag">nft add chain inet my_table my_helper_chain</text:span></text:p>
            </draw:text-box>
          </draw:frame>
        </presentation:notes>
      </draw:page>
      <draw:page draw:style-name="dpNormal" draw:master-page-name="RHELDark">
        <draw:frame draw:style-name="gsFrame" svg:x="1cm" svg:y="0.4cm" svg:width="31.87cm" svg:height="2cm">
          <draw:text-box>
            <text:p text:style-name="psTitle"><text:span text:style-name="tsH1">4. Chains and Hooks</text:span></text:p>
          </draw:text-box>
        </draw:frame>
        <draw:frame draw:style-name="gsFrame" svg:x="1cm" svg:y="2.8cm" svg:width="31.87cm" svg:height="15.8cm">
          <table:table table:name="mdtable">
            <table:table-column table:style-name="tcCol_139861545170320_892"/>
            <table:table-column table:style-name="tcCol_139861545170320_2295"/>
            <table:table-row>
              <table:table-cell table:style-name="tcsHeader">
                <text:p text:style-name="psCell"><text:span text:style-name="tsTh">Hook</text:span></text:p>
              </table:table-cell>
              <table:table-cell table:style-name="tcsHeader">
                <text:p text:style-name="psCell"><text:span text:style-name="tsTh">When packets arrive</text:span></text:p>
              </table:table-cell>
            </table:table-row>
            <table:table-row>
              <table:table-cell table:style-name="tcsRowA">
                <text:p text:style-name="psCell"><text:span text:style-name="tsTd">prerouting</text:span></text:p>
              </table:table-cell>
              <table:table-cell table:style-name="tcsRowA">
                <text:p text:style-name="psCell"><text:span text:style-name="tsTd">All incoming packets, before routing decision</text:span></text:p>
              </table:table-cell>
            </table:table-row>
            <table:table-row>
              <table:table-cell table:style-name="tcsRowB">
                <text:p text:style-name="psCell"><text:span text:style-name="tsTd">input</text:span></text:p>
              </table:table-cell>
              <table:table-cell table:style-name="tcsRowB">
                <text:p text:style-name="psCell"><text:span text:style-name="tsTd">Packets destined for the local host</text:span></text:p>
              </table:table-cell>
            </table:table-row>
            <table:table-row>
              <table:table-cell table:style-name="tcsRowA">
                <text:p text:style-name="psCell"><text:span text:style-name="tsTd">forward</text:span></text:p>
              </table:table-cell>
              <table:table-cell table:style-name="tcsRowA">
                <text:p text:style-name="psCell"><text:span text:style-name="tsTd">Packets being forwarded (routed) through this host</text:span></text:p>
              </table:table-cell>
            </table:table-row>
            <table:table-row>
              <table:table-cell table:style-name="tcsRowB">
                <text:p text:style-name="psCell"><text:span text:style-name="tsTd">output</text:span></text:p>
              </table:table-cell>
              <table:table-cell table:style-name="tcsRowB">
                <text:p text:style-name="psCell"><text:span text:style-name="tsTd">Packets generated by local processes</text:span></text:p>
              </table:table-cell>
            </table:table-row>
            <table:table-row>
              <table:table-cell table:style-name="tcsRowA">
                <text:p text:style-name="psCell"><text:span text:style-name="tsTd">postrouting</text:span></text:p>
              </table:table-cell>
              <table:table-cell table:style-name="tcsRowA">
                <text:p text:style-name="psCell"><text:span text:style-name="tsTd">All outgoing packets, after routing decision</text:span></text:p>
              </table:table-cell>
            </table:table-row>
          </table:table>
        </draw:frame>
        <presentation:notes>
          <draw:frame draw:style-name="gsFrame" svg:x="2cm" svg:y="14cm" svg:width="29cm" svg:height="10cm" presentation:class="notes">
            <draw:text-box>
              <text:p text:style-name="psCode"><text:span text:style-name="tsDiag">Hook | When packets arrive</text:span></text:p>
              <text:p text:style-name="psCode"><text:span text:style-name="tsDiag">------------------------------------------------------------</text:span></text:p>
              <text:p text:style-name="psCode"><text:span text:style-name="tsDiag">prerouting | All incoming packets, before routing decision</text:span></text:p>
              <text:p text:style-name="psCode"><text:span text:style-name="tsDiag">input | Packets destined for the local host</text:span></text:p>
              <text:p text:style-name="psCode"><text:span text:style-name="tsDiag">forward | Packets being forwarded (routed) through this host</text:span></text:p>
              <text:p text:style-name="psCode"><text:span text:style-name="tsDiag">output | Packets generated by local processes</text:span></text:p>
              <text:p text:style-name="psCode"><text:span text:style-name="tsDiag">postrouting | All outgoing packets, after routing decision</text:span></text:p>
            </draw:text-box>
          </draw:frame>
        </presentation:notes>
      </draw:page>
      <draw:page draw:style-name="dpNormal" draw:master-page-name="RHELDark">
        <draw:frame draw:style-name="gsFrame" svg:x="1cm" svg:y="0.4cm" svg:width="31.87cm" svg:height="2cm">
          <draw:text-box>
            <text:p text:style-name="psTitle"><text:span text:style-name="tsH1">4. Chains and Hooks</text:span></text:p>
          </draw:text-box>
        </draw:frame>
        <draw:frame draw:style-name="gsFrame" svg:x="1cm" svg:y="2.8cm" svg:width="31.87cm" svg:height="15.8cm">
          <table:table table:name="mdtable">
            <table:table-column table:style-name="tcCol_139861545291216_892"/>
            <table:table-column table:style-name="tcCol_139861545291216_1148"/>
            <table:table-column table:style-name="tcCol_139861545291216_1148"/>
            <table:table-row>
              <table:table-cell table:style-name="tcsHeader">
                <text:p text:style-name="psCell"><text:span text:style-name="tsTh">Type</text:span></text:p>
              </table:table-cell>
              <table:table-cell table:style-name="tcsHeader">
                <text:p text:style-name="psCell"><text:span text:style-name="tsTh">Valid hooks</text:span></text:p>
              </table:table-cell>
              <table:table-cell table:style-name="tcsHeader">
                <text:p text:style-name="psCell"><text:span text:style-name="tsTh">Purpose</text:span></text:p>
              </table:table-cell>
            </table:table-row>
            <table:table-row>
              <table:table-cell table:style-name="tcsRowA">
                <text:p text:style-name="psCell"><text:span text:style-name="tsTd">filter</text:span></text:p>
              </table:table-cell>
              <table:table-cell table:style-name="tcsRowA">
                <text:p text:style-name="psCell"><text:span text:style-name="tsTd">prerouting, input, forward, output, postrouting</text:span></text:p>
              </table:table-cell>
              <table:table-cell table:style-name="tcsRowA">
                <text:p text:style-name="psCell"><text:span text:style-name="tsTd">Accept or drop packets</text:span></text:p>
              </table:table-cell>
            </table:table-row>
            <table:table-row>
              <table:table-cell table:style-name="tcsRowB">
                <text:p text:style-name="psCell"><text:span text:style-name="tsTd">nat</text:span></text:p>
              </table:table-cell>
              <table:table-cell table:style-name="tcsRowB">
                <text:p text:style-name="psCell"><text:span text:style-name="tsTd">prerouting, input, output, postrouting</text:span></text:p>
              </table:table-cell>
              <table:table-cell table:style-name="tcsRowB">
                <text:p text:style-name="psCell"><text:span text:style-name="tsTd">Address/port translation</text:span></text:p>
              </table:table-cell>
            </table:table-row>
            <table:table-row>
              <table:table-cell table:style-name="tcsRowA">
                <text:p text:style-name="psCell"><text:span text:style-name="tsTd">route</text:span></text:p>
              </table:table-cell>
              <table:table-cell table:style-name="tcsRowA">
                <text:p text:style-name="psCell"><text:span text:style-name="tsTd">output</text:span></text:p>
              </table:table-cell>
              <table:table-cell table:style-name="tcsRowA">
                <text:p text:style-name="psCell"><text:span text:style-name="tsTd">Re-route based on marks</text:span></text:p>
              </table:table-cell>
            </table:table-row>
          </table:table>
        </draw:frame>
        <presentation:notes>
          <draw:frame draw:style-name="gsFrame" svg:x="2cm" svg:y="14cm" svg:width="29cm" svg:height="10cm" presentation:class="notes">
            <draw:text-box>
              <text:p text:style-name="psCode"><text:span text:style-name="tsDiag">Type | Valid hooks | Purpose</text:span></text:p>
              <text:p text:style-name="psCode"><text:span text:style-name="tsDiag">------------------------------------------------------------</text:span></text:p>
              <text:p text:style-name="psCode"><text:span text:style-name="tsDiag">filter | prerouting, input, forward, output, postrouting | Accept or drop packets</text:span></text:p>
              <text:p text:style-name="psCode"><text:span text:style-name="tsDiag">nat | prerouting, input, output, postrouting | Address/port translation</text:span></text:p>
              <text:p text:style-name="psCode"><text:span text:style-name="tsDiag">route | output | Re-route based on marks</text:span></text:p>
            </draw:text-box>
          </draw:frame>
        </presentation:notes>
      </draw:page>
      <draw:page draw:style-name="dpNormal" draw:master-page-name="RHELDark">
        <draw:frame draw:style-name="gsFrame" svg:x="1cm" svg:y="0.4cm" svg:width="31.87cm" svg:height="2cm">
          <draw:text-box>
            <text:p text:style-name="psTitle"><text:span text:style-name="tsH1">4. Chains and Hooks</text:span></text:p>
          </draw:text-box>
        </draw:frame>
        <draw:frame draw:style-name="gsFrame" svg:x="1cm" svg:y="2.8cm" svg:width="31.87cm" svg:height="15.8cm">
          <table:table table:name="mdtable">
            <table:table-column table:style-name="tcCol_139861545296928_892"/>
            <table:table-column table:style-name="tcCol_139861545296928_1148"/>
            <table:table-column table:style-name="tcCol_139861545296928_1148"/>
            <table:table-row>
              <table:table-cell table:style-name="tcsHeader">
                <text:p text:style-name="psCell"><text:span text:style-name="tsTh">Name</text:span></text:p>
              </table:table-cell>
              <table:table-cell table:style-name="tcsHeader">
                <text:p text:style-name="psCell"><text:span text:style-name="tsTh">Value</text:span></text:p>
              </table:table-cell>
              <table:table-cell table:style-name="tcsHeader">
                <text:p text:style-name="psCell"><text:span text:style-name="tsTh">Typical use</text:span></text:p>
              </table:table-cell>
            </table:table-row>
            <table:table-row>
              <table:table-cell table:style-name="tcsRowA">
                <text:p text:style-name="psCell"><text:span text:style-name="tsTd">raw</text:span></text:p>
              </table:table-cell>
              <table:table-cell table:style-name="tcsRowA">
                <text:p text:style-name="psCell"><text:span text:style-name="tsTd">-300</text:span></text:p>
              </table:table-cell>
              <table:table-cell table:style-name="tcsRowA">
                <text:p text:style-name="psCell"><text:span text:style-name="tsTd">Before conntrack</text:span></text:p>
              </table:table-cell>
            </table:table-row>
            <table:table-row>
              <table:table-cell table:style-name="tcsRowB">
                <text:p text:style-name="psCell"><text:span text:style-name="tsTd">mangle</text:span></text:p>
              </table:table-cell>
              <table:table-cell table:style-name="tcsRowB">
                <text:p text:style-name="psCell"><text:span text:style-name="tsTd">-150</text:span></text:p>
              </table:table-cell>
              <table:table-cell table:style-name="tcsRowB">
                <text:p text:style-name="psCell"><text:span text:style-name="tsTd">Packet modification</text:span></text:p>
              </table:table-cell>
            </table:table-row>
            <table:table-row>
              <table:table-cell table:style-name="tcsRowA">
                <text:p text:style-name="psCell"><text:span text:style-name="tsTd">dstnat</text:span></text:p>
              </table:table-cell>
              <table:table-cell table:style-name="tcsRowA">
                <text:p text:style-name="psCell"><text:span text:style-name="tsTd">-100</text:span></text:p>
              </table:table-cell>
              <table:table-cell table:style-name="tcsRowA">
                <text:p text:style-name="psCell"><text:span text:style-name="tsTd">DNAT (prerouting)</text:span></text:p>
              </table:table-cell>
            </table:table-row>
            <table:table-row>
              <table:table-cell table:style-name="tcsRowB">
                <text:p text:style-name="psCell"><text:span text:style-name="tsTd">filter</text:span></text:p>
              </table:table-cell>
              <table:table-cell table:style-name="tcsRowB">
                <text:p text:style-name="psCell"><text:span text:style-name="tsTd">0</text:span></text:p>
              </table:table-cell>
              <table:table-cell table:style-name="tcsRowB">
                <text:p text:style-name="psCell"><text:span text:style-name="tsTd">Standard filtering</text:span></text:p>
              </table:table-cell>
            </table:table-row>
            <table:table-row>
              <table:table-cell table:style-name="tcsRowA">
                <text:p text:style-name="psCell"><text:span text:style-name="tsTd">security</text:span></text:p>
              </table:table-cell>
              <table:table-cell table:style-name="tcsRowA">
                <text:p text:style-name="psCell"><text:span text:style-name="tsTd">50</text:span></text:p>
              </table:table-cell>
              <table:table-cell table:style-name="tcsRowA">
                <text:p text:style-name="psCell"><text:span text:style-name="tsTd">SELinux/secmark</text:span></text:p>
              </table:table-cell>
            </table:table-row>
            <table:table-row>
              <table:table-cell table:style-name="tcsRowB">
                <text:p text:style-name="psCell"><text:span text:style-name="tsTd">srcnat</text:span></text:p>
              </table:table-cell>
              <table:table-cell table:style-name="tcsRowB">
                <text:p text:style-name="psCell"><text:span text:style-name="tsTd">100</text:span></text:p>
              </table:table-cell>
              <table:table-cell table:style-name="tcsRowB">
                <text:p text:style-name="psCell"><text:span text:style-name="tsTd">SNAT (postrouting)</text:span></text:p>
              </table:table-cell>
            </table:table-row>
          </table:table>
        </draw:frame>
        <presentation:notes>
          <draw:frame draw:style-name="gsFrame" svg:x="2cm" svg:y="14cm" svg:width="29cm" svg:height="10cm" presentation:class="notes">
            <draw:text-box>
              <text:p text:style-name="psCode"><text:span text:style-name="tsDiag">Name | Value | Typical use</text:span></text:p>
              <text:p text:style-name="psCode"><text:span text:style-name="tsDiag">------------------------------------------------------------</text:span></text:p>
              <text:p text:style-name="psCode"><text:span text:style-name="tsDiag">raw | -300 | Before conntrack</text:span></text:p>
              <text:p text:style-name="psCode"><text:span text:style-name="tsDiag">mangle | -150 | Packet modification</text:span></text:p>
              <text:p text:style-name="psCode"><text:span text:style-name="tsDiag">dstnat | -100 | DNAT (prerouting)</text:span></text:p>
              <text:p text:style-name="psCode"><text:span text:style-name="tsDiag">filter | 0 | Standard filtering</text:span></text:p>
              <text:p text:style-name="psCode"><text:span text:style-name="tsDiag">security | 50 | SELinux/secmark</text:span></text:p>
              <text:p text:style-name="psCode"><text:span text:style-name="tsDiag">srcnat | 100 | SNAT (postrouting)</text:span></text:p>
            </draw:text-box>
          </draw:frame>
        </presentation:notes>
      </draw:page>
      <draw:page draw:style-name="dpNormal" draw:master-page-name="RHELDark">
        <draw:frame draw:style-name="gsFrame" svg:x="1cm" svg:y="0.4cm" svg:width="31.87cm" svg:height="2.2cm">
          <draw:text-box>
            <text:p text:style-name="psTitle"><text:span text:style-name="tsH1">5. Rules and Expressions</text:span></text:p>
          </draw:text-box>
        </draw:frame>
        <draw:frame draw:style-name="gsFrame" svg:x="1cm" svg:y="2.9cm" svg:width="31.87cm" svg:height="15.5cm">
          <draw:text-box>
            <text:p text:style-name="psBullet"><text:span text:style-name="tsBullet">A rule consists of:</text:span></text:p>
            <text:p text:style-name="psBullet"><text:span text:style-name="tsBullet">→ Zero or more match expressions — conditions that a packet must satisfy</text:span></text:p>
            <text:p text:style-name="psBullet"><text:span text:style-name="tsBullet">→ A verdict/action — what to do if all conditions match</text:span></text:p>
            <text:p text:style-name="psBullet"><text:span text:style-name="tsBullet">◆ Basic rule syntax</text:span></text:p>
            <text:p text:style-name="psBullet"><text:span text:style-name="tsBullet">◆ Match expressions</text:span></text:p>
            <text:p text:style-name="psBullet"><text:span text:style-name="tsBullet">nftables has a rich set of match expressions:</text:span></text:p>
            <text:p text:style-name="psBullet"><text:span text:style-name="tsBullet">◆ Verdicts (actions)</text:span></text:p>
            <text:p text:style-name="psBullet"><text:span text:style-name="tsBullet">◆ Rule examples</text:span></text:p>
          </draw:text-box>
        </draw:frame>
        <presentation:notes>
          <draw:frame draw:style-name="gsFrame" svg:x="2cm" svg:y="14cm" svg:width="29cm" svg:height="10cm" presentation:class="notes">
            <draw:text-box>
              <text:p text:style-name="psCode"><text:span text:style-name="tsDiag">◆ Rule handles</text:span></text:p>
              <text:p text:style-name="psCode"><text:span text:style-name="tsDiag">Each rule gets a unique handle number when inserted. Handles are used to reference rules for deletion or insertion at a specific position:</text:span></text:p>
              <text:p text:style-name="psCode"><text:span text:style-name="tsDiag"> </text:span></text:p>
              <text:p text:style-name="psCode"><text:span text:style-name="tsDiag">A **rule** consists of:</text:span></text:p>
              <text:p text:style-name="psCode"><text:span text:style-name="tsDiag">1. Zero or more **match expressions** — conditions that a packet must satisfy</text:span></text:p>
              <text:p text:style-name="psCode"><text:span text:style-name="tsDiag">2. A **verdict/action** — what to do if all conditions match</text:span></text:p>
              <text:p text:style-name="psCode"><text:span text:style-name="tsDiag"> </text:span></text:p>
              <text:p text:style-name="psCode"><text:span text:style-name="tsDiag">### Basic rule syntax</text:span></text:p>
              <text:p text:style-name="psCode"><text:span text:style-name="tsDiag"> </text:span></text:p>
              <text:p text:style-name="psCode"><text:span text:style-name="tsDiag">```</text:span></text:p>
              <text:p text:style-name="psCode"><text:span text:style-name="tsDiag">nft add rule [family] [table] [chain] [match...] [action]</text:span></text:p>
              <text:p text:style-name="psCode"><text:span text:style-name="tsDiag">```</text:span></text:p>
              <text:p text:style-name="psCode"><text:span text:style-name="tsDiag"> </text:span></text:p>
              <text:p text:style-name="psCode"><text:span text:style-name="tsDiag">### Match expressions</text:span></text:p>
              <text:p text:style-name="psCode"><text:span text:style-name="tsDiag"> </text:span></text:p>
              <text:p text:style-name="psCode"><text:span text:style-name="tsDiag">nftables has a rich set of match expressions:</text:span></text:p>
              <text:p text:style-name="psCode"><text:span text:style-name="tsDiag"> </text:span></text:p>
              <text:p text:style-name="psCode"><text:span text:style-name="tsDiag">```bash</text:span></text:p>
              <text:p text:style-name="psCode"><text:span text:style-name="tsDiag">ip saddr 192.168.1.0/24          # IPv4 source address</text:span></text:p>
              <text:p text:style-name="psCode"><text:span text:style-name="tsDiag">ip daddr 10.0.0.1                # IPv4 destination address</text:span></text:p>
              <text:p text:style-name="psCode"><text:span text:style-name="tsDiag">ip6 saddr fe80::/10              # IPv6 source address</text:span></text:p>
              <text:p text:style-name="psCode"><text:span text:style-name="tsDiag"> </text:span></text:p>
              <text:p text:style-name="psCode"><text:span text:style-name="tsDiag">tcp dport 80                     # TCP destination port</text:span></text:p>
              <text:p text:style-name="psCode"><text:span text:style-name="tsDiag">tcp sport 1024-65535             # TCP source port range</text:span></text:p>
              <text:p text:style-name="psCode"><text:span text:style-name="tsDiag">udp dport 53                     # UDP destination port</text:span></text:p>
              <text:p text:style-name="psCode"><text:span text:style-name="tsDiag">tcp flags syn                    # TCP SYN flag</text:span></text:p>
              <text:p text:style-name="psCode"><text:span text:style-name="tsDiag"> </text:span></text:p>
              <text:p text:style-name="psCode"><text:span text:style-name="tsDiag">ip protocol tcp                  # IPv4 protocol field</text:span></text:p>
              <text:p text:style-name="psCode"><text:span text:style-name="tsDiag">meta l4proto tcp                 # Protocol (works for IPv4 and IPv6)</text:span></text:p>
              <text:p text:style-name="psCode"><text:span text:style-name="tsDiag"> </text:span></text:p>
              <text:p text:style-name="psCode"><text:span text:style-name="tsDiag">meta iifname "eth0"              # Input interface</text:span></text:p>
              <text:p text:style-name="psCode"><text:span text:style-name="tsDiag">meta oifname "eth1"              # Output interface</text:span></text:p>
              <text:p text:style-name="psCode"><text:span text:style-name="tsDiag"> </text:span></text:p>
              <text:p text:style-name="psCode"><text:span text:style-name="tsDiag">ct state established,related     # ESTABLISHED or RELATED</text:span></text:p>
              <text:p text:style-name="psCode"><text:span text:style-name="tsDiag">ct state new                     # New connections only</text:span></text:p>
              <text:p text:style-name="psCode"><text:span text:style-name="tsDiag">ct state invalid                 # Invalid packets</text:span></text:p>
              <text:p text:style-name="psCode"><text:span text:style-name="tsDiag"> </text:span></text:p>
              <text:p text:style-name="psCode"><text:span text:style-name="tsDiag">ip saddr @my_blocklist           # Source IP is in the named set</text:span></text:p>
              <text:p text:style-name="psCode"><text:span text:style-name="tsDiag">tcp dport { 80, 443, 8080 }      # Port is in an anonymous set</text:span></text:p>
              <text:p text:style-name="psCode"><text:span text:style-name="tsDiag">```</text:span></text:p>
              <text:p text:style-name="psCode"><text:span text:style-name="tsDiag"> </text:span></text:p>
              <text:p text:style-name="psCode"><text:span text:style-name="tsDiag">### Verdicts (actions)</text:span></text:p>
              <text:p text:style-name="psCode"><text:span text:style-name="tsDiag"> </text:span></text:p>
              <text:p text:style-name="psCode"><text:span text:style-name="tsDiag">| Verdict | Meaning |</text:span></text:p>
              <text:p text:style-name="psCode"><text:span text:style-name="tsDiag">|---------|---------|</text:span></text:p>
              <text:p text:style-name="psCode"><text:span text:style-name="tsDiag">| `accept` | Allow the packet; stop evaluating this chain |</text:span></text:p>
              <text:p text:style-name="psCode"><text:span text:style-name="tsDiag">| `drop` | Silently discard the packet |</text:span></text:p>
              <text:p text:style-name="psCode"><text:span text:style-name="tsDiag">| `reject` | Discard and send an ICMP error back to sender |</text:span></text:p>
              <text:p text:style-name="psCode"><text:span text:style-name="tsDiag">| `return` | Stop evaluating current chain; return to caller |</text:span></text:p>
              <text:p text:style-name="psCode"><text:span text:style-name="tsDiag">| `jump chain_name` | Evaluate another chain; return here if no match |</text:span></text:p>
              <text:p text:style-name="psCode"><text:span text:style-name="tsDiag">| `goto chain_name` | Evaluate another chain; do NOT return |</text:span></text:p>
              <text:p text:style-name="psCode"><text:span text:style-name="tsDiag">| `log` | Log the packet (does not stop evaluation) |</text:span></text:p>
              <text:p text:style-name="psCode"><text:span text:style-name="tsDiag">| `counter` | Count packets and bytes (does not stop evaluation) |</text:span></text:p>
              <text:p text:style-name="psCode"><text:span text:style-name="tsDiag"> </text:span></text:p>
              <text:p text:style-name="psCode"><text:span text:style-name="tsDiag">### Rule examples</text:span></text:p>
              <text:p text:style-name="psCode"><text:span text:style-name="tsDiag"> </text:span></text:p>
              <text:p text:style-name="psCode"><text:span text:style-name="tsDiag">```bash</text:span></text:p>
              <text:p text:style-name="psCode"><text:span text:style-name="tsDiag">nft add rule inet my_table my_input_chain \</text:span></text:p>
              <text:p text:style-name="psCode"><text:span text:style-name="tsDiag">  ct state established,related accept</text:span></text:p>
              <text:p text:style-name="psCode"><text:span text:style-name="tsDiag"> </text:span></text:p>
              <text:p text:style-name="psCode"><text:span text:style-name="tsDiag">nft add rule inet my_table my_input_chain \</text:span></text:p>
              <text:p text:style-name="psCode"><text:span text:style-name="tsDiag">  ct state invalid drop</text:span></text:p>
              <text:p text:style-name="psCode"><text:span text:style-name="tsDiag"> </text:span></text:p>
              <text:p text:style-name="psCode"><text:span text:style-name="tsDiag">nft add rule inet my_table my_input_chain \</text:span></text:p>
              <text:p text:style-name="psCode"><text:span text:style-name="tsDiag">  ip saddr 10.0.0.0/8 tcp dport 22 accept</text:span></text:p>
              <text:p text:style-name="psCode"><text:span text:style-name="tsDiag"> </text:span></text:p>
              <text:p text:style-name="psCode"><text:span text:style-name="tsDiag">nft add rule inet my_table my_input_chain \</text:span></text:p>
              <text:p text:style-name="psCode"><text:span text:style-name="tsDiag">  log prefix "DROPPED: " drop</text:span></text:p>
              <text:p text:style-name="psCode"><text:span text:style-name="tsDiag"> </text:span></text:p>
              <text:p text:style-name="psCode"><text:span text:style-name="tsDiag">nft add rule inet my_table my_input_chain \</text:span></text:p>
              <text:p text:style-name="psCode"><text:span text:style-name="tsDiag">  tcp dport { 80, 443 } accept</text:span></text:p>
              <text:p text:style-name="psCode"><text:span text:style-name="tsDiag"> </text:span></text:p>
              <text:p text:style-name="psCode"><text:span text:style-name="tsDiag">nft add rule inet my_table my_input_chain \</text:span></text:p>
              <text:p text:style-name="psCode"><text:span text:style-name="tsDiag">  tcp dport 23 reject with icmp type port-unreachable</text:span></text:p>
              <text:p text:style-name="psCode"><text:span text:style-name="tsDiag">```</text:span></text:p>
              <text:p text:style-name="psCode"><text:span text:style-name="tsDiag"> </text:span></text:p>
              <text:p text:style-name="psCode"><text:span text:style-name="tsDiag">### Rule handles</text:span></text:p>
              <text:p text:style-name="psCode"><text:span text:style-name="tsDiag"> </text:span></text:p>
              <text:p text:style-name="psCode"><text:span text:style-name="tsDiag">Each rule gets a unique **handle** number when inserted. Handles are used to</text:span></text:p>
              <text:p text:style-name="psCode"><text:span text:style-name="tsDiag">reference rules for deletion or insertion at a specific position:</text:span></text:p>
              <text:p text:style-name="psCode"><text:span text:style-name="tsDiag"> </text:span></text:p>
              <text:p text:style-name="psCode"><text:span text:style-name="tsDiag">```bash</text:span></text:p>
              <text:p text:style-name="psCode"><text:span text:style-name="tsDiag">nft -a list chain inet my_table my_input_chain</text:span></text:p>
              <text:p text:style-name="psCode"><text:span text:style-name="tsDiag"> </text:span></text:p>
              <text:p text:style-name="psCode"><text:span text:style-name="tsDiag"> </text:span></text:p>
              <text:p text:style-name="psCode"><text:span text:style-name="tsDiag">nft delete rule inet my_table my_input_chain handle 5</text:span></text:p>
              <text:p text:style-name="psCode"><text:span text:style-name="tsDiag"> </text:span></text:p>
              <text:p text:style-name="psCode"><text:span text:style-name="tsDiag">nft insert rule inet my_table my_input_chain handle 6 \</text:span></text:p>
              <text:p text:style-name="psCode"><text:span text:style-name="tsDiag">  ip saddr 192.168.0.0/16 accept</text:span></text:p>
              <text:p text:style-name="psCode"><text:span text:style-name="tsDiag">```</text:span></text:p>
              <text:p text:style-name="psCode"><text:span text:style-name="tsDiag"> </text:span></text:p>
              <text:p text:style-name="psCode"><text:span text:style-name="tsDiag">---</text:span></text:p>
            </draw:text-box>
          </draw:frame>
        </presentation:notes>
      </draw:page>
      <draw:page draw:style-name="dpCode" draw:master-page-name="RHELDark">
        <draw:frame draw:style-name="gsFrame" svg:x="1cm" svg:y="0.4cm" svg:width="31.87cm" svg:height="2.6cm">
          <draw:text-box>
            <text:p text:style-name="psTitle"><text:span text:style-name="tsH1">5. Rules and Expressions — Code</text:span></text:p>
          </draw:text-box>
        </draw:frame>
        <draw:frame draw:style-name="gsCode" svg:x="1cm" svg:y="3.3cm" svg:width="31.87cm" svg:height="15.2cm">
          <draw:text-box>
            <text:p text:style-name="psCode"><text:span text:style-name="tsCodeDyn_11_A8FF60_DejaVuSansMono">nft add rule [family] [table] [chain] [match...] [action]</text:span></text:p>
          </draw:text-box>
        </draw:frame>
        <presentation:notes>
          <draw:frame draw:style-name="gsFrame" svg:x="2cm" svg:y="14cm" svg:width="29cm" svg:height="10cm" presentation:class="notes">
            <draw:text-box>
              <text:p text:style-name="psCode"><text:span text:style-name="tsDiag">nft add rule [family] [table] [chain] [match...] [action]</text:span></text:p>
            </draw:text-box>
          </draw:frame>
        </presentation:notes>
      </draw:page>
      <draw:page draw:style-name="dpCode" draw:master-page-name="RHELDark">
        <draw:frame draw:style-name="gsFrame" svg:x="1cm" svg:y="0.4cm" svg:width="31.87cm" svg:height="2.6cm">
          <draw:text-box>
            <text:p text:style-name="psTitle"><text:span text:style-name="tsH1">5. Rules and Expressions — BASH</text:span></text:p>
          </draw:text-box>
        </draw:frame>
        <draw:frame draw:style-name="gsCode" svg:x="1cm" svg:y="3.3cm" svg:width="31.87cm" svg:height="15.2cm">
          <draw:text-box>
            <text:p text:style-name="psCode"><text:span text:style-name="tsCodeDyn_11_A8FF60_DejaVuSansMono">ip saddr 192.168.1.0/24          # IPv4 source address</text:span><text:line-break/><text:span text:style-name="tsCodeDyn_11_A8FF60_DejaVuSansMono">ip daddr 10.0.0.1                # IPv4 destination address</text:span><text:line-break/><text:span text:style-name="tsCodeDyn_11_A8FF60_DejaVuSansMono">ip6 saddr fe80::/10              # IPv6 source address</text:span><text:line-break/><text:span text:style-name="tsCodeDyn_11_A8FF60_DejaVuSansMono"> </text:span><text:line-break/><text:span text:style-name="tsCodeDyn_11_A8FF60_DejaVuSansMono">tcp dport 80                     # TCP destination port</text:span><text:line-break/><text:span text:style-name="tsCodeDyn_11_A8FF60_DejaVuSansMono">tcp sport 1024-65535             # TCP source port range</text:span><text:line-break/><text:span text:style-name="tsCodeDyn_11_A8FF60_DejaVuSansMono">udp dport 53                     # UDP destination port</text:span><text:line-break/><text:span text:style-name="tsCodeDyn_11_A8FF60_DejaVuSansMono">tcp flags syn                    # TCP SYN flag</text:span><text:line-break/><text:span text:style-name="tsCodeDyn_11_A8FF60_DejaVuSansMono"> </text:span><text:line-break/><text:span text:style-name="tsCodeDyn_11_A8FF60_DejaVuSansMono">ip protocol tcp                  # IPv4 protocol field</text:span><text:line-break/><text:span text:style-name="tsCodeDyn_11_A8FF60_DejaVuSansMono">meta l4proto tcp                 # Protocol (works for IPv4 and IPv6)</text:span><text:line-break/><text:span text:style-name="tsCodeDyn_11_A8FF60_DejaVuSansMono"> </text:span><text:line-break/><text:span text:style-name="tsCodeDyn_11_A8FF60_DejaVuSansMono">meta iifname "eth0"              # Input interface</text:span><text:line-break/><text:span text:style-name="tsCodeDyn_11_A8FF60_DejaVuSansMono">meta oifname "eth1"              # Output interface</text:span><text:line-break/><text:span text:style-name="tsCodeDyn_11_A8FF60_DejaVuSansMono"> </text:span><text:line-break/><text:span text:style-name="tsCodeDyn_11_A8FF60_DejaVuSansMono">ct state established,related     # ESTABLISHED or RELATED</text:span><text:line-break/><text:span text:style-name="tsCodeDyn_11_A8FF60_DejaVuSansMono">ct state new                     # New connections only</text:span><text:line-break/><text:span text:style-name="tsCodeDyn_11_A8FF60_DejaVuSansMono">ct state invalid                 # Invalid packets</text:span><text:line-break/><text:span text:style-name="tsCodeDyn_11_A8FF60_DejaVuSansMono"> </text:span><text:line-break/><text:span text:style-name="tsCodeDyn_11_A8FF60_DejaVuSansMono">ip saddr @my_blocklist           # Source IP is in the named set</text:span><text:line-break/><text:span text:style-name="tsCodeDyn_11_A8FF60_DejaVuSansMono">tcp dport { 80, 443, 8080 }      # Port is in an anonymous set</text:span></text:p>
          </draw:text-box>
        </draw:frame>
        <presentation:notes>
          <draw:frame draw:style-name="gsFrame" svg:x="2cm" svg:y="14cm" svg:width="29cm" svg:height="10cm" presentation:class="notes">
            <draw:text-box>
              <text:p text:style-name="psCode"><text:span text:style-name="tsDiag">ip saddr 192.168.1.0/24          # IPv4 source address</text:span></text:p>
              <text:p text:style-name="psCode"><text:span text:style-name="tsDiag">ip daddr 10.0.0.1                # IPv4 destination address</text:span></text:p>
              <text:p text:style-name="psCode"><text:span text:style-name="tsDiag">ip6 saddr fe80::/10              # IPv6 source address</text:span></text:p>
              <text:p text:style-name="psCode"><text:span text:style-name="tsDiag"> </text:span></text:p>
              <text:p text:style-name="psCode"><text:span text:style-name="tsDiag">tcp dport 80                     # TCP destination port</text:span></text:p>
              <text:p text:style-name="psCode"><text:span text:style-name="tsDiag">tcp sport 1024-65535             # TCP source port range</text:span></text:p>
              <text:p text:style-name="psCode"><text:span text:style-name="tsDiag">udp dport 53                     # UDP destination port</text:span></text:p>
              <text:p text:style-name="psCode"><text:span text:style-name="tsDiag">tcp flags syn                    # TCP SYN flag</text:span></text:p>
              <text:p text:style-name="psCode"><text:span text:style-name="tsDiag"> </text:span></text:p>
              <text:p text:style-name="psCode"><text:span text:style-name="tsDiag">ip protocol tcp                  # IPv4 protocol field</text:span></text:p>
              <text:p text:style-name="psCode"><text:span text:style-name="tsDiag">meta l4proto tcp                 # Protocol (works for IPv4 and IPv6)</text:span></text:p>
              <text:p text:style-name="psCode"><text:span text:style-name="tsDiag"> </text:span></text:p>
              <text:p text:style-name="psCode"><text:span text:style-name="tsDiag">meta iifname "eth0"              # Input interface</text:span></text:p>
              <text:p text:style-name="psCode"><text:span text:style-name="tsDiag">meta oifname "eth1"              # Output interface</text:span></text:p>
              <text:p text:style-name="psCode"><text:span text:style-name="tsDiag"> </text:span></text:p>
              <text:p text:style-name="psCode"><text:span text:style-name="tsDiag">ct state established,related     # ESTABLISHED or RELATED</text:span></text:p>
              <text:p text:style-name="psCode"><text:span text:style-name="tsDiag">ct state new                     # New connections only</text:span></text:p>
              <text:p text:style-name="psCode"><text:span text:style-name="tsDiag">ct state invalid                 # Invalid packets</text:span></text:p>
              <text:p text:style-name="psCode"><text:span text:style-name="tsDiag"> </text:span></text:p>
              <text:p text:style-name="psCode"><text:span text:style-name="tsDiag">ip saddr @my_blocklist           # Source IP is in the named set</text:span></text:p>
              <text:p text:style-name="psCode"><text:span text:style-name="tsDiag">tcp dport { 80, 443, 8080 }      # Port is in an anonymous set</text:span></text:p>
            </draw:text-box>
          </draw:frame>
        </presentation:notes>
      </draw:page>
      <draw:page draw:style-name="dpCode" draw:master-page-name="RHELDark">
        <draw:frame draw:style-name="gsFrame" svg:x="1cm" svg:y="0.4cm" svg:width="31.87cm" svg:height="2.6cm">
          <draw:text-box>
            <text:p text:style-name="psTitle"><text:span text:style-name="tsH1">5. Rules and Expressions — BASH</text:span></text:p>
          </draw:text-box>
        </draw:frame>
        <draw:frame draw:style-name="gsCode" svg:x="1cm" svg:y="3.3cm" svg:width="31.87cm" svg:height="15.2cm">
          <draw:text-box>
            <text:p text:style-name="psCode"><text:span text:style-name="tsCodeDyn_11_A8FF60_DejaVuSansMono">nft add rule inet my_table my_input_chain \</text:span><text:line-break/><text:span text:style-name="tsCodeDyn_11_A8FF60_DejaVuSansMono">  ct state established,related accept</text:span><text:line-break/><text:span text:style-name="tsCodeDyn_11_A8FF60_DejaVuSansMono"> </text:span><text:line-break/><text:span text:style-name="tsCodeDyn_11_A8FF60_DejaVuSansMono">nft add rule inet my_table my_input_chain \</text:span><text:line-break/><text:span text:style-name="tsCodeDyn_11_A8FF60_DejaVuSansMono">  ct state invalid drop</text:span><text:line-break/><text:span text:style-name="tsCodeDyn_11_A8FF60_DejaVuSansMono"> </text:span><text:line-break/><text:span text:style-name="tsCodeDyn_11_A8FF60_DejaVuSansMono">nft add rule inet my_table my_input_chain \</text:span><text:line-break/><text:span text:style-name="tsCodeDyn_11_A8FF60_DejaVuSansMono">  ip saddr 10.0.0.0/8 tcp dport 22 accept</text:span><text:line-break/><text:span text:style-name="tsCodeDyn_11_A8FF60_DejaVuSansMono"> </text:span><text:line-break/><text:span text:style-name="tsCodeDyn_11_A8FF60_DejaVuSansMono">nft add rule inet my_table my_input_chain \</text:span><text:line-break/><text:span text:style-name="tsCodeDyn_11_A8FF60_DejaVuSansMono">  log prefix "DROPPED: " drop</text:span><text:line-break/><text:span text:style-name="tsCodeDyn_11_A8FF60_DejaVuSansMono"> </text:span><text:line-break/><text:span text:style-name="tsCodeDyn_11_A8FF60_DejaVuSansMono">nft add rule inet my_table my_input_chain \</text:span><text:line-break/><text:span text:style-name="tsCodeDyn_11_A8FF60_DejaVuSansMono">  tcp dport { 80, 443 } accept</text:span><text:line-break/><text:span text:style-name="tsCodeDyn_11_A8FF60_DejaVuSansMono"> </text:span><text:line-break/><text:span text:style-name="tsCodeDyn_11_A8FF60_DejaVuSansMono">nft add rule inet my_table my_input_chain \</text:span><text:line-break/><text:span text:style-name="tsCodeDyn_11_A8FF60_DejaVuSansMono">  tcp dport 23 reject with icmp type port-unreachable</text:span><text:line-break/><text:span text:style-name="tsCodeDyn_11_A8FF60_DejaVuSansMono"> </text:span><text:line-break/><text:span text:style-name="tsCodeDyn_11_A8FF60_DejaVuSansMono">nft -a list chain inet my_table my_input_chain</text:span><text:line-break/><text:span text:style-name="tsCodeDyn_11_A8FF60_DejaVuSansMono"> </text:span><text:line-break/><text:span text:style-name="tsCodeDyn_11_A8FF60_DejaVuSansMono"> </text:span><text:line-break/><text:span text:style-name="tsCodeDyn_11_A8FF60_DejaVuSansMono">nft delete rule inet my_table my_input_chain handle 5</text:span><text:line-break/><text:span text:style-name="tsCodeDyn_11_A8FF60_DejaVuSansMono"> </text:span><text:line-break/><text:span text:style-name="tsCodeDyn_11_A8FF60_DejaVuSansMono">nft insert rule inet my_table my_input_chain handle 6 \</text:span><text:line-break/><text:span text:style-name="tsCodeDyn_11_A8FF60_DejaVuSansMono">  ip saddr 192.168.0.0/16 accept</text:span></text:p>
          </draw:text-box>
        </draw:frame>
        <presentation:notes>
          <draw:frame draw:style-name="gsFrame" svg:x="2cm" svg:y="14cm" svg:width="29cm" svg:height="10cm" presentation:class="notes">
            <draw:text-box>
              <text:p text:style-name="psCode"><text:span text:style-name="tsDiag">nft add rule inet my_table my_input_chain \</text:span></text:p>
              <text:p text:style-name="psCode"><text:span text:style-name="tsDiag">  ct state established,related accept</text:span></text:p>
              <text:p text:style-name="psCode"><text:span text:style-name="tsDiag"> </text:span></text:p>
              <text:p text:style-name="psCode"><text:span text:style-name="tsDiag">nft add rule inet my_table my_input_chain \</text:span></text:p>
              <text:p text:style-name="psCode"><text:span text:style-name="tsDiag">  ct state invalid drop</text:span></text:p>
              <text:p text:style-name="psCode"><text:span text:style-name="tsDiag"> </text:span></text:p>
              <text:p text:style-name="psCode"><text:span text:style-name="tsDiag">nft add rule inet my_table my_input_chain \</text:span></text:p>
              <text:p text:style-name="psCode"><text:span text:style-name="tsDiag">  ip saddr 10.0.0.0/8 tcp dport 22 accept</text:span></text:p>
              <text:p text:style-name="psCode"><text:span text:style-name="tsDiag"> </text:span></text:p>
              <text:p text:style-name="psCode"><text:span text:style-name="tsDiag">nft add rule inet my_table my_input_chain \</text:span></text:p>
              <text:p text:style-name="psCode"><text:span text:style-name="tsDiag">  log prefix "DROPPED: " drop</text:span></text:p>
              <text:p text:style-name="psCode"><text:span text:style-name="tsDiag"> </text:span></text:p>
              <text:p text:style-name="psCode"><text:span text:style-name="tsDiag">nft add rule inet my_table my_input_chain \</text:span></text:p>
              <text:p text:style-name="psCode"><text:span text:style-name="tsDiag">  tcp dport { 80, 443 } accept</text:span></text:p>
              <text:p text:style-name="psCode"><text:span text:style-name="tsDiag"> </text:span></text:p>
              <text:p text:style-name="psCode"><text:span text:style-name="tsDiag">nft add rule inet my_table my_input_chain \</text:span></text:p>
              <text:p text:style-name="psCode"><text:span text:style-name="tsDiag">  tcp dport 23 reject with icmp type port-unreachable</text:span></text:p>
              <text:p text:style-name="psCode"><text:span text:style-name="tsDiag"> </text:span></text:p>
              <text:p text:style-name="psCode"><text:span text:style-name="tsDiag">nft -a list chain inet my_table my_input_chain</text:span></text:p>
              <text:p text:style-name="psCode"><text:span text:style-name="tsDiag"> </text:span></text:p>
              <text:p text:style-name="psCode"><text:span text:style-name="tsDiag"> </text:span></text:p>
              <text:p text:style-name="psCode"><text:span text:style-name="tsDiag">nft delete rule inet my_table my_input_chain handle 5</text:span></text:p>
              <text:p text:style-name="psCode"><text:span text:style-name="tsDiag"> </text:span></text:p>
              <text:p text:style-name="psCode"><text:span text:style-name="tsDiag">nft insert rule inet my_table my_input_chain handle 6 \</text:span></text:p>
              <text:p text:style-name="psCode"><text:span text:style-name="tsDiag">  ip saddr 192.168.0.0/16 accept</text:span></text:p>
            </draw:text-box>
          </draw:frame>
        </presentation:notes>
      </draw:page>
      <draw:page draw:style-name="dpNormal" draw:master-page-name="RHELDark">
        <draw:frame draw:style-name="gsFrame" svg:x="1cm" svg:y="0.4cm" svg:width="31.87cm" svg:height="2cm">
          <draw:text-box>
            <text:p text:style-name="psTitle"><text:span text:style-name="tsH1">5. Rules and Expressions</text:span></text:p>
          </draw:text-box>
        </draw:frame>
        <draw:frame draw:style-name="gsFrame" svg:x="1cm" svg:y="2.8cm" svg:width="31.87cm" svg:height="15.8cm">
          <table:table table:name="mdtable">
            <table:table-column table:style-name="tcCol_139861543682464_892"/>
            <table:table-column table:style-name="tcCol_139861543682464_2295"/>
            <table:table-row>
              <table:table-cell table:style-name="tcsHeader">
                <text:p text:style-name="psCell"><text:span text:style-name="tsTh">Verdict</text:span></text:p>
              </table:table-cell>
              <table:table-cell table:style-name="tcsHeader">
                <text:p text:style-name="psCell"><text:span text:style-name="tsTh">Meaning</text:span></text:p>
              </table:table-cell>
            </table:table-row>
            <table:table-row>
              <table:table-cell table:style-name="tcsRowA">
                <text:p text:style-name="psCell"><text:span text:style-name="tsTd">accept</text:span></text:p>
              </table:table-cell>
              <table:table-cell table:style-name="tcsRowA">
                <text:p text:style-name="psCell"><text:span text:style-name="tsTd">Allow the packet; stop evaluating this chain</text:span></text:p>
              </table:table-cell>
            </table:table-row>
            <table:table-row>
              <table:table-cell table:style-name="tcsRowB">
                <text:p text:style-name="psCell"><text:span text:style-name="tsTd">drop</text:span></text:p>
              </table:table-cell>
              <table:table-cell table:style-name="tcsRowB">
                <text:p text:style-name="psCell"><text:span text:style-name="tsTd">Silently discard the packet</text:span></text:p>
              </table:table-cell>
            </table:table-row>
            <table:table-row>
              <table:table-cell table:style-name="tcsRowA">
                <text:p text:style-name="psCell"><text:span text:style-name="tsTd">reject</text:span></text:p>
              </table:table-cell>
              <table:table-cell table:style-name="tcsRowA">
                <text:p text:style-name="psCell"><text:span text:style-name="tsTd">Discard and send an ICMP error back to sender</text:span></text:p>
              </table:table-cell>
            </table:table-row>
            <table:table-row>
              <table:table-cell table:style-name="tcsRowB">
                <text:p text:style-name="psCell"><text:span text:style-name="tsTd">return</text:span></text:p>
              </table:table-cell>
              <table:table-cell table:style-name="tcsRowB">
                <text:p text:style-name="psCell"><text:span text:style-name="tsTd">Stop evaluating current chain; return to caller</text:span></text:p>
              </table:table-cell>
            </table:table-row>
            <table:table-row>
              <table:table-cell table:style-name="tcsRowA">
                <text:p text:style-name="psCell"><text:span text:style-name="tsTd">jump chain_name</text:span></text:p>
              </table:table-cell>
              <table:table-cell table:style-name="tcsRowA">
                <text:p text:style-name="psCell"><text:span text:style-name="tsTd">Evaluate another chain; return here if no match</text:span></text:p>
              </table:table-cell>
            </table:table-row>
            <table:table-row>
              <table:table-cell table:style-name="tcsRowB">
                <text:p text:style-name="psCell"><text:span text:style-name="tsTd">goto chain_name</text:span></text:p>
              </table:table-cell>
              <table:table-cell table:style-name="tcsRowB">
                <text:p text:style-name="psCell"><text:span text:style-name="tsTd">Evaluate another chain; do NOT return</text:span></text:p>
              </table:table-cell>
            </table:table-row>
            <table:table-row>
              <table:table-cell table:style-name="tcsRowA">
                <text:p text:style-name="psCell"><text:span text:style-name="tsTd">log</text:span></text:p>
              </table:table-cell>
              <table:table-cell table:style-name="tcsRowA">
                <text:p text:style-name="psCell"><text:span text:style-name="tsTd">Log the packet (does not stop evaluation)</text:span></text:p>
              </table:table-cell>
            </table:table-row>
            <table:table-row>
              <table:table-cell table:style-name="tcsRowB">
                <text:p text:style-name="psCell"><text:span text:style-name="tsTd">counter</text:span></text:p>
              </table:table-cell>
              <table:table-cell table:style-name="tcsRowB">
                <text:p text:style-name="psCell"><text:span text:style-name="tsTd">Count packets and bytes (does not stop evaluation)</text:span></text:p>
              </table:table-cell>
            </table:table-row>
          </table:table>
        </draw:frame>
        <presentation:notes>
          <draw:frame draw:style-name="gsFrame" svg:x="2cm" svg:y="14cm" svg:width="29cm" svg:height="10cm" presentation:class="notes">
            <draw:text-box>
              <text:p text:style-name="psCode"><text:span text:style-name="tsDiag">Verdict | Meaning</text:span></text:p>
              <text:p text:style-name="psCode"><text:span text:style-name="tsDiag">------------------------------------------------------------</text:span></text:p>
              <text:p text:style-name="psCode"><text:span text:style-name="tsDiag">accept | Allow the packet; stop evaluating this chain</text:span></text:p>
              <text:p text:style-name="psCode"><text:span text:style-name="tsDiag">drop | Silently discard the packet</text:span></text:p>
              <text:p text:style-name="psCode"><text:span text:style-name="tsDiag">reject | Discard and send an ICMP error back to sender</text:span></text:p>
              <text:p text:style-name="psCode"><text:span text:style-name="tsDiag">return | Stop evaluating current chain; return to caller</text:span></text:p>
              <text:p text:style-name="psCode"><text:span text:style-name="tsDiag">jump chain_name | Evaluate another chain; return here if no match</text:span></text:p>
              <text:p text:style-name="psCode"><text:span text:style-name="tsDiag">goto chain_name | Evaluate another chain; do NOT return</text:span></text:p>
              <text:p text:style-name="psCode"><text:span text:style-name="tsDiag">log | Log the packet (does not stop evaluation)</text:span></text:p>
              <text:p text:style-name="psCode"><text:span text:style-name="tsDiag">counter | Count packets and bytes (does not stop evaluation)</text:span></text:p>
            </draw:text-box>
          </draw:frame>
        </presentation:notes>
      </draw:page>
      <draw:page draw:style-name="dpNormal" draw:master-page-name="RHELDark">
        <draw:frame draw:style-name="gsFrame" svg:x="1cm" svg:y="0.4cm" svg:width="31.87cm" svg:height="2.2cm">
          <draw:text-box>
            <text:p text:style-name="psTitle"><text:span text:style-name="tsH1">6. Sets and Maps</text:span></text:p>
          </draw:text-box>
        </draw:frame>
        <draw:frame draw:style-name="gsFrame" svg:x="1cm" svg:y="2.9cm" svg:width="31.87cm" svg:height="15.5cm">
          <draw:text-box>
            <text:p text:style-name="psBullet"><text:span text:style-name="tsBullet">◆ Sets</text:span></text:p>
            <text:p text:style-name="psBullet"><text:span text:style-name="tsBullet">A set is a collection of values (IPs, ports, etc.) that can be matched against in a single rule. This is far more efficient than writing one rule per value.</text:span></text:p>
            <text:p text:style-name="psBullet"><text:span text:style-name="tsBullet">◆ Set flags and types</text:span></text:p>
            <text:p text:style-name="psBullet"><text:span text:style-name="tsBullet">◆ Maps</text:span></text:p>
            <text:p text:style-name="psBullet"><text:span text:style-name="tsBullet">A map is a key-value structure. The key is matched against a packet property, and the value determines the action or destination.</text:span></text:p>
          </draw:text-box>
        </draw:frame>
        <presentation:notes>
          <draw:frame draw:style-name="gsFrame" svg:x="2cm" svg:y="14cm" svg:width="29cm" svg:height="10cm" presentation:class="notes">
            <draw:text-box>
              <text:p text:style-name="psCode"><text:span text:style-name="tsDiag">### Sets</text:span></text:p>
              <text:p text:style-name="psCode"><text:span text:style-name="tsDiag"> </text:span></text:p>
              <text:p text:style-name="psCode"><text:span text:style-name="tsDiag">A **set** is a collection of values (IPs, ports, etc.) that can be matched</text:span></text:p>
              <text:p text:style-name="psCode"><text:span text:style-name="tsDiag">against in a single rule. This is far more efficient than writing one rule per</text:span></text:p>
              <text:p text:style-name="psCode"><text:span text:style-name="tsDiag">value.</text:span></text:p>
              <text:p text:style-name="psCode"><text:span text:style-name="tsDiag"> </text:span></text:p>
              <text:p text:style-name="psCode"><text:span text:style-name="tsDiag">```bash</text:span></text:p>
              <text:p text:style-name="psCode"><text:span text:style-name="tsDiag">nft add set inet my_table my_blocklist \</text:span></text:p>
              <text:p text:style-name="psCode"><text:span text:style-name="tsDiag">  '{ type ipv4_addr; flags interval; }'</text:span></text:p>
              <text:p text:style-name="psCode"><text:span text:style-name="tsDiag"> </text:span></text:p>
              <text:p text:style-name="psCode"><text:span text:style-name="tsDiag">nft add element inet my_table my_blocklist { 192.168.1.100, 10.0.0.0/8 }</text:span></text:p>
              <text:p text:style-name="psCode"><text:span text:style-name="tsDiag"> </text:span></text:p>
              <text:p text:style-name="psCode"><text:span text:style-name="tsDiag">nft add rule inet my_table my_input_chain \</text:span></text:p>
              <text:p text:style-name="psCode"><text:span text:style-name="tsDiag">  ip saddr @my_blocklist drop</text:span></text:p>
              <text:p text:style-name="psCode"><text:span text:style-name="tsDiag"> </text:span></text:p>
              <text:p text:style-name="psCode"><text:span text:style-name="tsDiag">nft add rule inet my_table my_input_chain \</text:span></text:p>
              <text:p text:style-name="psCode"><text:span text:style-name="tsDiag">  tcp dport { 80, 443, 8080 } accept</text:span></text:p>
              <text:p text:style-name="psCode"><text:span text:style-name="tsDiag">```</text:span></text:p>
              <text:p text:style-name="psCode"><text:span text:style-name="tsDiag"> </text:span></text:p>
              <text:p text:style-name="psCode"><text:span text:style-name="tsDiag">### Set flags and types</text:span></text:p>
              <text:p text:style-name="psCode"><text:span text:style-name="tsDiag"> </text:span></text:p>
              <text:p text:style-name="psCode"><text:span text:style-name="tsDiag">```bash</text:span></text:p>
              <text:p text:style-name="psCode"><text:span text:style-name="tsDiag">nft add set inet my_table temp_blocklist \</text:span></text:p>
              <text:p text:style-name="psCode"><text:span text:style-name="tsDiag">  '{ type ipv4_addr; flags timeout; timeout 1h; }'</text:span></text:p>
              <text:p text:style-name="psCode"><text:span text:style-name="tsDiag"> </text:span></text:p>
              <text:p text:style-name="psCode"><text:span text:style-name="tsDiag">nft add set inet my_table cidr_blocklist \</text:span></text:p>
              <text:p text:style-name="psCode"><text:span text:style-name="tsDiag">  '{ type ipv4_addr; flags interval; }'</text:span></text:p>
              <text:p text:style-name="psCode"><text:span text:style-name="tsDiag"> </text:span></text:p>
              <text:p text:style-name="psCode"><text:span text:style-name="tsDiag">nft add set inet my_table counted_ips \</text:span></text:p>
              <text:p text:style-name="psCode"><text:span text:style-name="tsDiag">  '{ type ipv4_addr; flags counter; }'</text:span></text:p>
              <text:p text:style-name="psCode"><text:span text:style-name="tsDiag">```</text:span></text:p>
              <text:p text:style-name="psCode"><text:span text:style-name="tsDiag"> </text:span></text:p>
              <text:p text:style-name="psCode"><text:span text:style-name="tsDiag">### Maps</text:span></text:p>
              <text:p text:style-name="psCode"><text:span text:style-name="tsDiag"> </text:span></text:p>
              <text:p text:style-name="psCode"><text:span text:style-name="tsDiag">A **map** is a key-value structure. The key is matched against a packet</text:span></text:p>
              <text:p text:style-name="psCode"><text:span text:style-name="tsDiag">property, and the value determines the action or destination.</text:span></text:p>
              <text:p text:style-name="psCode"><text:span text:style-name="tsDiag"> </text:span></text:p>
              <text:p text:style-name="psCode"><text:span text:style-name="tsDiag">```bash</text:span></text:p>
              <text:p text:style-name="psCode"><text:span text:style-name="tsDiag">nft add map inet my_table port_to_host \</text:span></text:p>
              <text:p text:style-name="psCode"><text:span text:style-name="tsDiag">  '{ type inet_service : ipv4_addr; }'</text:span></text:p>
              <text:p text:style-name="psCode"><text:span text:style-name="tsDiag"> </text:span></text:p>
              <text:p text:style-name="psCode"><text:span text:style-name="tsDiag">nft add element inet my_table port_to_host {</text:span></text:p>
              <text:p text:style-name="psCode"><text:span text:style-name="tsDiag">  80  : 192.168.1.10,</text:span></text:p>
              <text:p text:style-name="psCode"><text:span text:style-name="tsDiag">  443 : 192.168.1.10,</text:span></text:p>
              <text:p text:style-name="psCode"><text:span text:style-name="tsDiag">  22  : 192.168.1.20</text:span></text:p>
              <text:p text:style-name="psCode"><text:span text:style-name="tsDiag">}</text:span></text:p>
              <text:p text:style-name="psCode"><text:span text:style-name="tsDiag"> </text:span></text:p>
              <text:p text:style-name="psCode"><text:span text:style-name="tsDiag">nft add rule inet my_table prerouting \</text:span></text:p>
              <text:p text:style-name="psCode"><text:span text:style-name="tsDiag">  dnat to tcp dport map @port_to_host</text:span></text:p>
              <text:p text:style-name="psCode"><text:span text:style-name="tsDiag">```</text:span></text:p>
              <text:p text:style-name="psCode"><text:span text:style-name="tsDiag"> </text:span></text:p>
              <text:p text:style-name="psCode"><text:span text:style-name="tsDiag">---</text:span></text:p>
            </draw:text-box>
          </draw:frame>
        </presentation:notes>
      </draw:page>
      <draw:page draw:style-name="dpCode" draw:master-page-name="RHELDark">
        <draw:frame draw:style-name="gsFrame" svg:x="1cm" svg:y="0.4cm" svg:width="31.87cm" svg:height="2.6cm">
          <draw:text-box>
            <text:p text:style-name="psTitle"><text:span text:style-name="tsH1">6. Sets and Maps — BASH</text:span></text:p>
          </draw:text-box>
        </draw:frame>
        <draw:frame draw:style-name="gsCode" svg:x="1cm" svg:y="3.3cm" svg:width="31.87cm" svg:height="15.2cm">
          <draw:text-box>
            <text:p text:style-name="psCode"><text:span text:style-name="tsCodeDyn_11_A8FF60_DejaVuSansMono">nft add set inet my_table my_blocklist \</text:span><text:line-break/><text:span text:style-name="tsCodeDyn_11_A8FF60_DejaVuSansMono">  '{ type ipv4_addr; flags interval; }'</text:span><text:line-break/><text:span text:style-name="tsCodeDyn_11_A8FF60_DejaVuSansMono"> </text:span><text:line-break/><text:span text:style-name="tsCodeDyn_11_A8FF60_DejaVuSansMono">nft add element inet my_table my_blocklist { 192.168.1.100, 10.0.0.0/8 }</text:span><text:line-break/><text:span text:style-name="tsCodeDyn_11_A8FF60_DejaVuSansMono"> </text:span><text:line-break/><text:span text:style-name="tsCodeDyn_11_A8FF60_DejaVuSansMono">nft add rule inet my_table my_input_chain \</text:span><text:line-break/><text:span text:style-name="tsCodeDyn_11_A8FF60_DejaVuSansMono">  ip saddr @my_blocklist drop</text:span><text:line-break/><text:span text:style-name="tsCodeDyn_11_A8FF60_DejaVuSansMono"> </text:span><text:line-break/><text:span text:style-name="tsCodeDyn_11_A8FF60_DejaVuSansMono">nft add rule inet my_table my_input_chain \</text:span><text:line-break/><text:span text:style-name="tsCodeDyn_11_A8FF60_DejaVuSansMono">  tcp dport { 80, 443, 8080 } accept</text:span><text:line-break/><text:span text:style-name="tsCodeDyn_11_A8FF60_DejaVuSansMono"> </text:span><text:line-break/><text:span text:style-name="tsCodeDyn_11_A8FF60_DejaVuSansMono">nft add set inet my_table temp_blocklist \</text:span><text:line-break/><text:span text:style-name="tsCodeDyn_11_A8FF60_DejaVuSansMono">  '{ type ipv4_addr; flags timeout; timeout 1h; }'</text:span><text:line-break/><text:span text:style-name="tsCodeDyn_11_A8FF60_DejaVuSansMono"> </text:span><text:line-break/><text:span text:style-name="tsCodeDyn_11_A8FF60_DejaVuSansMono">nft add set inet my_table cidr_blocklist \</text:span><text:line-break/><text:span text:style-name="tsCodeDyn_11_A8FF60_DejaVuSansMono">  '{ type ipv4_addr; flags interval; }'</text:span><text:line-break/><text:span text:style-name="tsCodeDyn_11_A8FF60_DejaVuSansMono"> </text:span><text:line-break/><text:span text:style-name="tsCodeDyn_11_A8FF60_DejaVuSansMono">nft add set inet my_table counted_ips \</text:span><text:line-break/><text:span text:style-name="tsCodeDyn_11_A8FF60_DejaVuSansMono">  '{ type ipv4_addr; flags counter; }'</text:span></text:p>
          </draw:text-box>
        </draw:frame>
        <presentation:notes>
          <draw:frame draw:style-name="gsFrame" svg:x="2cm" svg:y="14cm" svg:width="29cm" svg:height="10cm" presentation:class="notes">
            <draw:text-box>
              <text:p text:style-name="psCode"><text:span text:style-name="tsDiag">nft add set inet my_table my_blocklist \</text:span></text:p>
              <text:p text:style-name="psCode"><text:span text:style-name="tsDiag">  '{ type ipv4_addr; flags interval; }'</text:span></text:p>
              <text:p text:style-name="psCode"><text:span text:style-name="tsDiag"> </text:span></text:p>
              <text:p text:style-name="psCode"><text:span text:style-name="tsDiag">nft add element inet my_table my_blocklist { 192.168.1.100, 10.0.0.0/8 }</text:span></text:p>
              <text:p text:style-name="psCode"><text:span text:style-name="tsDiag"> </text:span></text:p>
              <text:p text:style-name="psCode"><text:span text:style-name="tsDiag">nft add rule inet my_table my_input_chain \</text:span></text:p>
              <text:p text:style-name="psCode"><text:span text:style-name="tsDiag">  ip saddr @my_blocklist drop</text:span></text:p>
              <text:p text:style-name="psCode"><text:span text:style-name="tsDiag"> </text:span></text:p>
              <text:p text:style-name="psCode"><text:span text:style-name="tsDiag">nft add rule inet my_table my_input_chain \</text:span></text:p>
              <text:p text:style-name="psCode"><text:span text:style-name="tsDiag">  tcp dport { 80, 443, 8080 } accept</text:span></text:p>
              <text:p text:style-name="psCode"><text:span text:style-name="tsDiag"> </text:span></text:p>
              <text:p text:style-name="psCode"><text:span text:style-name="tsDiag">nft add set inet my_table temp_blocklist \</text:span></text:p>
              <text:p text:style-name="psCode"><text:span text:style-name="tsDiag">  '{ type ipv4_addr; flags timeout; timeout 1h; }'</text:span></text:p>
              <text:p text:style-name="psCode"><text:span text:style-name="tsDiag"> </text:span></text:p>
              <text:p text:style-name="psCode"><text:span text:style-name="tsDiag">nft add set inet my_table cidr_blocklist \</text:span></text:p>
              <text:p text:style-name="psCode"><text:span text:style-name="tsDiag">  '{ type ipv4_addr; flags interval; }'</text:span></text:p>
              <text:p text:style-name="psCode"><text:span text:style-name="tsDiag"> </text:span></text:p>
              <text:p text:style-name="psCode"><text:span text:style-name="tsDiag">nft add set inet my_table counted_ips \</text:span></text:p>
              <text:p text:style-name="psCode"><text:span text:style-name="tsDiag">  '{ type ipv4_addr; flags counter; }'</text:span></text:p>
            </draw:text-box>
          </draw:frame>
        </presentation:notes>
      </draw:page>
      <draw:page draw:style-name="dpCode" draw:master-page-name="RHELDark">
        <draw:frame draw:style-name="gsFrame" svg:x="1cm" svg:y="0.4cm" svg:width="31.87cm" svg:height="2.6cm">
          <draw:text-box>
            <text:p text:style-name="psTitle"><text:span text:style-name="tsH1">6. Sets and Maps — BASH</text:span></text:p>
          </draw:text-box>
        </draw:frame>
        <draw:frame draw:style-name="gsCode" svg:x="1cm" svg:y="3.3cm" svg:width="31.87cm" svg:height="15.2cm">
          <draw:text-box>
            <text:p text:style-name="psCode"><text:span text:style-name="tsCodeDyn_11_A8FF60_DejaVuSansMono">nft add map inet my_table port_to_host \</text:span><text:line-break/><text:span text:style-name="tsCodeDyn_11_A8FF60_DejaVuSansMono">  '{ type inet_service : ipv4_addr; }'</text:span><text:line-break/><text:span text:style-name="tsCodeDyn_11_A8FF60_DejaVuSansMono"> </text:span><text:line-break/><text:span text:style-name="tsCodeDyn_11_A8FF60_DejaVuSansMono">nft add element inet my_table port_to_host {</text:span><text:line-break/><text:span text:style-name="tsCodeDyn_11_A8FF60_DejaVuSansMono">  80  : 192.168.1.10,</text:span><text:line-break/><text:span text:style-name="tsCodeDyn_11_A8FF60_DejaVuSansMono">  443 : 192.168.1.10,</text:span><text:line-break/><text:span text:style-name="tsCodeDyn_11_A8FF60_DejaVuSansMono">  22  : 192.168.1.20</text:span><text:line-break/><text:span text:style-name="tsCodeDyn_11_A8FF60_DejaVuSansMono">}</text:span><text:line-break/><text:span text:style-name="tsCodeDyn_11_A8FF60_DejaVuSansMono"> </text:span><text:line-break/><text:span text:style-name="tsCodeDyn_11_A8FF60_DejaVuSansMono">nft add rule inet my_table prerouting \</text:span><text:line-break/><text:span text:style-name="tsCodeDyn_11_A8FF60_DejaVuSansMono">  dnat to tcp dport map @port_to_host</text:span></text:p>
          </draw:text-box>
        </draw:frame>
        <presentation:notes>
          <draw:frame draw:style-name="gsFrame" svg:x="2cm" svg:y="14cm" svg:width="29cm" svg:height="10cm" presentation:class="notes">
            <draw:text-box>
              <text:p text:style-name="psCode"><text:span text:style-name="tsDiag">nft add map inet my_table port_to_host \</text:span></text:p>
              <text:p text:style-name="psCode"><text:span text:style-name="tsDiag">  '{ type inet_service : ipv4_addr; }'</text:span></text:p>
              <text:p text:style-name="psCode"><text:span text:style-name="tsDiag"> </text:span></text:p>
              <text:p text:style-name="psCode"><text:span text:style-name="tsDiag">nft add element inet my_table port_to_host {</text:span></text:p>
              <text:p text:style-name="psCode"><text:span text:style-name="tsDiag">  80  : 192.168.1.10,</text:span></text:p>
              <text:p text:style-name="psCode"><text:span text:style-name="tsDiag">  443 : 192.168.1.10,</text:span></text:p>
              <text:p text:style-name="psCode"><text:span text:style-name="tsDiag">  22  : 192.168.1.20</text:span></text:p>
              <text:p text:style-name="psCode"><text:span text:style-name="tsDiag">}</text:span></text:p>
              <text:p text:style-name="psCode"><text:span text:style-name="tsDiag"> </text:span></text:p>
              <text:p text:style-name="psCode"><text:span text:style-name="tsDiag">nft add rule inet my_table prerouting \</text:span></text:p>
              <text:p text:style-name="psCode"><text:span text:style-name="tsDiag">  dnat to tcp dport map @port_to_host</text:span></text:p>
            </draw:text-box>
          </draw:frame>
        </presentation:notes>
      </draw:page>
      <draw:page draw:style-name="dpNormal" draw:master-page-name="RHELDark">
        <draw:frame draw:style-name="gsFrame" svg:x="1cm" svg:y="0.4cm" svg:width="31.87cm" svg:height="2.2cm">
          <draw:text-box>
            <text:p text:style-name="psTitle"><text:span text:style-name="tsH1">7. The nft CLI</text:span></text:p>
          </draw:text-box>
        </draw:frame>
        <draw:frame draw:style-name="gsFrame" svg:x="1cm" svg:y="2.9cm" svg:width="31.87cm" svg:height="15.5cm">
          <draw:text-box>
            <text:p text:style-name="psBullet"><text:span text:style-name="tsBullet">◆ Listing the ruleset</text:span></text:p>
            <text:p text:style-name="psBullet"><text:span text:style-name="tsBullet">◆ Modifying the ruleset</text:span></text:p>
            <text:p text:style-name="psBullet"><text:span text:style-name="tsBullet">◆ Atomic ruleset loading from a file</text:span></text:p>
            <text:p text:style-name="psBullet"><text:span text:style-name="tsBullet">This is the safe way to load complex rulesets — it's all-or-nothing:</text:span></text:p>
            <text:p text:style-name="psBullet"><text:span text:style-name="tsBullet">◆ Saving and restoring</text:span></text:p>
            <text:p text:style-name="psBullet"><text:span text:style-name="tsBullet">💡 ⚠️  IMPORTANT — Don't save firewalld's ruleset and restore it manually If firewalld is running, its tables are present in nft list ruleset. Saving and restoring this dump manually will conflict with firewalld's own management. Use this approach only for standalone nftables rulesets (without firewalld).</text:span></text:p>
          </draw:text-box>
        </draw:frame>
        <presentation:notes>
          <draw:frame draw:style-name="gsFrame" svg:x="2cm" svg:y="14cm" svg:width="29cm" svg:height="10cm" presentation:class="notes">
            <draw:text-box>
              <text:p text:style-name="psCode"><text:span text:style-name="tsDiag">### Listing the ruleset</text:span></text:p>
              <text:p text:style-name="psCode"><text:span text:style-name="tsDiag"> </text:span></text:p>
              <text:p text:style-name="psCode"><text:span text:style-name="tsDiag">```bash</text:span></text:p>
              <text:p text:style-name="psCode"><text:span text:style-name="tsDiag">nft list ruleset</text:span></text:p>
              <text:p text:style-name="psCode"><text:span text:style-name="tsDiag"> </text:span></text:p>
              <text:p text:style-name="psCode"><text:span text:style-name="tsDiag">nft list table inet firewalld</text:span></text:p>
              <text:p text:style-name="psCode"><text:span text:style-name="tsDiag"> </text:span></text:p>
              <text:p text:style-name="psCode"><text:span text:style-name="tsDiag">nft list chain inet firewalld filter_INPUT</text:span></text:p>
              <text:p text:style-name="psCode"><text:span text:style-name="tsDiag"> </text:span></text:p>
              <text:p text:style-name="psCode"><text:span text:style-name="tsDiag">nft -a list ruleset</text:span></text:p>
              <text:p text:style-name="psCode"><text:span text:style-name="tsDiag"> </text:span></text:p>
              <text:p text:style-name="psCode"><text:span text:style-name="tsDiag">nft list ruleset   # counters appear if rules have counter statement</text:span></text:p>
              <text:p text:style-name="psCode"><text:span text:style-name="tsDiag"> </text:span></text:p>
              <text:p text:style-name="psCode"><text:span text:style-name="tsDiag">nft list sets</text:span></text:p>
              <text:p text:style-name="psCode"><text:span text:style-name="tsDiag">nft list set inet firewalld my_set</text:span></text:p>
              <text:p text:style-name="psCode"><text:span text:style-name="tsDiag">```</text:span></text:p>
              <text:p text:style-name="psCode"><text:span text:style-name="tsDiag"> </text:span></text:p>
              <text:p text:style-name="psCode"><text:span text:style-name="tsDiag">### Modifying the ruleset</text:span></text:p>
              <text:p text:style-name="psCode"><text:span text:style-name="tsDiag"> </text:span></text:p>
              <text:p text:style-name="psCode"><text:span text:style-name="tsDiag">```bash</text:span></text:p>
              <text:p text:style-name="psCode"><text:span text:style-name="tsDiag">nft add table inet test_table</text:span></text:p>
              <text:p text:style-name="psCode"><text:span text:style-name="tsDiag"> </text:span></text:p>
              <text:p text:style-name="psCode"><text:span text:style-name="tsDiag">nft add chain inet test_table input_chain \</text:span></text:p>
              <text:p text:style-name="psCode"><text:span text:style-name="tsDiag">  '{ type filter hook input priority 10; policy accept; }'</text:span></text:p>
              <text:p text:style-name="psCode"><text:span text:style-name="tsDiag"> </text:span></text:p>
              <text:p text:style-name="psCode"><text:span text:style-name="tsDiag">nft add rule inet test_table input_chain \</text:span></text:p>
              <text:p text:style-name="psCode"><text:span text:style-name="tsDiag">  tcp dport 9999 drop</text:span></text:p>
              <text:p text:style-name="psCode"><text:span text:style-name="tsDiag"> </text:span></text:p>
              <text:p text:style-name="psCode"><text:span text:style-name="tsDiag">nft flush chain inet test_table input_chain</text:span></text:p>
              <text:p text:style-name="psCode"><text:span text:style-name="tsDiag"> </text:span></text:p>
              <text:p text:style-name="psCode"><text:span text:style-name="tsDiag">nft flush table inet test_table</text:span></text:p>
              <text:p text:style-name="psCode"><text:span text:style-name="tsDiag"> </text:span></text:p>
              <text:p text:style-name="psCode"><text:span text:style-name="tsDiag">nft delete table inet test_table</text:span></text:p>
              <text:p text:style-name="psCode"><text:span text:style-name="tsDiag">```</text:span></text:p>
              <text:p text:style-name="psCode"><text:span text:style-name="tsDiag"> </text:span></text:p>
              <text:p text:style-name="psCode"><text:span text:style-name="tsDiag">### Atomic ruleset loading from a file</text:span></text:p>
              <text:p text:style-name="psCode"><text:span text:style-name="tsDiag"> </text:span></text:p>
              <text:p text:style-name="psCode"><text:span text:style-name="tsDiag">This is the safe way to load complex rulesets — it's all-or-nothing:</text:span></text:p>
              <text:p text:style-name="psCode"><text:span text:style-name="tsDiag"> </text:span></text:p>
              <text:p text:style-name="psCode"><text:span text:style-name="tsDiag">```bash</text:span></text:p>
              <text:p text:style-name="psCode"><text:span text:style-name="tsDiag">cat &gt; /tmp/my_rules.nft &lt;&lt; 'EOF'</text:span></text:p>
              <text:p text:style-name="psCode"><text:span text:style-name="tsDiag">table inet my_filter {</text:span></text:p>
              <text:p text:style-name="psCode"><text:span text:style-name="tsDiag">  chain input {</text:span></text:p>
              <text:p text:style-name="psCode"><text:span text:style-name="tsDiag">    type filter hook input priority 0; policy drop;</text:span></text:p>
              <text:p text:style-name="psCode"><text:span text:style-name="tsDiag">    ct state established,related accept</text:span></text:p>
              <text:p text:style-name="psCode"><text:span text:style-name="tsDiag">    ct state invalid drop</text:span></text:p>
              <text:p text:style-name="psCode"><text:span text:style-name="tsDiag">    iifname lo accept</text:span></text:p>
              <text:p text:style-name="psCode"><text:span text:style-name="tsDiag">    tcp dport 22 accept</text:span></text:p>
              <text:p text:style-name="psCode"><text:span text:style-name="tsDiag">    log prefix "DROPPED: " drop</text:span></text:p>
              <text:p text:style-name="psCode"><text:span text:style-name="tsDiag">  }</text:span></text:p>
              <text:p text:style-name="psCode"><text:span text:style-name="tsDiag">}</text:span></text:p>
              <text:p text:style-name="psCode"><text:span text:style-name="tsDiag">EOF</text:span></text:p>
              <text:p text:style-name="psCode"><text:span text:style-name="tsDiag"> </text:span></text:p>
              <text:p text:style-name="psCode"><text:span text:style-name="tsDiag">nft -f /tmp/my_rules.nft</text:span></text:p>
              <text:p text:style-name="psCode"><text:span text:style-name="tsDiag"> </text:span></text:p>
              <text:p text:style-name="psCode"><text:span text:style-name="tsDiag">nft list table inet my_filter</text:span></text:p>
              <text:p text:style-name="psCode"><text:span text:style-name="tsDiag">```</text:span></text:p>
              <text:p text:style-name="psCode"><text:span text:style-name="tsDiag"> </text:span></text:p>
              <text:p text:style-name="psCode"><text:span text:style-name="tsDiag">### Saving and restoring</text:span></text:p>
              <text:p text:style-name="psCode"><text:span text:style-name="tsDiag"> </text:span></text:p>
              <text:p text:style-name="psCode"><text:span text:style-name="tsDiag">```bash</text:span></text:p>
              <text:p text:style-name="psCode"><text:span text:style-name="tsDiag">nft list ruleset &gt; /tmp/ruleset-backup.nft</text:span></text:p>
              <text:p text:style-name="psCode"><text:span text:style-name="tsDiag"> </text:span></text:p>
              <text:p text:style-name="psCode"><text:span text:style-name="tsDiag">nft -f /tmp/ruleset-backup.nft</text:span></text:p>
              <text:p text:style-name="psCode"><text:span text:style-name="tsDiag">```</text:span></text:p>
              <text:p text:style-name="psCode"><text:span text:style-name="tsDiag"> </text:span></text:p>
              <text:p text:style-name="psCode"><text:span text:style-name="tsDiag">&gt; **⚠️  IMPORTANT — Don't save firewalld's ruleset and restore it manually**</text:span></text:p>
              <text:p text:style-name="psCode"><text:span text:style-name="tsDiag">&gt; If firewalld is running, its tables are present in `nft list ruleset`. Saving</text:span></text:p>
              <text:p text:style-name="psCode"><text:span text:style-name="tsDiag">&gt; and restoring this dump manually will conflict with firewalld's own management.</text:span></text:p>
              <text:p text:style-name="psCode"><text:span text:style-name="tsDiag">&gt; Use this approach only for standalone nftables rulesets (without firewalld).</text:span></text:p>
              <text:p text:style-name="psCode"><text:span text:style-name="tsDiag"> </text:span></text:p>
              <text:p text:style-name="psCode"><text:span text:style-name="tsDiag">---</text:span></text:p>
            </draw:text-box>
          </draw:frame>
        </presentation:notes>
      </draw:page>
      <draw:page draw:style-name="dpCode" draw:master-page-name="RHELDark">
        <draw:frame draw:style-name="gsFrame" svg:x="1cm" svg:y="0.4cm" svg:width="31.87cm" svg:height="2.6cm">
          <draw:text-box>
            <text:p text:style-name="psTitle"><text:span text:style-name="tsH1">7. The nft CLI — BASH</text:span></text:p>
          </draw:text-box>
        </draw:frame>
        <draw:frame draw:style-name="gsCode" svg:x="1cm" svg:y="3.3cm" svg:width="31.87cm" svg:height="15.2cm">
          <draw:text-box>
            <text:p text:style-name="psCode"><text:span text:style-name="tsCodeDyn_11_A8FF60_DejaVuSansMono">nft list ruleset</text:span><text:line-break/><text:span text:style-name="tsCodeDyn_11_A8FF60_DejaVuSansMono"> </text:span><text:line-break/><text:span text:style-name="tsCodeDyn_11_A8FF60_DejaVuSansMono">nft list table inet firewalld</text:span><text:line-break/><text:span text:style-name="tsCodeDyn_11_A8FF60_DejaVuSansMono"> </text:span><text:line-break/><text:span text:style-name="tsCodeDyn_11_A8FF60_DejaVuSansMono">nft list chain inet firewalld filter_INPUT</text:span><text:line-break/><text:span text:style-name="tsCodeDyn_11_A8FF60_DejaVuSansMono"> </text:span><text:line-break/><text:span text:style-name="tsCodeDyn_11_A8FF60_DejaVuSansMono">nft -a list ruleset</text:span><text:line-break/><text:span text:style-name="tsCodeDyn_11_A8FF60_DejaVuSansMono"> </text:span><text:line-break/><text:span text:style-name="tsCodeDyn_11_A8FF60_DejaVuSansMono">nft list ruleset   # counters appear if rules have counter statement</text:span><text:line-break/><text:span text:style-name="tsCodeDyn_11_A8FF60_DejaVuSansMono"> </text:span><text:line-break/><text:span text:style-name="tsCodeDyn_11_A8FF60_DejaVuSansMono">nft list sets</text:span><text:line-break/><text:span text:style-name="tsCodeDyn_11_A8FF60_DejaVuSansMono">nft list set inet firewalld my_set</text:span><text:line-break/><text:span text:style-name="tsCodeDyn_11_A8FF60_DejaVuSansMono"> </text:span><text:line-break/><text:span text:style-name="tsCodeDyn_11_A8FF60_DejaVuSansMono">nft add table inet test_table</text:span><text:line-break/><text:span text:style-name="tsCodeDyn_11_A8FF60_DejaVuSansMono"> </text:span><text:line-break/><text:span text:style-name="tsCodeDyn_11_A8FF60_DejaVuSansMono">nft add chain inet test_table input_chain \</text:span><text:line-break/><text:span text:style-name="tsCodeDyn_11_A8FF60_DejaVuSansMono">  '{ type filter hook input priority 10; policy accept; }'</text:span><text:line-break/><text:span text:style-name="tsCodeDyn_11_A8FF60_DejaVuSansMono"> </text:span><text:line-break/><text:span text:style-name="tsCodeDyn_11_A8FF60_DejaVuSansMono">nft add rule inet test_table input_chain \</text:span><text:line-break/><text:span text:style-name="tsCodeDyn_11_A8FF60_DejaVuSansMono">  tcp dport 9999 drop</text:span><text:line-break/><text:span text:style-name="tsCodeDyn_11_A8FF60_DejaVuSansMono"> </text:span><text:line-break/><text:span text:style-name="tsCodeDyn_11_A8FF60_DejaVuSansMono">nft flush chain inet test_table input_chain</text:span><text:line-break/><text:span text:style-name="tsCodeDyn_11_A8FF60_DejaVuSansMono"> </text:span><text:line-break/><text:span text:style-name="tsCodeDyn_11_A8FF60_DejaVuSansMono">nft flush table inet test_table</text:span><text:line-break/><text:span text:style-name="tsCodeDyn_11_A8FF60_DejaVuSansMono"> </text:span><text:line-break/><text:span text:style-name="tsCodeDyn_11_A8FF60_DejaVuSansMono">nft delete table inet test_table</text:span></text:p>
          </draw:text-box>
        </draw:frame>
        <presentation:notes>
          <draw:frame draw:style-name="gsFrame" svg:x="2cm" svg:y="14cm" svg:width="29cm" svg:height="10cm" presentation:class="notes">
            <draw:text-box>
              <text:p text:style-name="psCode"><text:span text:style-name="tsDiag">nft list ruleset</text:span></text:p>
              <text:p text:style-name="psCode"><text:span text:style-name="tsDiag"> </text:span></text:p>
              <text:p text:style-name="psCode"><text:span text:style-name="tsDiag">nft list table inet firewalld</text:span></text:p>
              <text:p text:style-name="psCode"><text:span text:style-name="tsDiag"> </text:span></text:p>
              <text:p text:style-name="psCode"><text:span text:style-name="tsDiag">nft list chain inet firewalld filter_INPUT</text:span></text:p>
              <text:p text:style-name="psCode"><text:span text:style-name="tsDiag"> </text:span></text:p>
              <text:p text:style-name="psCode"><text:span text:style-name="tsDiag">nft -a list ruleset</text:span></text:p>
              <text:p text:style-name="psCode"><text:span text:style-name="tsDiag"> </text:span></text:p>
              <text:p text:style-name="psCode"><text:span text:style-name="tsDiag">nft list ruleset   # counters appear if rules have counter statement</text:span></text:p>
              <text:p text:style-name="psCode"><text:span text:style-name="tsDiag"> </text:span></text:p>
              <text:p text:style-name="psCode"><text:span text:style-name="tsDiag">nft list sets</text:span></text:p>
              <text:p text:style-name="psCode"><text:span text:style-name="tsDiag">nft list set inet firewalld my_set</text:span></text:p>
              <text:p text:style-name="psCode"><text:span text:style-name="tsDiag"> </text:span></text:p>
              <text:p text:style-name="psCode"><text:span text:style-name="tsDiag">nft add table inet test_table</text:span></text:p>
              <text:p text:style-name="psCode"><text:span text:style-name="tsDiag"> </text:span></text:p>
              <text:p text:style-name="psCode"><text:span text:style-name="tsDiag">nft add chain inet test_table input_chain \</text:span></text:p>
              <text:p text:style-name="psCode"><text:span text:style-name="tsDiag">  '{ type filter hook input priority 10; policy accept; }'</text:span></text:p>
              <text:p text:style-name="psCode"><text:span text:style-name="tsDiag"> </text:span></text:p>
              <text:p text:style-name="psCode"><text:span text:style-name="tsDiag">nft add rule inet test_table input_chain \</text:span></text:p>
              <text:p text:style-name="psCode"><text:span text:style-name="tsDiag">  tcp dport 9999 drop</text:span></text:p>
              <text:p text:style-name="psCode"><text:span text:style-name="tsDiag"> </text:span></text:p>
              <text:p text:style-name="psCode"><text:span text:style-name="tsDiag">nft flush chain inet test_table input_chain</text:span></text:p>
              <text:p text:style-name="psCode"><text:span text:style-name="tsDiag"> </text:span></text:p>
              <text:p text:style-name="psCode"><text:span text:style-name="tsDiag">nft flush table inet test_table</text:span></text:p>
              <text:p text:style-name="psCode"><text:span text:style-name="tsDiag"> </text:span></text:p>
              <text:p text:style-name="psCode"><text:span text:style-name="tsDiag">nft delete table inet test_table</text:span></text:p>
            </draw:text-box>
          </draw:frame>
        </presentation:notes>
      </draw:page>
      <draw:page draw:style-name="dpCode" draw:master-page-name="RHELDark">
        <draw:frame draw:style-name="gsFrame" svg:x="1cm" svg:y="0.4cm" svg:width="31.87cm" svg:height="2.6cm">
          <draw:text-box>
            <text:p text:style-name="psTitle"><text:span text:style-name="tsH1">7. The nft CLI — BASH</text:span></text:p>
          </draw:text-box>
        </draw:frame>
        <draw:frame draw:style-name="gsCode" svg:x="1cm" svg:y="3.3cm" svg:width="31.87cm" svg:height="15.2cm">
          <draw:text-box>
            <text:p text:style-name="psCode"><text:span text:style-name="tsCodeDyn_11_A8FF60_DejaVuSansMono">cat &gt; /tmp/my_rules.nft &lt;&lt; 'EOF'</text:span><text:line-break/><text:span text:style-name="tsCodeDyn_11_A8FF60_DejaVuSansMono">table inet my_filter {</text:span><text:line-break/><text:span text:style-name="tsCodeDyn_11_A8FF60_DejaVuSansMono">  chain input {</text:span><text:line-break/><text:span text:style-name="tsCodeDyn_11_A8FF60_DejaVuSansMono">    type filter hook input priority 0; policy drop;</text:span><text:line-break/><text:span text:style-name="tsCodeDyn_11_A8FF60_DejaVuSansMono">    ct state established,related accept</text:span><text:line-break/><text:span text:style-name="tsCodeDyn_11_A8FF60_DejaVuSansMono">    ct state invalid drop</text:span><text:line-break/><text:span text:style-name="tsCodeDyn_11_A8FF60_DejaVuSansMono">    iifname lo accept</text:span><text:line-break/><text:span text:style-name="tsCodeDyn_11_A8FF60_DejaVuSansMono">    tcp dport 22 accept</text:span><text:line-break/><text:span text:style-name="tsCodeDyn_11_A8FF60_DejaVuSansMono">    log prefix "DROPPED: " drop</text:span><text:line-break/><text:span text:style-name="tsCodeDyn_11_A8FF60_DejaVuSansMono">  }</text:span><text:line-break/><text:span text:style-name="tsCodeDyn_11_A8FF60_DejaVuSansMono">}</text:span><text:line-break/><text:span text:style-name="tsCodeDyn_11_A8FF60_DejaVuSansMono">EOF</text:span><text:line-break/><text:span text:style-name="tsCodeDyn_11_A8FF60_DejaVuSansMono"> </text:span><text:line-break/><text:span text:style-name="tsCodeDyn_11_A8FF60_DejaVuSansMono">nft -f /tmp/my_rules.nft</text:span><text:line-break/><text:span text:style-name="tsCodeDyn_11_A8FF60_DejaVuSansMono"> </text:span><text:line-break/><text:span text:style-name="tsCodeDyn_11_A8FF60_DejaVuSansMono">nft list table inet my_filter</text:span><text:line-break/><text:span text:style-name="tsCodeDyn_11_A8FF60_DejaVuSansMono"> </text:span><text:line-break/><text:span text:style-name="tsCodeDyn_11_A8FF60_DejaVuSansMono">nft list ruleset &gt; /tmp/ruleset-backup.nft</text:span><text:line-break/><text:span text:style-name="tsCodeDyn_11_A8FF60_DejaVuSansMono"> </text:span><text:line-break/><text:span text:style-name="tsCodeDyn_11_A8FF60_DejaVuSansMono">nft -f /tmp/ruleset-backup.nft</text:span></text:p>
          </draw:text-box>
        </draw:frame>
        <presentation:notes>
          <draw:frame draw:style-name="gsFrame" svg:x="2cm" svg:y="14cm" svg:width="29cm" svg:height="10cm" presentation:class="notes">
            <draw:text-box>
              <text:p text:style-name="psCode"><text:span text:style-name="tsDiag">cat &gt; /tmp/my_rules.nft &lt;&lt; 'EOF'</text:span></text:p>
              <text:p text:style-name="psCode"><text:span text:style-name="tsDiag">table inet my_filter {</text:span></text:p>
              <text:p text:style-name="psCode"><text:span text:style-name="tsDiag">  chain input {</text:span></text:p>
              <text:p text:style-name="psCode"><text:span text:style-name="tsDiag">    type filter hook input priority 0; policy drop;</text:span></text:p>
              <text:p text:style-name="psCode"><text:span text:style-name="tsDiag">    ct state established,related accept</text:span></text:p>
              <text:p text:style-name="psCode"><text:span text:style-name="tsDiag">    ct state invalid drop</text:span></text:p>
              <text:p text:style-name="psCode"><text:span text:style-name="tsDiag">    iifname lo accept</text:span></text:p>
              <text:p text:style-name="psCode"><text:span text:style-name="tsDiag">    tcp dport 22 accept</text:span></text:p>
              <text:p text:style-name="psCode"><text:span text:style-name="tsDiag">    log prefix "DROPPED: " drop</text:span></text:p>
              <text:p text:style-name="psCode"><text:span text:style-name="tsDiag">  }</text:span></text:p>
              <text:p text:style-name="psCode"><text:span text:style-name="tsDiag">}</text:span></text:p>
              <text:p text:style-name="psCode"><text:span text:style-name="tsDiag">EOF</text:span></text:p>
              <text:p text:style-name="psCode"><text:span text:style-name="tsDiag"> </text:span></text:p>
              <text:p text:style-name="psCode"><text:span text:style-name="tsDiag">nft -f /tmp/my_rules.nft</text:span></text:p>
              <text:p text:style-name="psCode"><text:span text:style-name="tsDiag"> </text:span></text:p>
              <text:p text:style-name="psCode"><text:span text:style-name="tsDiag">nft list table inet my_filter</text:span></text:p>
              <text:p text:style-name="psCode"><text:span text:style-name="tsDiag"> </text:span></text:p>
              <text:p text:style-name="psCode"><text:span text:style-name="tsDiag">nft list ruleset &gt; /tmp/ruleset-backup.nft</text:span></text:p>
              <text:p text:style-name="psCode"><text:span text:style-name="tsDiag"> </text:span></text:p>
              <text:p text:style-name="psCode"><text:span text:style-name="tsDiag">nft -f /tmp/ruleset-backup.nft</text:span></text:p>
            </draw:text-box>
          </draw:frame>
        </presentation:notes>
      </draw:page>
      <draw:page draw:style-name="dpNormal" draw:master-page-name="RHELDark">
        <draw:frame draw:style-name="gsFrame" svg:x="1cm" svg:y="0.4cm" svg:width="31.87cm" svg:height="2.2cm">
          <draw:text-box>
            <text:p text:style-name="psTitle"><text:span text:style-name="tsH1">8. Connection Tracking in nftables</text:span></text:p>
          </draw:text-box>
        </draw:frame>
        <draw:frame draw:style-name="gsFrame" svg:x="1cm" svg:y="2.9cm" svg:width="31.87cm" svg:height="15.5cm">
          <draw:text-box>
            <text:p text:style-name="psBullet"><text:span text:style-name="tsBullet">nftables integrates with the kernel's conntrack module for stateful inspection. Connection states in nftables:</text:span></text:p>
            <text:p text:style-name="psBullet"><text:span text:style-name="tsBullet">◆ Viewing the conntrack table</text:span></text:p>
            <text:p text:style-name="psBullet"><text:span text:style-name="tsBullet">◆ Connection tracking and performance</text:span></text:p>
            <text:p text:style-name="psBullet"><text:span text:style-name="tsBullet">On a high-traffic server, connection tracking has overhead. nftables supports NOTRACK to bypass conntrack for specific traffic:</text:span></text:p>
          </draw:text-box>
        </draw:frame>
        <presentation:notes>
          <draw:frame draw:style-name="gsFrame" svg:x="2cm" svg:y="14cm" svg:width="29cm" svg:height="10cm" presentation:class="notes">
            <draw:text-box>
              <text:p text:style-name="psCode"><text:span text:style-name="tsDiag">nftables integrates with the kernel's `conntrack` module for stateful inspection.</text:span></text:p>
              <text:p text:style-name="psCode"><text:span text:style-name="tsDiag">Connection states in nftables:</text:span></text:p>
              <text:p text:style-name="psCode"><text:span text:style-name="tsDiag"> </text:span></text:p>
              <text:p text:style-name="psCode"><text:span text:style-name="tsDiag">```bash</text:span></text:p>
              <text:p text:style-name="psCode"><text:span text:style-name="tsDiag">nft add rule inet my_table input \</text:span></text:p>
              <text:p text:style-name="psCode"><text:span text:style-name="tsDiag">  ct state established,related accept</text:span></text:p>
              <text:p text:style-name="psCode"><text:span text:style-name="tsDiag">nft add rule inet my_table input \</text:span></text:p>
              <text:p text:style-name="psCode"><text:span text:style-name="tsDiag">  ct state invalid drop</text:span></text:p>
              <text:p text:style-name="psCode"><text:span text:style-name="tsDiag">```</text:span></text:p>
              <text:p text:style-name="psCode"><text:span text:style-name="tsDiag"> </text:span></text:p>
              <text:p text:style-name="psCode"><text:span text:style-name="tsDiag">### Viewing the conntrack table</text:span></text:p>
              <text:p text:style-name="psCode"><text:span text:style-name="tsDiag"> </text:span></text:p>
              <text:p text:style-name="psCode"><text:span text:style-name="tsDiag">```bash</text:span></text:p>
              <text:p text:style-name="psCode"><text:span text:style-name="tsDiag">conntrack -L</text:span></text:p>
              <text:p text:style-name="psCode"><text:span text:style-name="tsDiag"> </text:span></text:p>
              <text:p text:style-name="psCode"><text:span text:style-name="tsDiag">nft monitor</text:span></text:p>
              <text:p text:style-name="psCode"><text:span text:style-name="tsDiag">```</text:span></text:p>
              <text:p text:style-name="psCode"><text:span text:style-name="tsDiag"> </text:span></text:p>
              <text:p text:style-name="psCode"><text:span text:style-name="tsDiag">### Connection tracking and performance</text:span></text:p>
              <text:p text:style-name="psCode"><text:span text:style-name="tsDiag"> </text:span></text:p>
              <text:p text:style-name="psCode"><text:span text:style-name="tsDiag">On a high-traffic server, connection tracking has overhead. nftables supports</text:span></text:p>
              <text:p text:style-name="psCode"><text:span text:style-name="tsDiag">`NOTRACK` to bypass conntrack for specific traffic:</text:span></text:p>
              <text:p text:style-name="psCode"><text:span text:style-name="tsDiag"> </text:span></text:p>
              <text:p text:style-name="psCode"><text:span text:style-name="tsDiag">```bash</text:span></text:p>
              <text:p text:style-name="psCode"><text:span text:style-name="tsDiag">nft add rule inet my_table prerouting \</text:span></text:p>
              <text:p text:style-name="psCode"><text:span text:style-name="tsDiag">  udp sport 53 notrack</text:span></text:p>
              <text:p text:style-name="psCode"><text:span text:style-name="tsDiag">```</text:span></text:p>
              <text:p text:style-name="psCode"><text:span text:style-name="tsDiag"> </text:span></text:p>
              <text:p text:style-name="psCode"><text:span text:style-name="tsDiag">---</text:span></text:p>
            </draw:text-box>
          </draw:frame>
        </presentation:notes>
      </draw:page>
      <draw:page draw:style-name="dpCode" draw:master-page-name="RHELDark">
        <draw:frame draw:style-name="gsFrame" svg:x="1cm" svg:y="0.4cm" svg:width="31.87cm" svg:height="2.6cm">
          <draw:text-box>
            <text:p text:style-name="psTitle"><text:span text:style-name="tsH1">8. Connection Tracking in nftables — BASH</text:span></text:p>
          </draw:text-box>
        </draw:frame>
        <draw:frame draw:style-name="gsCode" svg:x="1cm" svg:y="3.3cm" svg:width="31.87cm" svg:height="15.2cm">
          <draw:text-box>
            <text:p text:style-name="psCode"><text:span text:style-name="tsCodeDyn_11_A8FF60_DejaVuSansMono">nft add rule inet my_table input \</text:span><text:line-break/><text:span text:style-name="tsCodeDyn_11_A8FF60_DejaVuSansMono">  ct state established,related accept</text:span><text:line-break/><text:span text:style-name="tsCodeDyn_11_A8FF60_DejaVuSansMono">nft add rule inet my_table input \</text:span><text:line-break/><text:span text:style-name="tsCodeDyn_11_A8FF60_DejaVuSansMono">  ct state invalid drop</text:span><text:line-break/><text:span text:style-name="tsCodeDyn_11_A8FF60_DejaVuSansMono"> </text:span><text:line-break/><text:span text:style-name="tsCodeDyn_11_A8FF60_DejaVuSansMono">conntrack -L</text:span><text:line-break/><text:span text:style-name="tsCodeDyn_11_A8FF60_DejaVuSansMono"> </text:span><text:line-break/><text:span text:style-name="tsCodeDyn_11_A8FF60_DejaVuSansMono">nft monitor</text:span><text:line-break/><text:span text:style-name="tsCodeDyn_11_A8FF60_DejaVuSansMono"> </text:span><text:line-break/><text:span text:style-name="tsCodeDyn_11_A8FF60_DejaVuSansMono">nft add rule inet my_table prerouting \</text:span><text:line-break/><text:span text:style-name="tsCodeDyn_11_A8FF60_DejaVuSansMono">  udp sport 53 notrack</text:span></text:p>
          </draw:text-box>
        </draw:frame>
        <presentation:notes>
          <draw:frame draw:style-name="gsFrame" svg:x="2cm" svg:y="14cm" svg:width="29cm" svg:height="10cm" presentation:class="notes">
            <draw:text-box>
              <text:p text:style-name="psCode"><text:span text:style-name="tsDiag">nft add rule inet my_table input \</text:span></text:p>
              <text:p text:style-name="psCode"><text:span text:style-name="tsDiag">  ct state established,related accept</text:span></text:p>
              <text:p text:style-name="psCode"><text:span text:style-name="tsDiag">nft add rule inet my_table input \</text:span></text:p>
              <text:p text:style-name="psCode"><text:span text:style-name="tsDiag">  ct state invalid drop</text:span></text:p>
              <text:p text:style-name="psCode"><text:span text:style-name="tsDiag"> </text:span></text:p>
              <text:p text:style-name="psCode"><text:span text:style-name="tsDiag">conntrack -L</text:span></text:p>
              <text:p text:style-name="psCode"><text:span text:style-name="tsDiag"> </text:span></text:p>
              <text:p text:style-name="psCode"><text:span text:style-name="tsDiag">nft monitor</text:span></text:p>
              <text:p text:style-name="psCode"><text:span text:style-name="tsDiag"> </text:span></text:p>
              <text:p text:style-name="psCode"><text:span text:style-name="tsDiag">nft add rule inet my_table prerouting \</text:span></text:p>
              <text:p text:style-name="psCode"><text:span text:style-name="tsDiag">  udp sport 53 notrack</text:span></text:p>
            </draw:text-box>
          </draw:frame>
        </presentation:notes>
      </draw:page>
      <draw:page draw:style-name="dpNormal" draw:master-page-name="RHELDark">
        <draw:frame draw:style-name="gsFrame" svg:x="1cm" svg:y="0.4cm" svg:width="31.87cm" svg:height="2.2cm">
          <draw:text-box>
            <text:p text:style-name="psTitle"><text:span text:style-name="tsH1">9. How firewalld Uses nftables</text:span></text:p>
          </draw:text-box>
        </draw:frame>
        <draw:frame draw:style-name="gsFrame" svg:x="1cm" svg:y="2.9cm" svg:width="31.87cm" svg:height="15.5cm">
          <draw:text-box>
            <text:p text:style-name="psBullet"><text:span text:style-name="tsBullet">This is where the two worlds connect. Let's trace exactly what firewalld creates in nftables when it starts.</text:span></text:p>
            <text:p text:style-name="psBullet"><text:span text:style-name="tsBullet">◆ The firewalld tables</text:span></text:p>
            <text:p text:style-name="psBullet"><text:span text:style-name="tsBullet">firewalld creates several tables when it starts. On RHEL 10 with a fresh config, nft list ruleset shows:</text:span></text:p>
            <text:p text:style-name="psBullet"><text:span text:style-name="tsBullet">◆ The chain structure inside inet firewalld</text:span></text:p>
            <text:p text:style-name="psBullet"><text:span text:style-name="tsBullet">firewalld creates chains for each hook, plus per-zone chains:</text:span></text:p>
            <text:p text:style-name="psBullet"><text:span text:style-name="tsBullet">◆ Tracing a packet through firewalld's chains</text:span></text:p>
            <text:p text:style-name="psBullet"><text:span text:style-name="tsBullet">Let's trace an incoming TCP SYN packet destined for port 80 on a host with the public zone on eth0:</text:span></text:p>
            <text:p text:style-name="psBullet"><text:span text:style-name="tsBullet">◆ Packet arrives at eth0</text:span></text:p>
          </draw:text-box>
        </draw:frame>
        <presentation:notes>
          <draw:frame draw:style-name="gsFrame" svg:x="2cm" svg:y="14cm" svg:width="29cm" svg:height="10cm" presentation:class="notes">
            <draw:text-box>
              <text:p text:style-name="psCode"><text:span text:style-name="tsDiag">  ◆ inet firewalld : filter_INPUT (priority -1)</text:span></text:p>
              <text:p text:style-name="psCode"><text:span text:style-name="tsDiag">  ◆ ct state invalid → drop</text:span></text:p>
              <text:p text:style-name="psCode"><text:span text:style-name="tsDiag">  ◆ ct state established,related → accept</text:span></text:p>
              <text:p text:style-name="psCode"><text:span text:style-name="tsDiag">  ◆ inet firewalld : filter_IN_ZONES</text:span></text:p>
              <text:p text:style-name="psCode"><text:span text:style-name="tsDiag">  ◆ iifname "eth0" → jump filter_IN_public</text:span></text:p>
              <text:p text:style-name="psCode"><text:span text:style-name="tsDiag">  ◆ inet firewalld : filter_IN_public</text:span></text:p>
              <text:p text:style-name="psCode"><text:span text:style-name="tsDiag">  ◆ Check each allowed service/port</text:span></text:p>
              <text:p text:style-name="psCode"><text:span text:style-name="tsDiag">  ◆ tcp dport 80 → accept ← if http service is enabled</text:span></text:p>
              <text:p text:style-name="psCode"><text:span text:style-name="tsDiag">  ◆ (no match) → reject ← default for public zone</text:span></text:p>
              <text:p text:style-name="psCode"><text:span text:style-name="tsDiag">◆ Seeing the zone dispatch rules</text:span></text:p>
              <text:p text:style-name="psCode"><text:span text:style-name="tsDiag">Output shows rules like:</text:span></text:p>
              <text:p text:style-name="psCode"><text:span text:style-name="tsDiag">This is how firewalld maps interfaces to zones in nftables.</text:span></text:p>
              <text:p text:style-name="psCode"><text:span text:style-name="tsDiag">◆ Correlating firewall-cmd with nftables</text:span></text:p>
              <text:p text:style-name="psCode"><text:span text:style-name="tsDiag">Let's add a service and see exactly what nftables rule gets created:</text:span></text:p>
              <text:p text:style-name="psCode"><text:span text:style-name="tsDiag">This correlation — command → nftables output — is the core skill this module builds.</text:span></text:p>
              <text:p text:style-name="psCode"><text:span text:style-name="tsDiag">◆ firewalld chain priorities</text:span></text:p>
              <text:p text:style-name="psCode"><text:span text:style-name="tsDiag">firewalld places its chains at specific priorities to coexist with other software (containers, libvirt, VPNs):</text:span></text:p>
              <text:p text:style-name="psCode"><text:span text:style-name="tsDiag">This means rules from other software at priority 0 run after firewalld's rules — so firewalld's policy is applied first.</text:span></text:p>
              <text:p text:style-name="psCode"><text:span text:style-name="tsDiag"> </text:span></text:p>
              <text:p text:style-name="psCode"><text:span text:style-name="tsDiag">This is where the two worlds connect. Let's trace exactly what firewalld creates</text:span></text:p>
              <text:p text:style-name="psCode"><text:span text:style-name="tsDiag">in nftables when it starts.</text:span></text:p>
              <text:p text:style-name="psCode"><text:span text:style-name="tsDiag"> </text:span></text:p>
              <text:p text:style-name="psCode"><text:span text:style-name="tsDiag">### The firewalld tables</text:span></text:p>
              <text:p text:style-name="psCode"><text:span text:style-name="tsDiag"> </text:span></text:p>
              <text:p text:style-name="psCode"><text:span text:style-name="tsDiag">firewalld creates several tables when it starts. On RHEL 10 with a fresh config,</text:span></text:p>
              <text:p text:style-name="psCode"><text:span text:style-name="tsDiag">`nft list ruleset` shows:</text:span></text:p>
              <text:p text:style-name="psCode"><text:span text:style-name="tsDiag"> </text:span></text:p>
              <text:p text:style-name="psCode"><text:span text:style-name="tsDiag">```</text:span></text:p>
              <text:p text:style-name="psCode"><text:span text:style-name="tsDiag">table inet firewalld { ... }</text:span></text:p>
              <text:p text:style-name="psCode"><text:span text:style-name="tsDiag"> </text:span></text:p>
              <text:p text:style-name="psCode"><text:span text:style-name="tsDiag">table ip firewalld { ... }</text:span></text:p>
              <text:p text:style-name="psCode"><text:span text:style-name="tsDiag">table ip6 firewalld { ... }</text:span></text:p>
              <text:p text:style-name="psCode"><text:span text:style-name="tsDiag">```</text:span></text:p>
              <text:p text:style-name="psCode"><text:span text:style-name="tsDiag"> </text:span></text:p>
              <text:p text:style-name="psCode"><text:span text:style-name="tsDiag">### The chain structure inside `inet firewalld`</text:span></text:p>
              <text:p text:style-name="psCode"><text:span text:style-name="tsDiag"> </text:span></text:p>
              <text:p text:style-name="psCode"><text:span text:style-name="tsDiag">firewalld creates chains for each hook, plus per-zone chains:</text:span></text:p>
              <text:p text:style-name="psCode"><text:span text:style-name="tsDiag"> </text:span></text:p>
              <text:p text:style-name="psCode"><text:span text:style-name="tsDiag">```</text:span></text:p>
              <text:p text:style-name="psCode"><text:span text:style-name="tsDiag">table inet firewalld {</text:span></text:p>
              <text:p text:style-name="psCode"><text:span text:style-name="tsDiag">  # Main entry points (base chains)</text:span></text:p>
              <text:p text:style-name="psCode"><text:span text:style-name="tsDiag">  chain filter_INPUT        # hook: input</text:span></text:p>
              <text:p text:style-name="psCode"><text:span text:style-name="tsDiag">  chain filter_FORWARD      # hook: forward</text:span></text:p>
              <text:p text:style-name="psCode"><text:span text:style-name="tsDiag">  chain filter_OUTPUT       # hook: output</text:span></text:p>
              <text:p text:style-name="psCode"><text:span text:style-name="tsDiag">  chain mangle_PREROUTING   # hook: prerouting, type mangle</text:span></text:p>
              <text:p text:style-name="psCode"><text:span text:style-name="tsDiag"> </text:span></text:p>
              <text:p text:style-name="psCode"><text:span text:style-name="tsDiag">  # Per-zone chains (one for each active zone)</text:span></text:p>
              <text:p text:style-name="psCode"><text:span text:style-name="tsDiag">  chain filter_IN_public     # Rules for the public zone (input)</text:span></text:p>
              <text:p text:style-name="psCode"><text:span text:style-name="tsDiag">  chain filter_FWD_public    # Rules for public zone (forward)</text:span></text:p>
              <text:p text:style-name="psCode"><text:span text:style-name="tsDiag">  chain filter_IN_internal   # Rules for the internal zone</text:span></text:p>
              <text:p text:style-name="psCode"><text:span text:style-name="tsDiag">  # ... etc for each zone ...</text:span></text:p>
              <text:p text:style-name="psCode"><text:span text:style-name="tsDiag"> </text:span></text:p>
              <text:p text:style-name="psCode"><text:span text:style-name="tsDiag">  # Per-policy chains</text:span></text:p>
              <text:p text:style-name="psCode"><text:span text:style-name="tsDiag">  chain filter_FWD_policy_policy_name  # Rules for named policies</text:span></text:p>
              <text:p text:style-name="psCode"><text:span text:style-name="tsDiag"> </text:span></text:p>
              <text:p text:style-name="psCode"><text:span text:style-name="tsDiag">  # Helper chains</text:span></text:p>
              <text:p text:style-name="psCode"><text:span text:style-name="tsDiag">  chain filter_IN_ZONES      # Dispatches to correct zone based on interface/source</text:span></text:p>
              <text:p text:style-name="psCode"><text:span text:style-name="tsDiag">  chain filter_FWD_ZONES     # Same for forward</text:span></text:p>
              <text:p text:style-name="psCode"><text:span text:style-name="tsDiag">}</text:span></text:p>
              <text:p text:style-name="psCode"><text:span text:style-name="tsDiag">```</text:span></text:p>
              <text:p text:style-name="psCode"><text:span text:style-name="tsDiag"> </text:span></text:p>
              <text:p text:style-name="psCode"><text:span text:style-name="tsDiag">### Tracing a packet through firewalld's chains</text:span></text:p>
              <text:p text:style-name="psCode"><text:span text:style-name="tsDiag"> </text:span></text:p>
              <text:p text:style-name="psCode"><text:span text:style-name="tsDiag">Let's trace an incoming TCP SYN packet destined for port 80 on a host with the</text:span></text:p>
              <text:p text:style-name="psCode"><text:span text:style-name="tsDiag">`public` zone on `eth0`:</text:span></text:p>
              <text:p text:style-name="psCode"><text:span text:style-name="tsDiag"> </text:span></text:p>
              <text:p text:style-name="psCode"><text:span text:style-name="tsDiag">Packet arrives at eth0</text:span></text:p>
              <text:p text:style-name="psCode"><text:span text:style-name="tsDiag">│</text:span></text:p>
              <text:p text:style-name="psCode"><text:span text:style-name="tsDiag">▼</text:span></text:p>
              <text:p text:style-name="psCode"><text:span text:style-name="tsDiag">inet firewalld : filter_INPUT (priority -1)</text:span></text:p>
              <text:p text:style-name="psCode"><text:span text:style-name="tsDiag">│   ct state invalid → drop</text:span></text:p>
              <text:p text:style-name="psCode"><text:span text:style-name="tsDiag">│   ct state established,related → accept</text:span></text:p>
              <text:p text:style-name="psCode"><text:span text:style-name="tsDiag">│</text:span></text:p>
              <text:p text:style-name="psCode"><text:span text:style-name="tsDiag">▼</text:span></text:p>
              <text:p text:style-name="psCode"><text:span text:style-name="tsDiag">inet firewalld : filter_IN_ZONES</text:span></text:p>
              <text:p text:style-name="psCode"><text:span text:style-name="tsDiag">│   iifname "eth0" → jump filter_IN_public</text:span></text:p>
              <text:p text:style-name="psCode"><text:span text:style-name="tsDiag">│</text:span></text:p>
              <text:p text:style-name="psCode"><text:span text:style-name="tsDiag">▼</text:span></text:p>
              <text:p text:style-name="psCode"><text:span text:style-name="tsDiag">inet firewalld : filter_IN_public</text:span></text:p>
              <text:p text:style-name="psCode"><text:span text:style-name="tsDiag">│   Check each allowed service/port</text:span></text:p>
              <text:p text:style-name="psCode"><text:span text:style-name="tsDiag">│   tcp dport 80 → accept   ← if http service is enabled</text:span></text:p>
              <text:p text:style-name="psCode"><text:span text:style-name="tsDiag">│   (no match)   → reject   ← default for public zone</text:span></text:p>
              <text:p text:style-name="psCode"><text:span text:style-name="tsDiag"> </text:span></text:p>
              <text:p text:style-name="psCode"><text:span text:style-name="tsDiag">### Seeing the zone dispatch rules</text:span></text:p>
              <text:p text:style-name="psCode"><text:span text:style-name="tsDiag"> </text:span></text:p>
              <text:p text:style-name="psCode"><text:span text:style-name="tsDiag">```bash</text:span></text:p>
              <text:p text:style-name="psCode"><text:span text:style-name="tsDiag">nft list chain inet firewalld filter_IN_ZONES</text:span></text:p>
              <text:p text:style-name="psCode"><text:span text:style-name="tsDiag">```</text:span></text:p>
              <text:p text:style-name="psCode"><text:span text:style-name="tsDiag"> </text:span></text:p>
              <text:p text:style-name="psCode"><text:span text:style-name="tsDiag">Output shows rules like:</text:span></text:p>
              <text:p text:style-name="psCode"><text:span text:style-name="tsDiag">```</text:span></text:p>
              <text:p text:style-name="psCode"><text:span text:style-name="tsDiag">iifname "eth0" goto filter_IN_public</text:span></text:p>
              <text:p text:style-name="psCode"><text:span text:style-name="tsDiag">```</text:span></text:p>
              <text:p text:style-name="psCode"><text:span text:style-name="tsDiag"> </text:span></text:p>
              <text:p text:style-name="psCode"><text:span text:style-name="tsDiag">This is how firewalld maps interfaces to zones in nftables.</text:span></text:p>
              <text:p text:style-name="psCode"><text:span text:style-name="tsDiag"> </text:span></text:p>
              <text:p text:style-name="psCode"><text:span text:style-name="tsDiag">### Correlating firewall-cmd with nftables</text:span></text:p>
              <text:p text:style-name="psCode"><text:span text:style-name="tsDiag"> </text:span></text:p>
              <text:p text:style-name="psCode"><text:span text:style-name="tsDiag">Let's add a service and see exactly what nftables rule gets created:</text:span></text:p>
              <text:p text:style-name="psCode"><text:span text:style-name="tsDiag"> </text:span></text:p>
              <text:p text:style-name="psCode"><text:span text:style-name="tsDiag">```bash</text:span></text:p>
              <text:p text:style-name="psCode"><text:span text:style-name="tsDiag">nft list chain inet firewalld filter_IN_public | grep -c "accept"</text:span></text:p>
              <text:p text:style-name="psCode"><text:span text:style-name="tsDiag"> </text:span></text:p>
              <text:p text:style-name="psCode"><text:span text:style-name="tsDiag">firewall-cmd --zone=public --add-service=http</text:span></text:p>
              <text:p text:style-name="psCode"><text:span text:style-name="tsDiag"> </text:span></text:p>
              <text:p text:style-name="psCode"><text:span text:style-name="tsDiag">nft list chain inet firewalld filter_IN_public | grep "80"</text:span></text:p>
              <text:p text:style-name="psCode"><text:span text:style-name="tsDiag">```</text:span></text:p>
              <text:p text:style-name="psCode"><text:span text:style-name="tsDiag"> </text:span></text:p>
              <text:p text:style-name="psCode"><text:span text:style-name="tsDiag">This correlation — command → nftables output — is the core skill this module</text:span></text:p>
              <text:p text:style-name="psCode"><text:span text:style-name="tsDiag">builds.</text:span></text:p>
              <text:p text:style-name="psCode"><text:span text:style-name="tsDiag"> </text:span></text:p>
              <text:p text:style-name="psCode"><text:span text:style-name="tsDiag">### firewalld chain priorities</text:span></text:p>
              <text:p text:style-name="psCode"><text:span text:style-name="tsDiag"> </text:span></text:p>
              <text:p text:style-name="psCode"><text:span text:style-name="tsDiag">firewalld places its chains at specific priorities to coexist with other</text:span></text:p>
              <text:p text:style-name="psCode"><text:span text:style-name="tsDiag">software (containers, libvirt, VPNs):</text:span></text:p>
              <text:p text:style-name="psCode"><text:span text:style-name="tsDiag"> </text:span></text:p>
              <text:p text:style-name="psCode"><text:span text:style-name="tsDiag">| Chain | Priority | Reason |</text:span></text:p>
              <text:p text:style-name="psCode"><text:span text:style-name="tsDiag">|-------|----------|--------|</text:span></text:p>
              <text:p text:style-name="psCode"><text:span text:style-name="tsDiag">| `mangle_PREROUTING` | -15 | After most mangle, before filter |</text:span></text:p>
              <text:p text:style-name="psCode"><text:span text:style-name="tsDiag">| `filter_INPUT` | -1 | Just before default filter priority 0 |</text:span></text:p>
              <text:p text:style-name="psCode"><text:span text:style-name="tsDiag">| `filter_FORWARD` | -1 | Same |</text:span></text:p>
              <text:p text:style-name="psCode"><text:span text:style-name="tsDiag">| `filter_OUTPUT` | 0 | Standard output filter |</text:span></text:p>
              <text:p text:style-name="psCode"><text:span text:style-name="tsDiag">| `nat` chains | -100 (pre) / 100 (post) | Standard NAT priorities |</text:span></text:p>
              <text:p text:style-name="psCode"><text:span text:style-name="tsDiag"> </text:span></text:p>
              <text:p text:style-name="psCode"><text:span text:style-name="tsDiag">This means rules from other software at priority 0 run *after* firewalld's</text:span></text:p>
              <text:p text:style-name="psCode"><text:span text:style-name="tsDiag">rules — so firewalld's policy is applied first.</text:span></text:p>
              <text:p text:style-name="psCode"><text:span text:style-name="tsDiag"> </text:span></text:p>
              <text:p text:style-name="psCode"><text:span text:style-name="tsDiag">---</text:span></text:p>
            </draw:text-box>
          </draw:frame>
        </presentation:notes>
      </draw:page>
      <draw:page draw:style-name="dpCode" draw:master-page-name="RHELDark">
        <draw:frame draw:style-name="gsFrame" svg:x="1cm" svg:y="0.4cm" svg:width="31.87cm" svg:height="2.6cm">
          <draw:text-box>
            <text:p text:style-name="psTitle"><text:span text:style-name="tsH1">9. How firewalld Uses nftables — Code</text:span></text:p>
          </draw:text-box>
        </draw:frame>
        <draw:frame draw:style-name="gsCode" svg:x="1cm" svg:y="3.3cm" svg:width="31.87cm" svg:height="15.2cm">
          <draw:text-box>
            <text:p text:style-name="psCode"><text:span text:style-name="tsCodeDyn_11_A8FF60_DejaVuSansMono">table inet firewalld { ... }</text:span><text:line-break/><text:span text:style-name="tsCodeDyn_11_A8FF60_DejaVuSansMono"> </text:span><text:line-break/><text:span text:style-name="tsCodeDyn_11_A8FF60_DejaVuSansMono">table ip firewalld { ... }</text:span><text:line-break/><text:span text:style-name="tsCodeDyn_11_A8FF60_DejaVuSansMono">table ip6 firewalld { ... }</text:span><text:line-break/><text:span text:style-name="tsCodeDyn_11_A8FF60_DejaVuSansMono"> </text:span><text:line-break/><text:span text:style-name="tsCodeDyn_11_A8FF60_DejaVuSansMono">table inet firewalld {</text:span><text:line-break/><text:span text:style-name="tsCodeDyn_11_A8FF60_DejaVuSansMono">  # Main entry points (base chains)</text:span><text:line-break/><text:span text:style-name="tsCodeDyn_11_A8FF60_DejaVuSansMono">  chain filter_INPUT        # hook: input</text:span><text:line-break/><text:span text:style-name="tsCodeDyn_11_A8FF60_DejaVuSansMono">  chain filter_FORWARD      # hook: forward</text:span><text:line-break/><text:span text:style-name="tsCodeDyn_11_A8FF60_DejaVuSansMono">  chain filter_OUTPUT       # hook: output</text:span><text:line-break/><text:span text:style-name="tsCodeDyn_11_A8FF60_DejaVuSansMono">  chain mangle_PREROUTING   # hook: prerouting, type mangle</text:span><text:line-break/><text:span text:style-name="tsCodeDyn_11_A8FF60_DejaVuSansMono"> </text:span><text:line-break/><text:span text:style-name="tsCodeDyn_11_A8FF60_DejaVuSansMono">  # Per-zone chains (one for each active zone)</text:span><text:line-break/><text:span text:style-name="tsCodeDyn_11_A8FF60_DejaVuSansMono">  chain filter_IN_public     # Rules for the public zone (input)</text:span><text:line-break/><text:span text:style-name="tsCodeDyn_11_A8FF60_DejaVuSansMono">  chain filter_FWD_public    # Rules for public zone (forward)</text:span><text:line-break/><text:span text:style-name="tsCodeDyn_11_A8FF60_DejaVuSansMono">  chain filter_IN_internal   # Rules for the internal zone</text:span><text:line-break/><text:span text:style-name="tsCodeDyn_11_A8FF60_DejaVuSansMono">  # ... etc for each zone ...</text:span><text:line-break/><text:span text:style-name="tsCodeDyn_11_A8FF60_DejaVuSansMono"> </text:span><text:line-break/><text:span text:style-name="tsCodeDyn_11_A8FF60_DejaVuSansMono">  # Per-policy chains</text:span><text:line-break/><text:span text:style-name="tsCodeDyn_11_A8FF60_DejaVuSansMono">  chain filter_FWD_policy_policy_name  # Rules for named policies</text:span><text:line-break/><text:span text:style-name="tsCodeDyn_11_A8FF60_DejaVuSansMono"> </text:span><text:line-break/><text:span text:style-name="tsCodeDyn_11_A8FF60_DejaVuSansMono">  # Helper chains</text:span><text:line-break/><text:span text:style-name="tsCodeDyn_11_A8FF60_DejaVuSansMono">  chain filter_IN_ZONES      # Dispatches to correct zone based on interface/source</text:span><text:line-break/><text:span text:style-name="tsCodeDyn_11_A8FF60_DejaVuSansMono">  chain filter_FWD_ZONES     # Same for forward</text:span><text:line-break/><text:span text:style-name="tsCodeDyn_11_A8FF60_DejaVuSansMono">}</text:span></text:p>
          </draw:text-box>
        </draw:frame>
        <presentation:notes>
          <draw:frame draw:style-name="gsFrame" svg:x="2cm" svg:y="14cm" svg:width="29cm" svg:height="10cm" presentation:class="notes">
            <draw:text-box>
              <text:p text:style-name="psCode"><text:span text:style-name="tsDiag">table inet firewalld { ... }</text:span></text:p>
              <text:p text:style-name="psCode"><text:span text:style-name="tsDiag"> </text:span></text:p>
              <text:p text:style-name="psCode"><text:span text:style-name="tsDiag">table ip firewalld { ... }</text:span></text:p>
              <text:p text:style-name="psCode"><text:span text:style-name="tsDiag">table ip6 firewalld { ... }</text:span></text:p>
              <text:p text:style-name="psCode"><text:span text:style-name="tsDiag"> </text:span></text:p>
              <text:p text:style-name="psCode"><text:span text:style-name="tsDiag">table inet firewalld {</text:span></text:p>
              <text:p text:style-name="psCode"><text:span text:style-name="tsDiag">  # Main entry points (base chains)</text:span></text:p>
              <text:p text:style-name="psCode"><text:span text:style-name="tsDiag">  chain filter_INPUT        # hook: input</text:span></text:p>
              <text:p text:style-name="psCode"><text:span text:style-name="tsDiag">  chain filter_FORWARD      # hook: forward</text:span></text:p>
              <text:p text:style-name="psCode"><text:span text:style-name="tsDiag">  chain filter_OUTPUT       # hook: output</text:span></text:p>
              <text:p text:style-name="psCode"><text:span text:style-name="tsDiag">  chain mangle_PREROUTING   # hook: prerouting, type mangle</text:span></text:p>
              <text:p text:style-name="psCode"><text:span text:style-name="tsDiag"> </text:span></text:p>
              <text:p text:style-name="psCode"><text:span text:style-name="tsDiag">  # Per-zone chains (one for each active zone)</text:span></text:p>
              <text:p text:style-name="psCode"><text:span text:style-name="tsDiag">  chain filter_IN_public     # Rules for the public zone (input)</text:span></text:p>
              <text:p text:style-name="psCode"><text:span text:style-name="tsDiag">  chain filter_FWD_public    # Rules for public zone (forward)</text:span></text:p>
              <text:p text:style-name="psCode"><text:span text:style-name="tsDiag">  chain filter_IN_internal   # Rules for the internal zone</text:span></text:p>
              <text:p text:style-name="psCode"><text:span text:style-name="tsDiag">  # ... etc for each zone ...</text:span></text:p>
              <text:p text:style-name="psCode"><text:span text:style-name="tsDiag"> </text:span></text:p>
              <text:p text:style-name="psCode"><text:span text:style-name="tsDiag">  # Per-policy chains</text:span></text:p>
              <text:p text:style-name="psCode"><text:span text:style-name="tsDiag">  chain filter_FWD_policy_policy_name  # Rules for named policies</text:span></text:p>
              <text:p text:style-name="psCode"><text:span text:style-name="tsDiag"> </text:span></text:p>
              <text:p text:style-name="psCode"><text:span text:style-name="tsDiag">  # Helper chains</text:span></text:p>
              <text:p text:style-name="psCode"><text:span text:style-name="tsDiag">  chain filter_IN_ZONES      # Dispatches to correct zone based on interface/source</text:span></text:p>
              <text:p text:style-name="psCode"><text:span text:style-name="tsDiag">  chain filter_FWD_ZONES     # Same for forward</text:span></text:p>
              <text:p text:style-name="psCode"><text:span text:style-name="tsDiag">}</text:span></text:p>
            </draw:text-box>
          </draw:frame>
        </presentation:notes>
      </draw:page>
      <draw:page draw:style-name="dpCode" draw:master-page-name="RHELDark">
        <draw:frame draw:style-name="gsFrame" svg:x="1cm" svg:y="0.4cm" svg:width="31.87cm" svg:height="2.6cm">
          <draw:text-box>
            <text:p text:style-name="psTitle"><text:span text:style-name="tsH1">9. How firewalld Uses nftables — BASH</text:span></text:p>
          </draw:text-box>
        </draw:frame>
        <draw:frame draw:style-name="gsCode" svg:x="1cm" svg:y="3.3cm" svg:width="31.87cm" svg:height="15.2cm">
          <draw:text-box>
            <text:p text:style-name="psCode"><text:span text:style-name="tsCodeDyn_11_A8FF60_DejaVuSansMono">nft list chain inet firewalld filter_IN_ZONES</text:span></text:p>
          </draw:text-box>
        </draw:frame>
        <presentation:notes>
          <draw:frame draw:style-name="gsFrame" svg:x="2cm" svg:y="14cm" svg:width="29cm" svg:height="10cm" presentation:class="notes">
            <draw:text-box>
              <text:p text:style-name="psCode"><text:span text:style-name="tsDiag">nft list chain inet firewalld filter_IN_ZONES</text:span></text:p>
            </draw:text-box>
          </draw:frame>
        </presentation:notes>
      </draw:page>
      <draw:page draw:style-name="dpCode" draw:master-page-name="RHELDark">
        <draw:frame draw:style-name="gsFrame" svg:x="1cm" svg:y="0.4cm" svg:width="31.87cm" svg:height="2.6cm">
          <draw:text-box>
            <text:p text:style-name="psTitle"><text:span text:style-name="tsH1">9. How firewalld Uses nftables — Code</text:span></text:p>
          </draw:text-box>
        </draw:frame>
        <draw:frame draw:style-name="gsCode" svg:x="1cm" svg:y="3.3cm" svg:width="31.87cm" svg:height="15.2cm">
          <draw:text-box>
            <text:p text:style-name="psCode"><text:span text:style-name="tsCodeDyn_11_A8FF60_DejaVuSansMono">iifname "eth0" goto filter_IN_public</text:span></text:p>
          </draw:text-box>
        </draw:frame>
        <presentation:notes>
          <draw:frame draw:style-name="gsFrame" svg:x="2cm" svg:y="14cm" svg:width="29cm" svg:height="10cm" presentation:class="notes">
            <draw:text-box>
              <text:p text:style-name="psCode"><text:span text:style-name="tsDiag">iifname "eth0" goto filter_IN_public</text:span></text:p>
            </draw:text-box>
          </draw:frame>
        </presentation:notes>
      </draw:page>
      <draw:page draw:style-name="dpCode" draw:master-page-name="RHELDark">
        <draw:frame draw:style-name="gsFrame" svg:x="1cm" svg:y="0.4cm" svg:width="31.87cm" svg:height="2.6cm">
          <draw:text-box>
            <text:p text:style-name="psTitle"><text:span text:style-name="tsH1">9. How firewalld Uses nftables — BASH</text:span></text:p>
          </draw:text-box>
        </draw:frame>
        <draw:frame draw:style-name="gsCode" svg:x="1cm" svg:y="3.3cm" svg:width="31.87cm" svg:height="15.2cm">
          <draw:text-box>
            <text:p text:style-name="psCode"><text:span text:style-name="tsCodeDyn_11_A8FF60_DejaVuSansMono">nft list chain inet firewalld filter_IN_public | grep -c "accept"</text:span><text:line-break/><text:span text:style-name="tsCodeDyn_11_A8FF60_DejaVuSansMono"> </text:span><text:line-break/><text:span text:style-name="tsCodeDyn_11_A8FF60_DejaVuSansMono">firewall-cmd --zone=public --add-service=http</text:span><text:line-break/><text:span text:style-name="tsCodeDyn_11_A8FF60_DejaVuSansMono"> </text:span><text:line-break/><text:span text:style-name="tsCodeDyn_11_A8FF60_DejaVuSansMono">nft list chain inet firewalld filter_IN_public | grep "80"</text:span></text:p>
          </draw:text-box>
        </draw:frame>
        <presentation:notes>
          <draw:frame draw:style-name="gsFrame" svg:x="2cm" svg:y="14cm" svg:width="29cm" svg:height="10cm" presentation:class="notes">
            <draw:text-box>
              <text:p text:style-name="psCode"><text:span text:style-name="tsDiag">nft list chain inet firewalld filter_IN_public | grep -c "accept"</text:span></text:p>
              <text:p text:style-name="psCode"><text:span text:style-name="tsDiag"> </text:span></text:p>
              <text:p text:style-name="psCode"><text:span text:style-name="tsDiag">firewall-cmd --zone=public --add-service=http</text:span></text:p>
              <text:p text:style-name="psCode"><text:span text:style-name="tsDiag"> </text:span></text:p>
              <text:p text:style-name="psCode"><text:span text:style-name="tsDiag">nft list chain inet firewalld filter_IN_public | grep "80"</text:span></text:p>
            </draw:text-box>
          </draw:frame>
        </presentation:notes>
      </draw:page>
      <draw:page draw:style-name="dpNormal" draw:master-page-name="RHELDark">
        <draw:frame draw:style-name="gsFrame" svg:x="1cm" svg:y="0.4cm" svg:width="31.87cm" svg:height="2cm">
          <draw:text-box>
            <text:p text:style-name="psTitle"><text:span text:style-name="tsH1">9. How firewalld Uses nftables</text:span></text:p>
          </draw:text-box>
        </draw:frame>
        <draw:frame draw:style-name="gsFrame" svg:x="1cm" svg:y="2.8cm" svg:width="31.87cm" svg:height="15.8cm">
          <table:table table:name="mdtable">
            <table:table-column table:style-name="tcCol_139861544588240_892"/>
            <table:table-column table:style-name="tcCol_139861544588240_1148"/>
            <table:table-column table:style-name="tcCol_139861544588240_1148"/>
            <table:table-row>
              <table:table-cell table:style-name="tcsHeader">
                <text:p text:style-name="psCell"><text:span text:style-name="tsTh">Chain</text:span></text:p>
              </table:table-cell>
              <table:table-cell table:style-name="tcsHeader">
                <text:p text:style-name="psCell"><text:span text:style-name="tsTh">Priority</text:span></text:p>
              </table:table-cell>
              <table:table-cell table:style-name="tcsHeader">
                <text:p text:style-name="psCell"><text:span text:style-name="tsTh">Reason</text:span></text:p>
              </table:table-cell>
            </table:table-row>
            <table:table-row>
              <table:table-cell table:style-name="tcsRowA">
                <text:p text:style-name="psCell"><text:span text:style-name="tsTd">mangle_PREROUTING</text:span></text:p>
              </table:table-cell>
              <table:table-cell table:style-name="tcsRowA">
                <text:p text:style-name="psCell"><text:span text:style-name="tsTd">-15</text:span></text:p>
              </table:table-cell>
              <table:table-cell table:style-name="tcsRowA">
                <text:p text:style-name="psCell"><text:span text:style-name="tsTd">After most mangle, before filter</text:span></text:p>
              </table:table-cell>
            </table:table-row>
            <table:table-row>
              <table:table-cell table:style-name="tcsRowB">
                <text:p text:style-name="psCell"><text:span text:style-name="tsTd">filter_INPUT</text:span></text:p>
              </table:table-cell>
              <table:table-cell table:style-name="tcsRowB">
                <text:p text:style-name="psCell"><text:span text:style-name="tsTd">-1</text:span></text:p>
              </table:table-cell>
              <table:table-cell table:style-name="tcsRowB">
                <text:p text:style-name="psCell"><text:span text:style-name="tsTd">Just before default filter priority 0</text:span></text:p>
              </table:table-cell>
            </table:table-row>
            <table:table-row>
              <table:table-cell table:style-name="tcsRowA">
                <text:p text:style-name="psCell"><text:span text:style-name="tsTd">filter_FORWARD</text:span></text:p>
              </table:table-cell>
              <table:table-cell table:style-name="tcsRowA">
                <text:p text:style-name="psCell"><text:span text:style-name="tsTd">-1</text:span></text:p>
              </table:table-cell>
              <table:table-cell table:style-name="tcsRowA">
                <text:p text:style-name="psCell"><text:span text:style-name="tsTd">Same</text:span></text:p>
              </table:table-cell>
            </table:table-row>
            <table:table-row>
              <table:table-cell table:style-name="tcsRowB">
                <text:p text:style-name="psCell"><text:span text:style-name="tsTd">filter_OUTPUT</text:span></text:p>
              </table:table-cell>
              <table:table-cell table:style-name="tcsRowB">
                <text:p text:style-name="psCell"><text:span text:style-name="tsTd">0</text:span></text:p>
              </table:table-cell>
              <table:table-cell table:style-name="tcsRowB">
                <text:p text:style-name="psCell"><text:span text:style-name="tsTd">Standard output filter</text:span></text:p>
              </table:table-cell>
            </table:table-row>
            <table:table-row>
              <table:table-cell table:style-name="tcsRowA">
                <text:p text:style-name="psCell"><text:span text:style-name="tsTd">nat chains</text:span></text:p>
              </table:table-cell>
              <table:table-cell table:style-name="tcsRowA">
                <text:p text:style-name="psCell"><text:span text:style-name="tsTd">-100 (pre) / 100 (post)</text:span></text:p>
              </table:table-cell>
              <table:table-cell table:style-name="tcsRowA">
                <text:p text:style-name="psCell"><text:span text:style-name="tsTd">Standard NAT priorities</text:span></text:p>
              </table:table-cell>
            </table:table-row>
          </table:table>
        </draw:frame>
        <presentation:notes>
          <draw:frame draw:style-name="gsFrame" svg:x="2cm" svg:y="14cm" svg:width="29cm" svg:height="10cm" presentation:class="notes">
            <draw:text-box>
              <text:p text:style-name="psCode"><text:span text:style-name="tsDiag">Chain | Priority | Reason</text:span></text:p>
              <text:p text:style-name="psCode"><text:span text:style-name="tsDiag">------------------------------------------------------------</text:span></text:p>
              <text:p text:style-name="psCode"><text:span text:style-name="tsDiag">mangle_PREROUTING | -15 | After most mangle, before filter</text:span></text:p>
              <text:p text:style-name="psCode"><text:span text:style-name="tsDiag">filter_INPUT | -1 | Just before default filter priority 0</text:span></text:p>
              <text:p text:style-name="psCode"><text:span text:style-name="tsDiag">filter_FORWARD | -1 | Same</text:span></text:p>
              <text:p text:style-name="psCode"><text:span text:style-name="tsDiag">filter_OUTPUT | 0 | Standard output filter</text:span></text:p>
              <text:p text:style-name="psCode"><text:span text:style-name="tsDiag">nat chains | -100 (pre) / 100 (post) | Standard NAT priorities</text:span></text:p>
            </draw:text-box>
          </draw:frame>
        </presentation:notes>
      </draw:page>
      <draw:page draw:style-name="dpNormal" draw:master-page-name="RHELDark">
        <draw:frame draw:style-name="gsFrame" svg:x="1cm" svg:y="0.4cm" svg:width="31.87cm" svg:height="2.2cm">
          <draw:text-box>
            <text:p text:style-name="psTitle"><text:span text:style-name="tsH1">10. Flowtables — Software Fastpath</text:span></text:p>
          </draw:text-box>
        </draw:frame>
        <draw:frame draw:style-name="gsFrame" svg:x="1cm" svg:y="2.9cm" svg:width="31.87cm" svg:height="15.5cm">
          <draw:text-box>
            <text:p text:style-name="psBullet"><text:span text:style-name="tsBullet">A flowtable is an nftables feature that moves packet forwarding decisions into a fast, kernel-space shortcut. Once a connection is established and classified, subsequent packets for that connection bypass the full chain processing and are handled by the flowtable directly.</text:span></text:p>
            <text:p text:style-name="psBullet"><text:span text:style-name="tsBullet">◆ When flowtables help</text:span></text:p>
            <text:p text:style-name="psBullet"><text:span text:style-name="tsBullet">Flowtables are most beneficial on:</text:span></text:p>
            <text:p text:style-name="psBullet"><text:span text:style-name="tsBullet">• Routers/gateways with high forwarding throughput</text:span></text:p>
            <text:p text:style-name="psBullet"><text:span text:style-name="tsBullet">• NAT gateways handling many concurrent connections</text:span></text:p>
            <text:p text:style-name="psBullet"><text:span text:style-name="tsBullet">• Hosts with complex, long rulesets (more rules = more flowtable benefit)</text:span></text:p>
            <text:p text:style-name="psBullet"><text:span text:style-name="tsBullet">◆ Creating a flowtable</text:span></text:p>
            <text:p text:style-name="psBullet"><text:span text:style-name="tsBullet">◆ firewalld and flowtables</text:span></text:p>
          </draw:text-box>
        </draw:frame>
        <presentation:notes>
          <draw:frame draw:style-name="gsFrame" svg:x="2cm" svg:y="14cm" svg:width="29cm" svg:height="10cm" presentation:class="notes">
            <draw:text-box>
              <text:p text:style-name="psCode"><text:span text:style-name="tsDiag">As of firewalld 2.x on RHEL 10, flowtable support is available but not enabled by default. Module 12 covers enabling and tuning flowtables alongside firewalld.</text:span></text:p>
              <text:p text:style-name="psCode"><text:span text:style-name="tsDiag"> </text:span></text:p>
              <text:p text:style-name="psCode"><text:span text:style-name="tsDiag">A **flowtable** is an nftables feature that moves packet forwarding decisions</text:span></text:p>
              <text:p text:style-name="psCode"><text:span text:style-name="tsDiag">into a fast, kernel-space shortcut. Once a connection is established and</text:span></text:p>
              <text:p text:style-name="psCode"><text:span text:style-name="tsDiag">classified, subsequent packets for that connection bypass the full chain</text:span></text:p>
              <text:p text:style-name="psCode"><text:span text:style-name="tsDiag">processing and are handled by the flowtable directly.</text:span></text:p>
              <text:p text:style-name="psCode"><text:span text:style-name="tsDiag"> </text:span></text:p>
              <text:p text:style-name="psCode"><text:span text:style-name="tsDiag">### When flowtables help</text:span></text:p>
              <text:p text:style-name="psCode"><text:span text:style-name="tsDiag"> </text:span></text:p>
              <text:p text:style-name="psCode"><text:span text:style-name="tsDiag">Flowtables are most beneficial on:</text:span></text:p>
              <text:p text:style-name="psCode"><text:span text:style-name="tsDiag">- Routers/gateways with high forwarding throughput</text:span></text:p>
              <text:p text:style-name="psCode"><text:span text:style-name="tsDiag">- NAT gateways handling many concurrent connections</text:span></text:p>
              <text:p text:style-name="psCode"><text:span text:style-name="tsDiag">- Hosts with complex, long rulesets (more rules = more flowtable benefit)</text:span></text:p>
              <text:p text:style-name="psCode"><text:span text:style-name="tsDiag"> </text:span></text:p>
              <text:p text:style-name="psCode"><text:span text:style-name="tsDiag">### Creating a flowtable</text:span></text:p>
              <text:p text:style-name="psCode"><text:span text:style-name="tsDiag"> </text:span></text:p>
              <text:p text:style-name="psCode"><text:span text:style-name="tsDiag">```bash</text:span></text:p>
              <text:p text:style-name="psCode"><text:span text:style-name="tsDiag">nft add flowtable inet my_flowtable \</text:span></text:p>
              <text:p text:style-name="psCode"><text:span text:style-name="tsDiag">  '{ hook ingress priority 0; devices = { eth0, eth1 }; }'</text:span></text:p>
              <text:p text:style-name="psCode"><text:span text:style-name="tsDiag"> </text:span></text:p>
              <text:p text:style-name="psCode"><text:span text:style-name="tsDiag">nft add rule inet my_table forward \</text:span></text:p>
              <text:p text:style-name="psCode"><text:span text:style-name="tsDiag">  ct state established,related flow add @my_flowtable</text:span></text:p>
              <text:p text:style-name="psCode"><text:span text:style-name="tsDiag">```</text:span></text:p>
              <text:p text:style-name="psCode"><text:span text:style-name="tsDiag"> </text:span></text:p>
              <text:p text:style-name="psCode"><text:span text:style-name="tsDiag">### firewalld and flowtables</text:span></text:p>
              <text:p text:style-name="psCode"><text:span text:style-name="tsDiag"> </text:span></text:p>
              <text:p text:style-name="psCode"><text:span text:style-name="tsDiag">As of firewalld 2.x on RHEL 10, flowtable support is available but not</text:span></text:p>
              <text:p text:style-name="psCode"><text:span text:style-name="tsDiag">enabled by default. Module 12 covers enabling and tuning flowtables alongside</text:span></text:p>
              <text:p text:style-name="psCode"><text:span text:style-name="tsDiag">firewalld.</text:span></text:p>
              <text:p text:style-name="psCode"><text:span text:style-name="tsDiag"> </text:span></text:p>
              <text:p text:style-name="psCode"><text:span text:style-name="tsDiag">---</text:span></text:p>
            </draw:text-box>
          </draw:frame>
        </presentation:notes>
      </draw:page>
      <draw:page draw:style-name="dpCode" draw:master-page-name="RHELDark">
        <draw:frame draw:style-name="gsFrame" svg:x="1cm" svg:y="0.4cm" svg:width="31.87cm" svg:height="2.6cm">
          <draw:text-box>
            <text:p text:style-name="psTitle"><text:span text:style-name="tsH1">10. Flowtables — Software Fastpath — BASH</text:span></text:p>
          </draw:text-box>
        </draw:frame>
        <draw:frame draw:style-name="gsCode" svg:x="1cm" svg:y="3.3cm" svg:width="31.87cm" svg:height="15.2cm">
          <draw:text-box>
            <text:p text:style-name="psCode"><text:span text:style-name="tsCodeDyn_11_A8FF60_DejaVuSansMono">nft add flowtable inet my_flowtable \</text:span><text:line-break/><text:span text:style-name="tsCodeDyn_11_A8FF60_DejaVuSansMono">  '{ hook ingress priority 0; devices = { eth0, eth1 }; }'</text:span><text:line-break/><text:span text:style-name="tsCodeDyn_11_A8FF60_DejaVuSansMono"> </text:span><text:line-break/><text:span text:style-name="tsCodeDyn_11_A8FF60_DejaVuSansMono">nft add rule inet my_table forward \</text:span><text:line-break/><text:span text:style-name="tsCodeDyn_11_A8FF60_DejaVuSansMono">  ct state established,related flow add @my_flowtable</text:span></text:p>
          </draw:text-box>
        </draw:frame>
        <presentation:notes>
          <draw:frame draw:style-name="gsFrame" svg:x="2cm" svg:y="14cm" svg:width="29cm" svg:height="10cm" presentation:class="notes">
            <draw:text-box>
              <text:p text:style-name="psCode"><text:span text:style-name="tsDiag">nft add flowtable inet my_flowtable \</text:span></text:p>
              <text:p text:style-name="psCode"><text:span text:style-name="tsDiag">  '{ hook ingress priority 0; devices = { eth0, eth1 }; }'</text:span></text:p>
              <text:p text:style-name="psCode"><text:span text:style-name="tsDiag"> </text:span></text:p>
              <text:p text:style-name="psCode"><text:span text:style-name="tsDiag">nft add rule inet my_table forward \</text:span></text:p>
              <text:p text:style-name="psCode"><text:span text:style-name="tsDiag">  ct state established,related flow add @my_flowtable</text:span></text:p>
            </draw:text-box>
          </draw:frame>
        </presentation:notes>
      </draw:page>
      <draw:page draw:style-name="dpNormal" draw:master-page-name="RHELDark">
        <draw:frame draw:style-name="gsFrame" svg:x="1cm" svg:y="0.4cm" svg:width="31.87cm" svg:height="2.2cm">
          <draw:text-box>
            <text:p text:style-name="psTitle"><text:span text:style-name="tsH1">11. Atomic Rule Updates</text:span></text:p>
          </draw:text-box>
        </draw:frame>
        <draw:frame draw:style-name="gsFrame" svg:x="1cm" svg:y="2.9cm" svg:width="31.87cm" svg:height="15.5cm">
          <draw:text-box>
            <text:p text:style-name="psBullet"><text:span text:style-name="tsBullet">One of nftables' most important advantages over iptables is **atomic ruleset replacement**. When firewalld reloads, it doesn't:</text:span></text:p>
            <text:p text:style-name="psBullet"><text:span text:style-name="tsBullet">→ Flush all rules (leaving the system momentarily unprotected)</text:span></text:p>
            <text:p text:style-name="psBullet"><text:span text:style-name="tsBullet">→ Add new rules</text:span></text:p>
            <text:p text:style-name="psBullet"><text:span text:style-name="tsBullet">Instead, it uses nftables transactions:</text:span></text:p>
            <text:p text:style-name="psBullet"><text:span text:style-name="tsBullet">The entire transaction succeeds or fails atomically. There is no window where the system is unprotected mid-update.</text:span></text:p>
            <text:p text:style-name="psBullet"><text:span text:style-name="tsBullet">This is why firewall-cmd --reload is safe to use on production systems even while connections are active — the ruleset swap is atomic.</text:span></text:p>
          </draw:text-box>
        </draw:frame>
        <presentation:notes>
          <draw:frame draw:style-name="gsFrame" svg:x="2cm" svg:y="14cm" svg:width="29cm" svg:height="10cm" presentation:class="notes">
            <draw:text-box>
              <text:p text:style-name="psCode"><text:span text:style-name="tsDiag">One of nftables' most important advantages over iptables is **atomic ruleset</text:span></text:p>
              <text:p text:style-name="psCode"><text:span text:style-name="tsDiag">replacement**. When firewalld reloads, it doesn't:</text:span></text:p>
              <text:p text:style-name="psCode"><text:span text:style-name="tsDiag">1. Flush all rules (leaving the system momentarily unprotected)</text:span></text:p>
              <text:p text:style-name="psCode"><text:span text:style-name="tsDiag">2. Add new rules</text:span></text:p>
              <text:p text:style-name="psCode"><text:span text:style-name="tsDiag"> </text:span></text:p>
              <text:p text:style-name="psCode"><text:span text:style-name="tsDiag">Instead, it uses nftables transactions:</text:span></text:p>
              <text:p text:style-name="psCode"><text:span text:style-name="tsDiag"> </text:span></text:p>
              <text:p text:style-name="psCode"><text:span text:style-name="tsDiag">```bash</text:span></text:p>
              <text:p text:style-name="psCode"><text:span text:style-name="tsDiag">nft -f - &lt;&lt; 'EOF'</text:span></text:p>
              <text:p text:style-name="psCode"><text:span text:style-name="tsDiag">flush table inet my_filter</text:span></text:p>
              <text:p text:style-name="psCode"><text:span text:style-name="tsDiag">table inet my_filter {</text:span></text:p>
              <text:p text:style-name="psCode"><text:span text:style-name="tsDiag">  chain input {</text:span></text:p>
              <text:p text:style-name="psCode"><text:span text:style-name="tsDiag">    type filter hook input priority 0; policy drop;</text:span></text:p>
              <text:p text:style-name="psCode"><text:span text:style-name="tsDiag">    ct state established,related accept</text:span></text:p>
              <text:p text:style-name="psCode"><text:span text:style-name="tsDiag">    tcp dport 22 accept</text:span></text:p>
              <text:p text:style-name="psCode"><text:span text:style-name="tsDiag">  }</text:span></text:p>
              <text:p text:style-name="psCode"><text:span text:style-name="tsDiag">}</text:span></text:p>
              <text:p text:style-name="psCode"><text:span text:style-name="tsDiag">EOF</text:span></text:p>
              <text:p text:style-name="psCode"><text:span text:style-name="tsDiag">```</text:span></text:p>
              <text:p text:style-name="psCode"><text:span text:style-name="tsDiag"> </text:span></text:p>
              <text:p text:style-name="psCode"><text:span text:style-name="tsDiag">The entire transaction succeeds or fails atomically. There is no window where</text:span></text:p>
              <text:p text:style-name="psCode"><text:span text:style-name="tsDiag">the system is unprotected mid-update.</text:span></text:p>
              <text:p text:style-name="psCode"><text:span text:style-name="tsDiag"> </text:span></text:p>
              <text:p text:style-name="psCode"><text:span text:style-name="tsDiag">This is why `firewall-cmd --reload` is safe to use on production systems even</text:span></text:p>
              <text:p text:style-name="psCode"><text:span text:style-name="tsDiag">while connections are active — the ruleset swap is atomic.</text:span></text:p>
              <text:p text:style-name="psCode"><text:span text:style-name="tsDiag"> </text:span></text:p>
              <text:p text:style-name="psCode"><text:span text:style-name="tsDiag">---</text:span></text:p>
            </draw:text-box>
          </draw:frame>
        </presentation:notes>
      </draw:page>
      <draw:page draw:style-name="dpCode" draw:master-page-name="RHELDark">
        <draw:frame draw:style-name="gsFrame" svg:x="1cm" svg:y="0.4cm" svg:width="31.87cm" svg:height="2.6cm">
          <draw:text-box>
            <text:p text:style-name="psTitle"><text:span text:style-name="tsH1">11. Atomic Rule Updates — BASH</text:span></text:p>
          </draw:text-box>
        </draw:frame>
        <draw:frame draw:style-name="gsCode" svg:x="1cm" svg:y="3.3cm" svg:width="31.87cm" svg:height="15.2cm">
          <draw:text-box>
            <text:p text:style-name="psCode"><text:span text:style-name="tsCodeDyn_11_A8FF60_DejaVuSansMono">nft -f - &lt;&lt; 'EOF'</text:span><text:line-break/><text:span text:style-name="tsCodeDyn_11_A8FF60_DejaVuSansMono">flush table inet my_filter</text:span><text:line-break/><text:span text:style-name="tsCodeDyn_11_A8FF60_DejaVuSansMono">table inet my_filter {</text:span><text:line-break/><text:span text:style-name="tsCodeDyn_11_A8FF60_DejaVuSansMono">  chain input {</text:span><text:line-break/><text:span text:style-name="tsCodeDyn_11_A8FF60_DejaVuSansMono">    type filter hook input priority 0; policy drop;</text:span><text:line-break/><text:span text:style-name="tsCodeDyn_11_A8FF60_DejaVuSansMono">    ct state established,related accept</text:span><text:line-break/><text:span text:style-name="tsCodeDyn_11_A8FF60_DejaVuSansMono">    tcp dport 22 accept</text:span><text:line-break/><text:span text:style-name="tsCodeDyn_11_A8FF60_DejaVuSansMono">  }</text:span><text:line-break/><text:span text:style-name="tsCodeDyn_11_A8FF60_DejaVuSansMono">}</text:span><text:line-break/><text:span text:style-name="tsCodeDyn_11_A8FF60_DejaVuSansMono">EOF</text:span></text:p>
          </draw:text-box>
        </draw:frame>
        <presentation:notes>
          <draw:frame draw:style-name="gsFrame" svg:x="2cm" svg:y="14cm" svg:width="29cm" svg:height="10cm" presentation:class="notes">
            <draw:text-box>
              <text:p text:style-name="psCode"><text:span text:style-name="tsDiag">nft -f - &lt;&lt; 'EOF'</text:span></text:p>
              <text:p text:style-name="psCode"><text:span text:style-name="tsDiag">flush table inet my_filter</text:span></text:p>
              <text:p text:style-name="psCode"><text:span text:style-name="tsDiag">table inet my_filter {</text:span></text:p>
              <text:p text:style-name="psCode"><text:span text:style-name="tsDiag">  chain input {</text:span></text:p>
              <text:p text:style-name="psCode"><text:span text:style-name="tsDiag">    type filter hook input priority 0; policy drop;</text:span></text:p>
              <text:p text:style-name="psCode"><text:span text:style-name="tsDiag">    ct state established,related accept</text:span></text:p>
              <text:p text:style-name="psCode"><text:span text:style-name="tsDiag">    tcp dport 22 accept</text:span></text:p>
              <text:p text:style-name="psCode"><text:span text:style-name="tsDiag">  }</text:span></text:p>
              <text:p text:style-name="psCode"><text:span text:style-name="tsDiag">}</text:span></text:p>
              <text:p text:style-name="psCode"><text:span text:style-name="tsDiag">EOF</text:span></text:p>
            </draw:text-box>
          </draw:frame>
        </presentation:notes>
      </draw:page>
      <draw:page draw:style-name="dpLab" draw:master-page-name="RHELDark">
        <draw:frame draw:style-name="gsBanner" svg:x="0cm" svg:y="0cm" svg:width="33.87cm" svg:height="2.8cm">
          <draw:text-box>
            <text:p text:style-name="psTitle"><text:span text:style-name="tsH1Lab">🔧  Lab 2 — Write Rules Then Compare with firewalld</text:span></text:p>
          </draw:text-box>
        </draw:frame>
        <draw:frame draw:style-name="gsFrame" svg:x="1.5cm" svg:y="3.1cm" svg:width="30.87cm" svg:height="15.5cm">
          <draw:text-box>
            <text:p text:style-name="psBullet"><text:span text:style-name="tsLabStep">Topology: Single-node (node1 only)</text:span></text:p>
            <text:p text:style-name="psBullet"><text:span text:style-name="tsLabStep">Objective: Write a minimal but complete firewall policy using raw nftables, then implement the same policy using firewall-cmd, and diff the two outputs. This exercise makes the abstraction layer completely transparent.</text:span></text:p>
            <text:p text:style-name="psBullet"><text:span text:style-name="tsLabStep">◆ Step 1 — Start fresh and clear the slate</text:span></text:p>
            <text:p text:style-name="psBullet"><text:span text:style-name="tsLabStep">◆ Step 2 — Write a complete nftables ruleset from scratch</text:span></text:p>
            <text:p text:style-name="psBullet"><text:span text:style-name="tsLabStep">Our goal: allow SSH (22) and HTTP (80), drop everything else inbound.</text:span></text:p>
            <text:p text:style-name="psBullet"><text:span text:style-name="tsLabStep">◆ Step 3 — List and verify</text:span></text:p>
            <text:p text:style-name="psBullet"><text:span text:style-name="tsLabStep">Expected output:</text:span></text:p>
            <text:p text:style-name="psBullet"><text:span text:style-name="tsLabStep">◆ Step 4 — Test connectivity (from another node)</text:span></text:p>
          </draw:text-box>
        </draw:frame>
        <presentation:notes>
          <draw:frame draw:style-name="gsFrame" svg:x="2cm" svg:y="14cm" svg:width="29cm" svg:height="10cm" presentation:class="notes">
            <draw:text-box>
              <text:p text:style-name="psCode"><text:span text:style-name="tsDiag">◆ Step 5 — Clean up and start firewalld</text:span></text:p>
              <text:p text:style-name="psCode"><text:span text:style-name="tsDiag">◆ Step 6 — Implement the same policy with firewall-cmd</text:span></text:p>
              <text:p text:style-name="psCode"><text:span text:style-name="tsDiag">The public zone starts with SSH allowed. We just need to add HTTP:</text:span></text:p>
              <text:p text:style-name="psCode"><text:span text:style-name="tsDiag">◆ Step 7 — Compare the nftables output</text:span></text:p>
              <text:p text:style-name="psCode"><text:span text:style-name="tsDiag">💡 💡 CONCEPT CHECK Compare what you wrote manually vs what firewalld generated: - firewalld has many more chains (for zones, policies, helpers) - The established/related and invalid rules appear in filter_INPUT, not per-zone chains — because they're global optimisations - The per-zone chain filterINpublic contains the service-specific rules - firewalld adds rules for the cockpit and dhcpv6-client services too</text:span></text:p>
              <text:p text:style-name="psCode"><text:span text:style-name="tsDiag">💡 The structure is more complex but the logic is the same as what you wrote.</text:span></text:p>
              <text:p text:style-name="psCode"><text:span text:style-name="tsDiag">◆ Step 8 — Add a raw nftables rule and see where it fits</text:span></text:p>
              <text:p text:style-name="psCode"><text:span text:style-name="tsDiag">💡 ⚠️  IMPORTANT — Direct nftables edits to firewalld tables You CAN add raw nftables rules to firewalld's tables, but: 1. They are NOT visible to firewall-cmd --list-all 2. They ARE wiped on firewall-cmd --reload This is why Module 12 covers the proper way to add permanent raw rules via the direct rules interface or separate tables.</text:span></text:p>
              <text:p text:style-name="psCode"><text:span text:style-name="tsDiag">◆ Step 9 — Observe the chain dispatch</text:span></text:p>
              <text:p text:style-name="psCode"><text:span text:style-name="tsDiag">◆ Step 10 — Save nftables output for reference</text:span></text:p>
              <text:p text:style-name="psCode"><text:span text:style-name="tsDiag">◆ Summary</text:span></text:p>
              <text:p text:style-name="psCode"><text:span text:style-name="tsDiag">In this lab you:</text:span></text:p>
              <text:p text:style-name="psCode"><text:span text:style-name="tsDiag">→ Built a complete firewall from scratch using raw nft commands</text:span></text:p>
              <text:p text:style-name="psCode"><text:span text:style-name="tsDiag">→ Saw how the same policy looks in nftables syntax</text:span></text:p>
              <text:p text:style-name="psCode"><text:span text:style-name="tsDiag">→ Started firewalld and compared its richer, structured ruleset</text:span></text:p>
              <text:p text:style-name="psCode"><text:span text:style-name="tsDiag">→ Learned that raw nftables edits to firewalld's tables are invisible to firewall-cmd and wiped on reload</text:span></text:p>
              <text:p text:style-name="psCode"><text:span text:style-name="tsDiag">→ Found the zone-dispatch chain that ties interfaces to zones</text:span></text:p>
              <text:p text:style-name="psCode"><text:span text:style-name="tsDiag">Key nftables commands to remember:</text:span></text:p>
              <text:p text:style-name="psCode"><text:span text:style-name="tsDiag">Module 02 complete.</text:span></text:p>
              <text:p text:style-name="psCode"><text:span text:style-name="tsDiag">Continue to Module 03 — Zones and the Trust Model →</text:span></text:p>
              <text:p text:style-name="psCode"><text:span text:style-name="tsDiag"> </text:span></text:p>
              <text:p text:style-name="psCode"><text:span text:style-name="tsDiag">**Topology:** Single-node (node1 only)</text:span></text:p>
              <text:p text:style-name="psCode"><text:span text:style-name="tsDiag"> </text:span></text:p>
              <text:p text:style-name="psCode"><text:span text:style-name="tsDiag">**Objective:** Write a minimal but complete firewall policy using raw nftables,</text:span></text:p>
              <text:p text:style-name="psCode"><text:span text:style-name="tsDiag">then implement the same policy using `firewall-cmd`, and diff the two outputs.</text:span></text:p>
              <text:p text:style-name="psCode"><text:span text:style-name="tsDiag">This exercise makes the abstraction layer completely transparent.</text:span></text:p>
              <text:p text:style-name="psCode"><text:span text:style-name="tsDiag"> </text:span></text:p>
              <text:p text:style-name="psCode"><text:span text:style-name="tsDiag">---</text:span></text:p>
              <text:p text:style-name="psCode"><text:span text:style-name="tsDiag"> </text:span></text:p>
              <text:p text:style-name="psCode"><text:span text:style-name="tsDiag">### Step 1 — Start fresh and clear the slate</text:span></text:p>
              <text:p text:style-name="psCode"><text:span text:style-name="tsDiag"> </text:span></text:p>
              <text:p text:style-name="psCode"><text:span text:style-name="tsDiag">```bash</text:span></text:p>
              <text:p text:style-name="psCode"><text:span text:style-name="tsDiag">podman exec -it node1 bash</text:span></text:p>
              <text:p text:style-name="psCode"><text:span text:style-name="tsDiag"> </text:span></text:p>
              <text:p text:style-name="psCode"><text:span text:style-name="tsDiag">systemctl stop firewalld</text:span></text:p>
              <text:p text:style-name="psCode"><text:span text:style-name="tsDiag"> </text:span></text:p>
              <text:p text:style-name="psCode"><text:span text:style-name="tsDiag">nft list ruleset</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2 — Write a complete nftables ruleset from scratch</text:span></text:p>
              <text:p text:style-name="psCode"><text:span text:style-name="tsDiag"> </text:span></text:p>
              <text:p text:style-name="psCode"><text:span text:style-name="tsDiag">Our goal: allow SSH (22) and HTTP (80), drop everything else inbound.</text:span></text:p>
              <text:p text:style-name="psCode"><text:span text:style-name="tsDiag"> </text:span></text:p>
              <text:p text:style-name="psCode"><text:span text:style-name="tsDiag">```bash</text:span></text:p>
              <text:p text:style-name="psCode"><text:span text:style-name="tsDiag"> </text:span></text:p>
              <text:p text:style-name="psCode"><text:span text:style-name="tsDiag">nft add table inet manual_firewall</text:span></text:p>
              <text:p text:style-name="psCode"><text:span text:style-name="tsDiag"> </text:span></text:p>
              <text:p text:style-name="psCode"><text:span text:style-name="tsDiag">nft add chain inet manual_firewall input \</text:span></text:p>
              <text:p text:style-name="psCode"><text:span text:style-name="tsDiag">  '{ type filter hook input priority 0; policy drop; }'</text:span></text:p>
              <text:p text:style-name="psCode"><text:span text:style-name="tsDiag"> </text:span></text:p>
              <text:p text:style-name="psCode"><text:span text:style-name="tsDiag">nft add rule inet manual_firewall input \</text:span></text:p>
              <text:p text:style-name="psCode"><text:span text:style-name="tsDiag">  iifname lo accept</text:span></text:p>
              <text:p text:style-name="psCode"><text:span text:style-name="tsDiag"> </text:span></text:p>
              <text:p text:style-name="psCode"><text:span text:style-name="tsDiag">nft add rule inet manual_firewall input \</text:span></text:p>
              <text:p text:style-name="psCode"><text:span text:style-name="tsDiag">  ct state established,related accept</text:span></text:p>
              <text:p text:style-name="psCode"><text:span text:style-name="tsDiag"> </text:span></text:p>
              <text:p text:style-name="psCode"><text:span text:style-name="tsDiag">nft add rule inet manual_firewall input \</text:span></text:p>
              <text:p text:style-name="psCode"><text:span text:style-name="tsDiag">  ct state invalid drop</text:span></text:p>
              <text:p text:style-name="psCode"><text:span text:style-name="tsDiag"> </text:span></text:p>
              <text:p text:style-name="psCode"><text:span text:style-name="tsDiag">nft add rule inet manual_firewall input \</text:span></text:p>
              <text:p text:style-name="psCode"><text:span text:style-name="tsDiag">  tcp dport 22 accept</text:span></text:p>
              <text:p text:style-name="psCode"><text:span text:style-name="tsDiag"> </text:span></text:p>
              <text:p text:style-name="psCode"><text:span text:style-name="tsDiag">nft add rule inet manual_firewall input \</text:span></text:p>
              <text:p text:style-name="psCode"><text:span text:style-name="tsDiag">  tcp dport 80 accept</text:span></text:p>
              <text:p text:style-name="psCode"><text:span text:style-name="tsDiag"> </text:span></text:p>
              <text:p text:style-name="psCode"><text:span text:style-name="tsDiag">nft add rule inet manual_firewall input \</text:span></text:p>
              <text:p text:style-name="psCode"><text:span text:style-name="tsDiag">  log prefix "MANUAL-FW-DROP: " group 0</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3 — List and verify</text:span></text:p>
              <text:p text:style-name="psCode"><text:span text:style-name="tsDiag"> </text:span></text:p>
              <text:p text:style-name="psCode"><text:span text:style-name="tsDiag">```bash</text:span></text:p>
              <text:p text:style-name="psCode"><text:span text:style-name="tsDiag">nft list table inet manual_firewall</text:span></text:p>
              <text:p text:style-name="psCode"><text:span text:style-name="tsDiag">```</text:span></text:p>
              <text:p text:style-name="psCode"><text:span text:style-name="tsDiag"> </text:span></text:p>
              <text:p text:style-name="psCode"><text:span text:style-name="tsDiag">Expected output:</text:span></text:p>
              <text:p text:style-name="psCode"><text:span text:style-name="tsDiag">```</text:span></text:p>
              <text:p text:style-name="psCode"><text:span text:style-name="tsDiag">table inet manual_firewall {</text:span></text:p>
              <text:p text:style-name="psCode"><text:span text:style-name="tsDiag">  chain input {</text:span></text:p>
              <text:p text:style-name="psCode"><text:span text:style-name="tsDiag">    type filter hook input priority 0; policy drop;</text:span></text:p>
              <text:p text:style-name="psCode"><text:span text:style-name="tsDiag">    iifname "lo" accept</text:span></text:p>
              <text:p text:style-name="psCode"><text:span text:style-name="tsDiag">    ct state established,related accept</text:span></text:p>
              <text:p text:style-name="psCode"><text:span text:style-name="tsDiag">    ct state invalid drop</text:span></text:p>
              <text:p text:style-name="psCode"><text:span text:style-name="tsDiag">    tcp dport 22 accept</text:span></text:p>
              <text:p text:style-name="psCode"><text:span text:style-name="tsDiag">    tcp dport 80 accept</text:span></text:p>
              <text:p text:style-name="psCode"><text:span text:style-name="tsDiag">    log prefix "MANUAL-FW-DROP: " group 0</text:span></text:p>
              <text:p text:style-name="psCode"><text:span text:style-name="tsDiag">  }</text:span></text:p>
              <text:p text:style-name="psCode"><text:span text:style-name="tsDiag">}</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4 — Test connectivity (from another node)</text:span></text:p>
              <text:p text:style-name="psCode"><text:span text:style-name="tsDiag"> </text:span></text:p>
              <text:p text:style-name="psCode"><text:span text:style-name="tsDiag">```bash</text:span></text:p>
              <text:p text:style-name="psCode"><text:span text:style-name="tsDiag"> </text:span></text:p>
              <text:p text:style-name="psCode"><text:span text:style-name="tsDiag">nc -zv 172.20.1.10 22</text:span></text:p>
              <text:p text:style-name="psCode"><text:span text:style-name="tsDiag"> </text:span></text:p>
              <text:p text:style-name="psCode"><text:span text:style-name="tsDiag">nc -zv 172.20.1.10 80</text:span></text:p>
              <text:p text:style-name="psCode"><text:span text:style-name="tsDiag"> </text:span></text:p>
              <text:p text:style-name="psCode"><text:span text:style-name="tsDiag">nc -zv -w2 172.20.1.10 443</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5 — Clean up and start firewalld</text:span></text:p>
              <text:p text:style-name="psCode"><text:span text:style-name="tsDiag"> </text:span></text:p>
              <text:p text:style-name="psCode"><text:span text:style-name="tsDiag">```bash</text:span></text:p>
              <text:p text:style-name="psCode"><text:span text:style-name="tsDiag"> </text:span></text:p>
              <text:p text:style-name="psCode"><text:span text:style-name="tsDiag">nft delete table inet manual_firewall</text:span></text:p>
              <text:p text:style-name="psCode"><text:span text:style-name="tsDiag"> </text:span></text:p>
              <text:p text:style-name="psCode"><text:span text:style-name="tsDiag">systemctl start firewalld</text:span></text:p>
              <text:p text:style-name="psCode"><text:span text:style-name="tsDiag"> </text:span></text:p>
              <text:p text:style-name="psCode"><text:span text:style-name="tsDiag">sleep 2</text:span></text:p>
              <text:p text:style-name="psCode"><text:span text:style-name="tsDiag">firewall-cmd --state</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6 — Implement the same policy with firewall-cmd</text:span></text:p>
              <text:p text:style-name="psCode"><text:span text:style-name="tsDiag"> </text:span></text:p>
              <text:p text:style-name="psCode"><text:span text:style-name="tsDiag">The public zone starts with SSH allowed. We just need to add HTTP:</text:span></text:p>
              <text:p text:style-name="psCode"><text:span text:style-name="tsDiag"> </text:span></text:p>
              <text:p text:style-name="psCode"><text:span text:style-name="tsDiag">```bash</text:span></text:p>
              <text:p text:style-name="psCode"><text:span text:style-name="tsDiag"> </text:span></text:p>
              <text:p text:style-name="psCode"><text:span text:style-name="tsDiag">firewall-cmd --list-all --zone=public</text:span></text:p>
              <text:p text:style-name="psCode"><text:span text:style-name="tsDiag"> </text:span></text:p>
              <text:p text:style-name="psCode"><text:span text:style-name="tsDiag">firewall-cmd --zone=public --add-service=http</text:span></text:p>
              <text:p text:style-name="psCode"><text:span text:style-name="tsDiag"> </text:span></text:p>
              <text:p text:style-name="psCode"><text:span text:style-name="tsDiag">firewall-cmd --list-all --zone=public</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7 — Compare the nftables output</text:span></text:p>
              <text:p text:style-name="psCode"><text:span text:style-name="tsDiag"> </text:span></text:p>
              <text:p text:style-name="psCode"><text:span text:style-name="tsDiag">```bash</text:span></text:p>
              <text:p text:style-name="psCode"><text:span text:style-name="tsDiag"> </text:span></text:p>
              <text:p text:style-name="psCode"><text:span text:style-name="tsDiag">nft list table inet firewalld</text:span></text:p>
              <text:p text:style-name="psCode"><text:span text:style-name="tsDiag"> </text:span></text:p>
              <text:p text:style-name="psCode"><text:span text:style-name="tsDiag">nft list chain inet firewalld filter_IN_public</text:span></text:p>
              <text:p text:style-name="psCode"><text:span text:style-name="tsDiag">```</text:span></text:p>
              <text:p text:style-name="psCode"><text:span text:style-name="tsDiag"> </text:span></text:p>
              <text:p text:style-name="psCode"><text:span text:style-name="tsDiag">&gt; **💡 CONCEPT CHECK**</text:span></text:p>
              <text:p text:style-name="psCode"><text:span text:style-name="tsDiag">&gt; Compare what you wrote manually vs what firewalld generated:</text:span></text:p>
              <text:p text:style-name="psCode"><text:span text:style-name="tsDiag">&gt; - firewalld has many more chains (for zones, policies, helpers)</text:span></text:p>
              <text:p text:style-name="psCode"><text:span text:style-name="tsDiag">&gt; - The established/related and invalid rules appear in `filter_INPUT`, not</text:span></text:p>
              <text:p text:style-name="psCode"><text:span text:style-name="tsDiag">&gt;   per-zone chains — because they're global optimisations</text:span></text:p>
              <text:p text:style-name="psCode"><text:span text:style-name="tsDiag">&gt; - The per-zone chain `filter_IN_public` contains the service-specific rules</text:span></text:p>
              <text:p text:style-name="psCode"><text:span text:style-name="tsDiag">&gt; - firewalld adds rules for the `cockpit` and `dhcpv6-client` services too</text:span></text:p>
              <text:p text:style-name="psCode"><text:span text:style-name="tsDiag">&gt;</text:span></text:p>
              <text:p text:style-name="psCode"><text:span text:style-name="tsDiag">&gt; The structure is more complex but the logic is the same as what you wrote.</text:span></text:p>
              <text:p text:style-name="psCode"><text:span text:style-name="tsDiag"> </text:span></text:p>
              <text:p text:style-name="psCode"><text:span text:style-name="tsDiag">---</text:span></text:p>
              <text:p text:style-name="psCode"><text:span text:style-name="tsDiag"> </text:span></text:p>
              <text:p text:style-name="psCode"><text:span text:style-name="tsDiag">### Step 8 — Add a raw nftables rule and see where it fits</text:span></text:p>
              <text:p text:style-name="psCode"><text:span text:style-name="tsDiag"> </text:span></text:p>
              <text:p text:style-name="psCode"><text:span text:style-name="tsDiag">```bash</text:span></text:p>
              <text:p text:style-name="psCode"><text:span text:style-name="tsDiag"> </text:span></text:p>
              <text:p text:style-name="psCode"><text:span text:style-name="tsDiag">nft add rule inet firewalld filter_IN_public \</text:span></text:p>
              <text:p text:style-name="psCode"><text:span text:style-name="tsDiag">  tcp dport 9999 accept</text:span></text:p>
              <text:p text:style-name="psCode"><text:span text:style-name="tsDiag"> </text:span></text:p>
              <text:p text:style-name="psCode"><text:span text:style-name="tsDiag">firewall-cmd --list-all --zone=public</text:span></text:p>
              <text:p text:style-name="psCode"><text:span text:style-name="tsDiag"> </text:span></text:p>
              <text:p text:style-name="psCode"><text:span text:style-name="tsDiag">nft list chain inet firewalld filter_IN_public | grep 9999</text:span></text:p>
              <text:p text:style-name="psCode"><text:span text:style-name="tsDiag">```</text:span></text:p>
              <text:p text:style-name="psCode"><text:span text:style-name="tsDiag"> </text:span></text:p>
              <text:p text:style-name="psCode"><text:span text:style-name="tsDiag">&gt; **⚠️  IMPORTANT — Direct nftables edits to firewalld tables**</text:span></text:p>
              <text:p text:style-name="psCode"><text:span text:style-name="tsDiag">&gt; You CAN add raw nftables rules to firewalld's tables, but:</text:span></text:p>
              <text:p text:style-name="psCode"><text:span text:style-name="tsDiag">&gt; 1. They are NOT visible to `firewall-cmd --list-all`</text:span></text:p>
              <text:p text:style-name="psCode"><text:span text:style-name="tsDiag">&gt; 2. They ARE wiped on `firewall-cmd --reload`</text:span></text:p>
              <text:p text:style-name="psCode"><text:span text:style-name="tsDiag">&gt; This is why Module 12 covers the proper way to add permanent raw rules via</text:span></text:p>
              <text:p text:style-name="psCode"><text:span text:style-name="tsDiag">&gt; the direct rules interface or separate tables.</text:span></text:p>
              <text:p text:style-name="psCode"><text:span text:style-name="tsDiag"> </text:span></text:p>
              <text:p text:style-name="psCode"><text:span text:style-name="tsDiag">---</text:span></text:p>
              <text:p text:style-name="psCode"><text:span text:style-name="tsDiag"> </text:span></text:p>
              <text:p text:style-name="psCode"><text:span text:style-name="tsDiag">### Step 9 — Observe the chain dispatch</text:span></text:p>
              <text:p text:style-name="psCode"><text:span text:style-name="tsDiag"> </text:span></text:p>
              <text:p text:style-name="psCode"><text:span text:style-name="tsDiag">```bash</text:span></text:p>
              <text:p text:style-name="psCode"><text:span text:style-name="tsDiag"> </text:span></text:p>
              <text:p text:style-name="psCode"><text:span text:style-name="tsDiag">nft list chain inet firewalld filter_IN_ZONES</text:span></text:p>
              <text:p text:style-name="psCode"><text:span text:style-name="tsDiag"> </text:span></text:p>
              <text:p text:style-name="psCode"><text:span text:style-name="tsDiag"> </text:span></text:p>
              <text:p text:style-name="psCode"><text:span text:style-name="tsDiag">firewall-cmd --get-default-zone</text:span></text:p>
              <text:p text:style-name="psCode"><text:span text:style-name="tsDiag">nft list chain inet firewalld filter_IN_ZONES | tail -5</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10 — Save nftables output for reference</text:span></text:p>
              <text:p text:style-name="psCode"><text:span text:style-name="tsDiag"> </text:span></text:p>
              <text:p text:style-name="psCode"><text:span text:style-name="tsDiag">```bash</text:span></text:p>
              <text:p text:style-name="psCode"><text:span text:style-name="tsDiag"> </text:span></text:p>
              <text:p text:style-name="psCode"><text:span text:style-name="tsDiag">nft list ruleset &gt; /tmp/firewalld-nftables-$(date +%Y%m%d).txt</text:span></text:p>
              <text:p text:style-name="psCode"><text:span text:style-name="tsDiag"> </text:span></text:p>
              <text:p text:style-name="psCode"><text:span text:style-name="tsDiag">nft list ruleset | grep -c "^\s\+[a-z].*[;]$"</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ummary</text:span></text:p>
              <text:p text:style-name="psCode"><text:span text:style-name="tsDiag"> </text:span></text:p>
              <text:p text:style-name="psCode"><text:span text:style-name="tsDiag">In this lab you:</text:span></text:p>
              <text:p text:style-name="psCode"><text:span text:style-name="tsDiag"> </text:span></text:p>
              <text:p text:style-name="psCode"><text:span text:style-name="tsDiag">1. Built a complete firewall from scratch using raw `nft` commands</text:span></text:p>
              <text:p text:style-name="psCode"><text:span text:style-name="tsDiag">2. Saw how the same policy looks in nftables syntax</text:span></text:p>
              <text:p text:style-name="psCode"><text:span text:style-name="tsDiag">3. Started firewalld and compared its richer, structured ruleset</text:span></text:p>
              <text:p text:style-name="psCode"><text:span text:style-name="tsDiag">4. Learned that raw nftables edits to firewalld's tables are invisible to</text:span></text:p>
              <text:p text:style-name="psCode"><text:span text:style-name="tsDiag">   `firewall-cmd` and wiped on reload</text:span></text:p>
              <text:p text:style-name="psCode"><text:span text:style-name="tsDiag">5. Found the zone-dispatch chain that ties interfaces to zones</text:span></text:p>
              <text:p text:style-name="psCode"><text:span text:style-name="tsDiag"> </text:span></text:p>
              <text:p text:style-name="psCode"><text:span text:style-name="tsDiag">Key nftables commands to remember:</text:span></text:p>
              <text:p text:style-name="psCode"><text:span text:style-name="tsDiag"> </text:span></text:p>
              <text:p text:style-name="psCode"><text:span text:style-name="tsDiag">```bash</text:span></text:p>
              <text:p text:style-name="psCode"><text:span text:style-name="tsDiag">nft list ruleset                                    # Full ruleset</text:span></text:p>
              <text:p text:style-name="psCode"><text:span text:style-name="tsDiag">nft list table inet firewalld                       # firewalld's table</text:span></text:p>
              <text:p text:style-name="psCode"><text:span text:style-name="tsDiag">nft list chain inet firewalld filter_IN_public      # Public zone INPUT rules</text:span></text:p>
              <text:p text:style-name="psCode"><text:span text:style-name="tsDiag">nft list chain inet firewalld filter_IN_ZONES       # Zone dispatch</text:span></text:p>
              <text:p text:style-name="psCode"><text:span text:style-name="tsDiag">nft -a list chain inet firewalld filter_IN_public   # With handles</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Module 02 complete.*</text:span></text:p>
              <text:p text:style-name="psCode"><text:span text:style-name="tsDiag"> </text:span></text:p>
              <text:p text:style-name="psCode"><text:span text:style-name="tsDiag">**Continue to [Module 03 — Zones and the Trust Model →](./03-zones-and-trust-model.md)**</text:span></text:p>
            </draw:text-box>
          </draw:frame>
        </presentation:notes>
      </draw:page>
      <draw:page draw:style-name="dpLab" draw:master-page-name="RHELDark">
        <draw:frame draw:style-name="gsFrame" svg:x="1cm" svg:y="0.4cm" svg:width="31.87cm" svg:height="2.6cm">
          <draw:text-box>
            <text:p text:style-name="psTitle"><text:span text:style-name="tsH1Lab">Lab 2 — Write Rules Then Compare with firewalld — BASH</text:span></text:p>
          </draw:text-box>
        </draw:frame>
        <draw:frame draw:style-name="gsCode" svg:x="1cm" svg:y="3.3cm" svg:width="31.87cm" svg:height="15.2cm">
          <draw:text-box>
            <text:p text:style-name="psCode"><text:span text:style-name="tsCodeDyn_11_A8FF60_DejaVuSansMono">podman exec -it node1 bash</text:span><text:line-break/><text:span text:style-name="tsCodeDyn_11_A8FF60_DejaVuSansMono"> </text:span><text:line-break/><text:span text:style-name="tsCodeDyn_11_A8FF60_DejaVuSansMono">systemctl stop firewalld</text:span><text:line-break/><text:span text:style-name="tsCodeDyn_11_A8FF60_DejaVuSansMono"> </text:span><text:line-break/><text:span text:style-name="tsCodeDyn_11_A8FF60_DejaVuSansMono">nft list ruleset</text:span><text:line-break/><text:span text:style-name="tsCodeDyn_11_A8FF60_DejaVuSansMono"> </text:span><text:line-break/><text:span text:style-name="tsCodeDyn_11_A8FF60_DejaVuSansMono"> </text:span><text:line-break/><text:span text:style-name="tsCodeDyn_11_A8FF60_DejaVuSansMono">nft add table inet manual_firewall</text:span><text:line-break/><text:span text:style-name="tsCodeDyn_11_A8FF60_DejaVuSansMono"> </text:span><text:line-break/><text:span text:style-name="tsCodeDyn_11_A8FF60_DejaVuSansMono">nft add chain inet manual_firewall input \</text:span><text:line-break/><text:span text:style-name="tsCodeDyn_11_A8FF60_DejaVuSansMono">  '{ type filter hook input priority 0; policy drop; }'</text:span><text:line-break/><text:span text:style-name="tsCodeDyn_11_A8FF60_DejaVuSansMono"> </text:span><text:line-break/><text:span text:style-name="tsCodeDyn_11_A8FF60_DejaVuSansMono">nft add rule inet manual_firewall input \</text:span><text:line-break/><text:span text:style-name="tsCodeDyn_11_A8FF60_DejaVuSansMono">  iifname lo accept</text:span><text:line-break/><text:span text:style-name="tsCodeDyn_11_A8FF60_DejaVuSansMono"> </text:span><text:line-break/><text:span text:style-name="tsCodeDyn_11_A8FF60_DejaVuSansMono">nft add rule inet manual_firewall input \</text:span><text:line-break/><text:span text:style-name="tsCodeDyn_11_A8FF60_DejaVuSansMono">  ct state established,related accept</text:span><text:line-break/><text:span text:style-name="tsCodeDyn_11_A8FF60_DejaVuSansMono"> </text:span><text:line-break/><text:span text:style-name="tsCodeDyn_11_A8FF60_DejaVuSansMono">nft add rule inet manual_firewall input \</text:span><text:line-break/><text:span text:style-name="tsCodeDyn_11_A8FF60_DejaVuSansMono">  ct state invalid drop</text:span><text:line-break/><text:span text:style-name="tsCodeDyn_11_A8FF60_DejaVuSansMono"> </text:span><text:line-break/><text:span text:style-name="tsCodeDyn_11_A8FF60_DejaVuSansMono">nft add rule inet manual_firewall input \</text:span><text:line-break/><text:span text:style-name="tsCodeDyn_11_A8FF60_DejaVuSansMono">  tcp dport 22 accept</text:span><text:line-break/><text:span text:style-name="tsCodeDyn_11_A8FF60_DejaVuSansMono"> </text:span><text:line-break/><text:span text:style-name="tsCodeDyn_11_A8FF60_DejaVuSansMono">nft add rule inet manual_firewall input \</text:span><text:line-break/><text:span text:style-name="tsCodeDyn_11_A8FF60_DejaVuSansMono">  tcp dport 80 accept</text:span><text:line-break/><text:span text:style-name="tsCodeDyn_11_A8FF60_DejaVuSansMono"> </text:span><text:line-break/><text:span text:style-name="tsCodeDyn_11_A8FF60_DejaVuSansMono">nft add rule inet manual_firewall input \</text:span></text:p>
          </draw:text-box>
        </draw:frame>
        <presentation:notes>
          <draw:frame draw:style-name="gsFrame" svg:x="2cm" svg:y="14cm" svg:width="29cm" svg:height="10cm" presentation:class="notes">
            <draw:text-box>
              <text:p text:style-name="psCode"><text:span text:style-name="tsDiag">podman exec -it node1 bash</text:span></text:p>
              <text:p text:style-name="psCode"><text:span text:style-name="tsDiag"> </text:span></text:p>
              <text:p text:style-name="psCode"><text:span text:style-name="tsDiag">systemctl stop firewalld</text:span></text:p>
              <text:p text:style-name="psCode"><text:span text:style-name="tsDiag"> </text:span></text:p>
              <text:p text:style-name="psCode"><text:span text:style-name="tsDiag">nft list ruleset</text:span></text:p>
              <text:p text:style-name="psCode"><text:span text:style-name="tsDiag"> </text:span></text:p>
              <text:p text:style-name="psCode"><text:span text:style-name="tsDiag"> </text:span></text:p>
              <text:p text:style-name="psCode"><text:span text:style-name="tsDiag">nft add table inet manual_firewall</text:span></text:p>
              <text:p text:style-name="psCode"><text:span text:style-name="tsDiag"> </text:span></text:p>
              <text:p text:style-name="psCode"><text:span text:style-name="tsDiag">nft add chain inet manual_firewall input \</text:span></text:p>
              <text:p text:style-name="psCode"><text:span text:style-name="tsDiag">  '{ type filter hook input priority 0; policy drop; }'</text:span></text:p>
              <text:p text:style-name="psCode"><text:span text:style-name="tsDiag"> </text:span></text:p>
              <text:p text:style-name="psCode"><text:span text:style-name="tsDiag">nft add rule inet manual_firewall input \</text:span></text:p>
              <text:p text:style-name="psCode"><text:span text:style-name="tsDiag">  iifname lo accept</text:span></text:p>
              <text:p text:style-name="psCode"><text:span text:style-name="tsDiag"> </text:span></text:p>
              <text:p text:style-name="psCode"><text:span text:style-name="tsDiag">nft add rule inet manual_firewall input \</text:span></text:p>
              <text:p text:style-name="psCode"><text:span text:style-name="tsDiag">  ct state established,related accept</text:span></text:p>
              <text:p text:style-name="psCode"><text:span text:style-name="tsDiag"> </text:span></text:p>
              <text:p text:style-name="psCode"><text:span text:style-name="tsDiag">nft add rule inet manual_firewall input \</text:span></text:p>
              <text:p text:style-name="psCode"><text:span text:style-name="tsDiag">  ct state invalid drop</text:span></text:p>
              <text:p text:style-name="psCode"><text:span text:style-name="tsDiag"> </text:span></text:p>
              <text:p text:style-name="psCode"><text:span text:style-name="tsDiag">nft add rule inet manual_firewall input \</text:span></text:p>
              <text:p text:style-name="psCode"><text:span text:style-name="tsDiag">  tcp dport 22 accept</text:span></text:p>
              <text:p text:style-name="psCode"><text:span text:style-name="tsDiag"> </text:span></text:p>
              <text:p text:style-name="psCode"><text:span text:style-name="tsDiag">nft add rule inet manual_firewall input \</text:span></text:p>
              <text:p text:style-name="psCode"><text:span text:style-name="tsDiag">  tcp dport 80 accept</text:span></text:p>
              <text:p text:style-name="psCode"><text:span text:style-name="tsDiag"> </text:span></text:p>
              <text:p text:style-name="psCode"><text:span text:style-name="tsDiag">nft add rule inet manual_firewall input \</text:span></text:p>
              <text:p text:style-name="psCode"><text:span text:style-name="tsDiag">  log prefix "MANUAL-FW-DROP: " group 0</text:span></text:p>
            </draw:text-box>
          </draw:frame>
        </presentation:notes>
      </draw:page>
      <draw:page draw:style-name="dpLab" draw:master-page-name="RHELDark">
        <draw:frame draw:style-name="gsFrame" svg:x="1cm" svg:y="0.4cm" svg:width="31.87cm" svg:height="2.6cm">
          <draw:text-box>
            <text:p text:style-name="psTitle"><text:span text:style-name="tsH1Lab">Lab 2 — Write Rules Then Compare with firewalld — BASH (cont. 2)</text:span></text:p>
          </draw:text-box>
        </draw:frame>
        <draw:frame draw:style-name="gsCode" svg:x="1cm" svg:y="3.3cm" svg:width="31.87cm" svg:height="15.2cm">
          <draw:text-box>
            <text:p text:style-name="psCode"><text:span text:style-name="tsCodeDyn_11_A8FF60_DejaVuSansMono">  log prefix "MANUAL-FW-DROP: " group 0</text:span></text:p>
          </draw:text-box>
        </draw:frame>
        <presentation:notes>
          <draw:frame draw:style-name="gsFrame" svg:x="2cm" svg:y="14cm" svg:width="29cm" svg:height="10cm" presentation:class="notes">
            <draw:text-box>
              <text:p text:style-name="psCode"><text:span text:style-name="tsDiag">podman exec -it node1 bash</text:span></text:p>
              <text:p text:style-name="psCode"><text:span text:style-name="tsDiag"> </text:span></text:p>
              <text:p text:style-name="psCode"><text:span text:style-name="tsDiag">systemctl stop firewalld</text:span></text:p>
              <text:p text:style-name="psCode"><text:span text:style-name="tsDiag"> </text:span></text:p>
              <text:p text:style-name="psCode"><text:span text:style-name="tsDiag">nft list ruleset</text:span></text:p>
              <text:p text:style-name="psCode"><text:span text:style-name="tsDiag"> </text:span></text:p>
              <text:p text:style-name="psCode"><text:span text:style-name="tsDiag"> </text:span></text:p>
              <text:p text:style-name="psCode"><text:span text:style-name="tsDiag">nft add table inet manual_firewall</text:span></text:p>
              <text:p text:style-name="psCode"><text:span text:style-name="tsDiag"> </text:span></text:p>
              <text:p text:style-name="psCode"><text:span text:style-name="tsDiag">nft add chain inet manual_firewall input \</text:span></text:p>
              <text:p text:style-name="psCode"><text:span text:style-name="tsDiag">  '{ type filter hook input priority 0; policy drop; }'</text:span></text:p>
              <text:p text:style-name="psCode"><text:span text:style-name="tsDiag"> </text:span></text:p>
              <text:p text:style-name="psCode"><text:span text:style-name="tsDiag">nft add rule inet manual_firewall input \</text:span></text:p>
              <text:p text:style-name="psCode"><text:span text:style-name="tsDiag">  iifname lo accept</text:span></text:p>
              <text:p text:style-name="psCode"><text:span text:style-name="tsDiag"> </text:span></text:p>
              <text:p text:style-name="psCode"><text:span text:style-name="tsDiag">nft add rule inet manual_firewall input \</text:span></text:p>
              <text:p text:style-name="psCode"><text:span text:style-name="tsDiag">  ct state established,related accept</text:span></text:p>
              <text:p text:style-name="psCode"><text:span text:style-name="tsDiag"> </text:span></text:p>
              <text:p text:style-name="psCode"><text:span text:style-name="tsDiag">nft add rule inet manual_firewall input \</text:span></text:p>
              <text:p text:style-name="psCode"><text:span text:style-name="tsDiag">  ct state invalid drop</text:span></text:p>
              <text:p text:style-name="psCode"><text:span text:style-name="tsDiag"> </text:span></text:p>
              <text:p text:style-name="psCode"><text:span text:style-name="tsDiag">nft add rule inet manual_firewall input \</text:span></text:p>
              <text:p text:style-name="psCode"><text:span text:style-name="tsDiag">  tcp dport 22 accept</text:span></text:p>
              <text:p text:style-name="psCode"><text:span text:style-name="tsDiag"> </text:span></text:p>
              <text:p text:style-name="psCode"><text:span text:style-name="tsDiag">nft add rule inet manual_firewall input \</text:span></text:p>
              <text:p text:style-name="psCode"><text:span text:style-name="tsDiag">  tcp dport 80 accept</text:span></text:p>
              <text:p text:style-name="psCode"><text:span text:style-name="tsDiag"> </text:span></text:p>
              <text:p text:style-name="psCode"><text:span text:style-name="tsDiag">nft add rule inet manual_firewall input \</text:span></text:p>
              <text:p text:style-name="psCode"><text:span text:style-name="tsDiag">  log prefix "MANUAL-FW-DROP: " group 0</text:span></text:p>
            </draw:text-box>
          </draw:frame>
        </presentation:notes>
      </draw:page>
      <draw:page draw:style-name="dpLab" draw:master-page-name="RHELDark">
        <draw:frame draw:style-name="gsFrame" svg:x="1cm" svg:y="0.4cm" svg:width="31.87cm" svg:height="2.6cm">
          <draw:text-box>
            <text:p text:style-name="psTitle"><text:span text:style-name="tsH1Lab">Lab 2 — Write Rules Then Compare with firewalld — BASH</text:span></text:p>
          </draw:text-box>
        </draw:frame>
        <draw:frame draw:style-name="gsCode" svg:x="1cm" svg:y="3.3cm" svg:width="31.87cm" svg:height="15.2cm">
          <draw:text-box>
            <text:p text:style-name="psCode"><text:span text:style-name="tsCodeDyn_11_A8FF60_DejaVuSansMono">nft list table inet manual_firewall</text:span></text:p>
          </draw:text-box>
        </draw:frame>
        <presentation:notes>
          <draw:frame draw:style-name="gsFrame" svg:x="2cm" svg:y="14cm" svg:width="29cm" svg:height="10cm" presentation:class="notes">
            <draw:text-box>
              <text:p text:style-name="psCode"><text:span text:style-name="tsDiag">nft list table inet manual_firewall</text:span></text:p>
            </draw:text-box>
          </draw:frame>
        </presentation:notes>
      </draw:page>
      <draw:page draw:style-name="dpLab" draw:master-page-name="RHELDark">
        <draw:frame draw:style-name="gsFrame" svg:x="1cm" svg:y="0.4cm" svg:width="31.87cm" svg:height="2.6cm">
          <draw:text-box>
            <text:p text:style-name="psTitle"><text:span text:style-name="tsH1Lab">Lab 2 — Write Rules Then Compare with firewalld — Code</text:span></text:p>
          </draw:text-box>
        </draw:frame>
        <draw:frame draw:style-name="gsCode" svg:x="1cm" svg:y="3.3cm" svg:width="31.87cm" svg:height="15.2cm">
          <draw:text-box>
            <text:p text:style-name="psCode"><text:span text:style-name="tsCodeDyn_11_A8FF60_DejaVuSansMono">table inet manual_firewall {</text:span><text:line-break/><text:span text:style-name="tsCodeDyn_11_A8FF60_DejaVuSansMono">  chain input {</text:span><text:line-break/><text:span text:style-name="tsCodeDyn_11_A8FF60_DejaVuSansMono">    type filter hook input priority 0; policy drop;</text:span><text:line-break/><text:span text:style-name="tsCodeDyn_11_A8FF60_DejaVuSansMono">    iifname "lo" accept</text:span><text:line-break/><text:span text:style-name="tsCodeDyn_11_A8FF60_DejaVuSansMono">    ct state established,related accept</text:span><text:line-break/><text:span text:style-name="tsCodeDyn_11_A8FF60_DejaVuSansMono">    ct state invalid drop</text:span><text:line-break/><text:span text:style-name="tsCodeDyn_11_A8FF60_DejaVuSansMono">    tcp dport 22 accept</text:span><text:line-break/><text:span text:style-name="tsCodeDyn_11_A8FF60_DejaVuSansMono">    tcp dport 80 accept</text:span><text:line-break/><text:span text:style-name="tsCodeDyn_11_A8FF60_DejaVuSansMono">    log prefix "MANUAL-FW-DROP: " group 0</text:span><text:line-break/><text:span text:style-name="tsCodeDyn_11_A8FF60_DejaVuSansMono">  }</text:span><text:line-break/><text:span text:style-name="tsCodeDyn_11_A8FF60_DejaVuSansMono">}</text:span></text:p>
          </draw:text-box>
        </draw:frame>
        <presentation:notes>
          <draw:frame draw:style-name="gsFrame" svg:x="2cm" svg:y="14cm" svg:width="29cm" svg:height="10cm" presentation:class="notes">
            <draw:text-box>
              <text:p text:style-name="psCode"><text:span text:style-name="tsDiag">table inet manual_firewall {</text:span></text:p>
              <text:p text:style-name="psCode"><text:span text:style-name="tsDiag">  chain input {</text:span></text:p>
              <text:p text:style-name="psCode"><text:span text:style-name="tsDiag">    type filter hook input priority 0; policy drop;</text:span></text:p>
              <text:p text:style-name="psCode"><text:span text:style-name="tsDiag">    iifname "lo" accept</text:span></text:p>
              <text:p text:style-name="psCode"><text:span text:style-name="tsDiag">    ct state established,related accept</text:span></text:p>
              <text:p text:style-name="psCode"><text:span text:style-name="tsDiag">    ct state invalid drop</text:span></text:p>
              <text:p text:style-name="psCode"><text:span text:style-name="tsDiag">    tcp dport 22 accept</text:span></text:p>
              <text:p text:style-name="psCode"><text:span text:style-name="tsDiag">    tcp dport 80 accept</text:span></text:p>
              <text:p text:style-name="psCode"><text:span text:style-name="tsDiag">    log prefix "MANUAL-FW-DROP: " group 0</text:span></text:p>
              <text:p text:style-name="psCode"><text:span text:style-name="tsDiag">  }</text:span></text:p>
              <text:p text:style-name="psCode"><text:span text:style-name="tsDiag">}</text:span></text:p>
            </draw:text-box>
          </draw:frame>
        </presentation:notes>
      </draw:page>
      <draw:page draw:style-name="dpLab" draw:master-page-name="RHELDark">
        <draw:frame draw:style-name="gsFrame" svg:x="1cm" svg:y="0.4cm" svg:width="31.87cm" svg:height="2.6cm">
          <draw:text-box>
            <text:p text:style-name="psTitle"><text:span text:style-name="tsH1Lab">Lab 2 — Write Rules Then Compare with firewalld — BASH</text:span></text:p>
          </draw:text-box>
        </draw:frame>
        <draw:frame draw:style-name="gsCode" svg:x="1cm" svg:y="3.3cm" svg:width="31.87cm" svg:height="15.2cm">
          <draw:text-box>
            <text:p text:style-name="psCode"><text:span text:style-name="tsCodeDyn_11_A8FF60_DejaVuSansMono"> </text:span><text:line-break/><text:span text:style-name="tsCodeDyn_11_A8FF60_DejaVuSansMono">nc -zv 172.20.1.10 22</text:span><text:line-break/><text:span text:style-name="tsCodeDyn_11_A8FF60_DejaVuSansMono"> </text:span><text:line-break/><text:span text:style-name="tsCodeDyn_11_A8FF60_DejaVuSansMono">nc -zv 172.20.1.10 80</text:span><text:line-break/><text:span text:style-name="tsCodeDyn_11_A8FF60_DejaVuSansMono"> </text:span><text:line-break/><text:span text:style-name="tsCodeDyn_11_A8FF60_DejaVuSansMono">nc -zv -w2 172.20.1.10 443</text:span><text:line-break/><text:span text:style-name="tsCodeDyn_11_A8FF60_DejaVuSansMono"> </text:span><text:line-break/><text:span text:style-name="tsCodeDyn_11_A8FF60_DejaVuSansMono"> </text:span><text:line-break/><text:span text:style-name="tsCodeDyn_11_A8FF60_DejaVuSansMono">nft delete table inet manual_firewall</text:span><text:line-break/><text:span text:style-name="tsCodeDyn_11_A8FF60_DejaVuSansMono"> </text:span><text:line-break/><text:span text:style-name="tsCodeDyn_11_A8FF60_DejaVuSansMono">systemctl start firewalld</text:span><text:line-break/><text:span text:style-name="tsCodeDyn_11_A8FF60_DejaVuSansMono"> </text:span><text:line-break/><text:span text:style-name="tsCodeDyn_11_A8FF60_DejaVuSansMono">sleep 2</text:span><text:line-break/><text:span text:style-name="tsCodeDyn_11_A8FF60_DejaVuSansMono">firewall-cmd --state</text:span><text:line-break/><text:span text:style-name="tsCodeDyn_11_A8FF60_DejaVuSansMono"> </text:span><text:line-break/><text:span text:style-name="tsCodeDyn_11_A8FF60_DejaVuSansMono"> </text:span><text:line-break/><text:span text:style-name="tsCodeDyn_11_A8FF60_DejaVuSansMono">firewall-cmd --list-all --zone=public</text:span><text:line-break/><text:span text:style-name="tsCodeDyn_11_A8FF60_DejaVuSansMono"> </text:span><text:line-break/><text:span text:style-name="tsCodeDyn_11_A8FF60_DejaVuSansMono">firewall-cmd --zone=public --add-service=http</text:span><text:line-break/><text:span text:style-name="tsCodeDyn_11_A8FF60_DejaVuSansMono"> </text:span><text:line-break/><text:span text:style-name="tsCodeDyn_11_A8FF60_DejaVuSansMono">firewall-cmd --list-all --zone=public</text:span><text:line-break/><text:span text:style-name="tsCodeDyn_11_A8FF60_DejaVuSansMono"> </text:span><text:line-break/><text:span text:style-name="tsCodeDyn_11_A8FF60_DejaVuSansMono"> </text:span><text:line-break/><text:span text:style-name="tsCodeDyn_11_A8FF60_DejaVuSansMono">nft list table inet firewalld</text:span><text:line-break/><text:span text:style-name="tsCodeDyn_11_A8FF60_DejaVuSansMono"> </text:span><text:line-break/><text:span text:style-name="tsCodeDyn_11_A8FF60_DejaVuSansMono">nft list chain inet firewalld filter_IN_public</text:span></text:p>
          </draw:text-box>
        </draw:frame>
        <presentation:notes>
          <draw:frame draw:style-name="gsFrame" svg:x="2cm" svg:y="14cm" svg:width="29cm" svg:height="10cm" presentation:class="notes">
            <draw:text-box>
              <text:p text:style-name="psCode"><text:span text:style-name="tsDiag"> </text:span></text:p>
              <text:p text:style-name="psCode"><text:span text:style-name="tsDiag">nc -zv 172.20.1.10 22</text:span></text:p>
              <text:p text:style-name="psCode"><text:span text:style-name="tsDiag"> </text:span></text:p>
              <text:p text:style-name="psCode"><text:span text:style-name="tsDiag">nc -zv 172.20.1.10 80</text:span></text:p>
              <text:p text:style-name="psCode"><text:span text:style-name="tsDiag"> </text:span></text:p>
              <text:p text:style-name="psCode"><text:span text:style-name="tsDiag">nc -zv -w2 172.20.1.10 443</text:span></text:p>
              <text:p text:style-name="psCode"><text:span text:style-name="tsDiag"> </text:span></text:p>
              <text:p text:style-name="psCode"><text:span text:style-name="tsDiag"> </text:span></text:p>
              <text:p text:style-name="psCode"><text:span text:style-name="tsDiag">nft delete table inet manual_firewall</text:span></text:p>
              <text:p text:style-name="psCode"><text:span text:style-name="tsDiag"> </text:span></text:p>
              <text:p text:style-name="psCode"><text:span text:style-name="tsDiag">systemctl start firewalld</text:span></text:p>
              <text:p text:style-name="psCode"><text:span text:style-name="tsDiag"> </text:span></text:p>
              <text:p text:style-name="psCode"><text:span text:style-name="tsDiag">sleep 2</text:span></text:p>
              <text:p text:style-name="psCode"><text:span text:style-name="tsDiag">firewall-cmd --state</text:span></text:p>
              <text:p text:style-name="psCode"><text:span text:style-name="tsDiag"> </text:span></text:p>
              <text:p text:style-name="psCode"><text:span text:style-name="tsDiag"> </text:span></text:p>
              <text:p text:style-name="psCode"><text:span text:style-name="tsDiag">firewall-cmd --list-all --zone=public</text:span></text:p>
              <text:p text:style-name="psCode"><text:span text:style-name="tsDiag"> </text:span></text:p>
              <text:p text:style-name="psCode"><text:span text:style-name="tsDiag">firewall-cmd --zone=public --add-service=http</text:span></text:p>
              <text:p text:style-name="psCode"><text:span text:style-name="tsDiag"> </text:span></text:p>
              <text:p text:style-name="psCode"><text:span text:style-name="tsDiag">firewall-cmd --list-all --zone=public</text:span></text:p>
              <text:p text:style-name="psCode"><text:span text:style-name="tsDiag"> </text:span></text:p>
              <text:p text:style-name="psCode"><text:span text:style-name="tsDiag"> </text:span></text:p>
              <text:p text:style-name="psCode"><text:span text:style-name="tsDiag">nft list table inet firewalld</text:span></text:p>
              <text:p text:style-name="psCode"><text:span text:style-name="tsDiag"> </text:span></text:p>
              <text:p text:style-name="psCode"><text:span text:style-name="tsDiag">nft list chain inet firewalld filter_IN_public</text:span></text:p>
            </draw:text-box>
          </draw:frame>
        </presentation:notes>
      </draw:page>
      <draw:page draw:style-name="dpLab" draw:master-page-name="RHELDark">
        <draw:frame draw:style-name="gsFrame" svg:x="1cm" svg:y="0.4cm" svg:width="31.87cm" svg:height="2.6cm">
          <draw:text-box>
            <text:p text:style-name="psTitle"><text:span text:style-name="tsH1Lab">Lab 2 — Write Rules Then Compare with firewalld — BASH</text:span></text:p>
          </draw:text-box>
        </draw:frame>
        <draw:frame draw:style-name="gsCode" svg:x="1cm" svg:y="3.3cm" svg:width="31.87cm" svg:height="15.2cm">
          <draw:text-box>
            <text:p text:style-name="psCode"><text:span text:style-name="tsCodeDyn_11_A8FF60_DejaVuSansMono"> </text:span><text:line-break/><text:span text:style-name="tsCodeDyn_11_A8FF60_DejaVuSansMono">nft add rule inet firewalld filter_IN_public \</text:span><text:line-break/><text:span text:style-name="tsCodeDyn_11_A8FF60_DejaVuSansMono">  tcp dport 9999 accept</text:span><text:line-break/><text:span text:style-name="tsCodeDyn_11_A8FF60_DejaVuSansMono"> </text:span><text:line-break/><text:span text:style-name="tsCodeDyn_11_A8FF60_DejaVuSansMono">firewall-cmd --list-all --zone=public</text:span><text:line-break/><text:span text:style-name="tsCodeDyn_11_A8FF60_DejaVuSansMono"> </text:span><text:line-break/><text:span text:style-name="tsCodeDyn_11_A8FF60_DejaVuSansMono">nft list chain inet firewalld filter_IN_public | grep 9999</text:span><text:line-break/><text:span text:style-name="tsCodeDyn_11_A8FF60_DejaVuSansMono"> </text:span><text:line-break/><text:span text:style-name="tsCodeDyn_11_A8FF60_DejaVuSansMono"> </text:span><text:line-break/><text:span text:style-name="tsCodeDyn_11_A8FF60_DejaVuSansMono">nft list chain inet firewalld filter_IN_ZONES</text:span><text:line-break/><text:span text:style-name="tsCodeDyn_11_A8FF60_DejaVuSansMono"> </text:span><text:line-break/><text:span text:style-name="tsCodeDyn_11_A8FF60_DejaVuSansMono"> </text:span><text:line-break/><text:span text:style-name="tsCodeDyn_11_A8FF60_DejaVuSansMono">firewall-cmd --get-default-zone</text:span><text:line-break/><text:span text:style-name="tsCodeDyn_11_A8FF60_DejaVuSansMono">nft list chain inet firewalld filter_IN_ZONES | tail -5</text:span><text:line-break/><text:span text:style-name="tsCodeDyn_11_A8FF60_DejaVuSansMono"> </text:span><text:line-break/><text:span text:style-name="tsCodeDyn_11_A8FF60_DejaVuSansMono"> </text:span><text:line-break/><text:span text:style-name="tsCodeDyn_11_A8FF60_DejaVuSansMono">nft list ruleset &gt; /tmp/firewalld-nftables-$(date +%Y%m%d).txt</text:span><text:line-break/><text:span text:style-name="tsCodeDyn_11_A8FF60_DejaVuSansMono"> </text:span><text:line-break/><text:span text:style-name="tsCodeDyn_11_A8FF60_DejaVuSansMono">nft list ruleset | grep -c "^\s\+[a-z].*[;]$"</text:span><text:line-break/><text:span text:style-name="tsCodeDyn_11_A8FF60_DejaVuSansMono"> </text:span><text:line-break/><text:span text:style-name="tsCodeDyn_11_A8FF60_DejaVuSansMono">nft list ruleset                                    # Full ruleset</text:span><text:line-break/><text:span text:style-name="tsCodeDyn_11_A8FF60_DejaVuSansMono">nft list table inet firewalld                       # firewalld's table</text:span><text:line-break/><text:span text:style-name="tsCodeDyn_11_A8FF60_DejaVuSansMono">nft list chain inet firewalld filter_IN_public      # Public zone INPUT rules</text:span><text:line-break/><text:span text:style-name="tsCodeDyn_11_A8FF60_DejaVuSansMono">nft list chain inet firewalld filter_IN_ZONES       # Zone dispatch</text:span><text:line-break/><text:span text:style-name="tsCodeDyn_11_A8FF60_DejaVuSansMono">nft -a list chain inet firewalld filter_IN_public   # With handles</text:span></text:p>
          </draw:text-box>
        </draw:frame>
        <presentation:notes>
          <draw:frame draw:style-name="gsFrame" svg:x="2cm" svg:y="14cm" svg:width="29cm" svg:height="10cm" presentation:class="notes">
            <draw:text-box>
              <text:p text:style-name="psCode"><text:span text:style-name="tsDiag"> </text:span></text:p>
              <text:p text:style-name="psCode"><text:span text:style-name="tsDiag">nft add rule inet firewalld filter_IN_public \</text:span></text:p>
              <text:p text:style-name="psCode"><text:span text:style-name="tsDiag">  tcp dport 9999 accept</text:span></text:p>
              <text:p text:style-name="psCode"><text:span text:style-name="tsDiag"> </text:span></text:p>
              <text:p text:style-name="psCode"><text:span text:style-name="tsDiag">firewall-cmd --list-all --zone=public</text:span></text:p>
              <text:p text:style-name="psCode"><text:span text:style-name="tsDiag"> </text:span></text:p>
              <text:p text:style-name="psCode"><text:span text:style-name="tsDiag">nft list chain inet firewalld filter_IN_public | grep 9999</text:span></text:p>
              <text:p text:style-name="psCode"><text:span text:style-name="tsDiag"> </text:span></text:p>
              <text:p text:style-name="psCode"><text:span text:style-name="tsDiag"> </text:span></text:p>
              <text:p text:style-name="psCode"><text:span text:style-name="tsDiag">nft list chain inet firewalld filter_IN_ZONES</text:span></text:p>
              <text:p text:style-name="psCode"><text:span text:style-name="tsDiag"> </text:span></text:p>
              <text:p text:style-name="psCode"><text:span text:style-name="tsDiag"> </text:span></text:p>
              <text:p text:style-name="psCode"><text:span text:style-name="tsDiag">firewall-cmd --get-default-zone</text:span></text:p>
              <text:p text:style-name="psCode"><text:span text:style-name="tsDiag">nft list chain inet firewalld filter_IN_ZONES | tail -5</text:span></text:p>
              <text:p text:style-name="psCode"><text:span text:style-name="tsDiag"> </text:span></text:p>
              <text:p text:style-name="psCode"><text:span text:style-name="tsDiag"> </text:span></text:p>
              <text:p text:style-name="psCode"><text:span text:style-name="tsDiag">nft list ruleset &gt; /tmp/firewalld-nftables-$(date +%Y%m%d).txt</text:span></text:p>
              <text:p text:style-name="psCode"><text:span text:style-name="tsDiag"> </text:span></text:p>
              <text:p text:style-name="psCode"><text:span text:style-name="tsDiag">nft list ruleset | grep -c "^\s\+[a-z].*[;]$"</text:span></text:p>
              <text:p text:style-name="psCode"><text:span text:style-name="tsDiag"> </text:span></text:p>
              <text:p text:style-name="psCode"><text:span text:style-name="tsDiag">nft list ruleset                                    # Full ruleset</text:span></text:p>
              <text:p text:style-name="psCode"><text:span text:style-name="tsDiag">nft list table inet firewalld                       # firewalld's table</text:span></text:p>
              <text:p text:style-name="psCode"><text:span text:style-name="tsDiag">nft list chain inet firewalld filter_IN_public      # Public zone INPUT rules</text:span></text:p>
              <text:p text:style-name="psCode"><text:span text:style-name="tsDiag">nft list chain inet firewalld filter_IN_ZONES       # Zone dispatch</text:span></text:p>
              <text:p text:style-name="psCode"><text:span text:style-name="tsDiag">nft -a list chain inet firewalld filter_IN_public   # With handles</text:span></text:p>
            </draw:text-box>
          </draw:frame>
        </presentation:notes>
      </draw:page>
    </office:presentation>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presentation="urn:oasis:names:tc:opendocument:xmlns:presentation:1.0" xmlns:svg="urn:oasis:names:tc:opendocument:xmlns:svg-compatible:1.0" xmlns:table="urn:oasis:names:tc:opendocument:xmlns:table:1.0" xmlns:manifest="urn:oasis:names:tc:opendocument:xmlns:manifest:1.0" xmlns:chart="urn:oasis:names:tc:opendocument:xmlns:chart:1.0" office:version="1.2">
  <office:styles/>
  <office:automatic-styles>
    <style:page-layout style:name="Widescreen">
      <style:page-layout-properties fo:page-width="33.87cm" fo:page-height="19.05cm" style:print-orientation="landscape" fo:margin-left="0cm" fo:margin-right="0cm" fo:margin-top="0cm" fo:margin-bottom="0cm"/>
    </style:page-layout>
  </office:automatic-styles>
  <office:master-styles>
    <style:master-page style:name="RHELDark" style:page-layout-name="Widescreen" style:display-name="RHELDark"/>
  </office:master-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presentation="urn:oasis:names:tc:opendocument:xmlns:presentation:1.0" xmlns:svg="urn:oasis:names:tc:opendocument:xmlns:svg-compatible:1.0" xmlns:table="urn:oasis:names:tc:opendocument:xmlns:table:1.0" xmlns:manifest="urn:oasis:names:tc:opendocument:xmlns:manifest:1.0" xmlns:chart="urn:oasis:names:tc:opendocument:xmlns:chart:1.0" office:version="1.2">
  <office:meta>
    <meta:generator>ODFPY/1.4.1</meta:generator>
  </office:meta>
</office:document-meta>
</file>